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102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1.3429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0752in"/>
    </style:style>
    <style:style style:name="co8" style:family="table-column">
      <style:table-column-properties fo:break-before="auto" style:column-width="1.5575in"/>
    </style:style>
    <style:style style:name="co9" style:family="table-column">
      <style:table-column-properties fo:break-before="auto" style:column-width="1.4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00_max_data" table:style-name="ta1">
        <table:shapes>
          <draw:frame draw:z-index="0" draw:style-name="gr1" draw:text-style-name="P1" svg:width="6.2988in" svg:height="3.5429in" svg:x="8.4126in" svg:y="0.0394in">
            <draw:object draw:notify-on-update-of-ranges="100_max_data.N1:100_max_data.N1 100_max_data.N2:100_max_data.N19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Square Size</text:p>
          </table:table-cell>
          <table:table-cell office:value-type="string" calcext:value-type="string">
            <text:p>Total Path Distance</text:p>
          </table:table-cell>
          <table:table-cell office:value-type="string" calcext:value-type="string">
            <text:p>Total Energy Cost</text:p>
          </table:table-cell>
          <table:table-cell office:value-type="string" calcext:value-type="string">
            <text:p>Total Traversal Time</text:p>
          </table:table-cell>
          <table:table-cell/>
          <table:table-cell office:value-type="string" calcext:value-type="string">
            <text:p>Algorithm</text:p>
          </table:table-cell>
          <table:table-cell office:value-type="string" calcext:value-type="string">
            <text:p>Square Size</text:p>
          </table:table-cell>
          <table:table-cell office:value-type="string" calcext:value-type="string">
            <text:p>Total Path Distance</text:p>
          </table:table-cell>
          <table:table-cell office:value-type="string" calcext:value-type="string">
            <text:p>Total Energy Cost</text:p>
          </table:table-cell>
          <table:table-cell office:value-type="string" calcext:value-type="string">
            <text:p>Total Traversal Time</text:p>
          </table:table-cell>
          <table:table-cell/>
          <table:table-cell office:value-type="string" calcext:value-type="string">
            <text:p>Energy Cost Difference</text:p>
          </table:table-cell>
          <table:table-cell office:value-type="string" calcext:value-type="string">
            <text:p>Distance/Energy Cost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4" calcext:value-type="float">
            <text:p>4</text:p>
          </table:table-cell>
          <table:table-cell office:value-type="float" office:value="5.6" calcext:value-type="float">
            <text:p>5.6</text:p>
          </table:table-cell>
          <table:table-cell office:value-type="float" office:value="16076.03" calcext:value-type="float">
            <text:p>16076.03</text:p>
          </table:table-cell>
          <table:table-cell office:value-type="float" office:value="1.95" calcext:value-type="float">
            <text:p>1.95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4" calcext:value-type="float">
            <text:p>4</text:p>
          </table:table-cell>
          <table:table-cell office:value-type="float" office:value="5.6" calcext:value-type="float">
            <text:p>5.6</text:p>
          </table:table-cell>
          <table:table-cell office:value-type="float" office:value="16076.03" calcext:value-type="float">
            <text:p>16076.03</text:p>
          </table:table-cell>
          <table:table-cell office:value-type="float" office:value="1.95" calcext:value-type="float">
            <text:p>1.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72.89724289747" calcext:value-type="float">
            <text:p>2872.89724289747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" calcext:value-type="float">
            <text:p>5</text:p>
          </table:table-cell>
          <table:table-cell office:value-type="float" office:value="7.8" calcext:value-type="float">
            <text:p>7.8</text:p>
          </table:table-cell>
          <table:table-cell office:value-type="float" office:value="61907.86" calcext:value-type="float">
            <text:p>61907.86</text:p>
          </table:table-cell>
          <table:table-cell office:value-type="float" office:value="3.14" calcext:value-type="float">
            <text:p>3.14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" calcext:value-type="float">
            <text:p>5</text:p>
          </table:table-cell>
          <table:table-cell office:value-type="float" office:value="7.8" calcext:value-type="float">
            <text:p>7.8</text:p>
          </table:table-cell>
          <table:table-cell office:value-type="float" office:value="61907.86" calcext:value-type="float">
            <text:p>61907.86</text:p>
          </table:table-cell>
          <table:table-cell office:value-type="float" office:value="3.14" calcext:value-type="float">
            <text:p>3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940.42169908318" calcext:value-type="float">
            <text:p>7940.42169908318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6" calcext:value-type="float">
            <text:p>6</text:p>
          </table:table-cell>
          <table:table-cell office:value-type="float" office:value="11.42" calcext:value-type="float">
            <text:p>11.42</text:p>
          </table:table-cell>
          <table:table-cell office:value-type="float" office:value="57282.64" calcext:value-type="float">
            <text:p>57282.64</text:p>
          </table:table-cell>
          <table:table-cell office:value-type="float" office:value="3.91" calcext:value-type="float">
            <text:p>3.9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6" calcext:value-type="float">
            <text:p>6</text:p>
          </table:table-cell>
          <table:table-cell office:value-type="float" office:value="11.42" calcext:value-type="float">
            <text:p>11.42</text:p>
          </table:table-cell>
          <table:table-cell office:value-type="float" office:value="57282.64" calcext:value-type="float">
            <text:p>57282.64</text:p>
          </table:table-cell>
          <table:table-cell office:value-type="float" office:value="3.91" calcext:value-type="float">
            <text:p>3.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14.68952311113" calcext:value-type="float">
            <text:p>5014.68952311113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7" calcext:value-type="float">
            <text:p>7</text:p>
          </table:table-cell>
          <table:table-cell office:value-type="float" office:value="13.43" calcext:value-type="float">
            <text:p>13.43</text:p>
          </table:table-cell>
          <table:table-cell office:value-type="float" office:value="83752.53" calcext:value-type="float">
            <text:p>83752.53</text:p>
          </table:table-cell>
          <table:table-cell office:value-type="float" office:value="4.57" calcext:value-type="float">
            <text:p>4.57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7" calcext:value-type="float">
            <text:p>7</text:p>
          </table:table-cell>
          <table:table-cell office:value-type="float" office:value="13.43" calcext:value-type="float">
            <text:p>13.43</text:p>
          </table:table-cell>
          <table:table-cell office:value-type="float" office:value="83752.53" calcext:value-type="float">
            <text:p>83752.53</text:p>
          </table:table-cell>
          <table:table-cell office:value-type="float" office:value="4.57" calcext:value-type="float">
            <text:p>4.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37.3526035011" calcext:value-type="float">
            <text:p>6237.3526035011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8" calcext:value-type="float">
            <text:p>8</text:p>
          </table:table-cell>
          <table:table-cell office:value-type="float" office:value="14.81" calcext:value-type="float">
            <text:p>14.81</text:p>
          </table:table-cell>
          <table:table-cell office:value-type="float" office:value="85850.7" calcext:value-type="float">
            <text:p>85850.7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8" calcext:value-type="float">
            <text:p>8</text:p>
          </table:table-cell>
          <table:table-cell office:value-type="float" office:value="14.81" calcext:value-type="float">
            <text:p>14.81</text:p>
          </table:table-cell>
          <table:table-cell office:value-type="float" office:value="85850.7" calcext:value-type="float">
            <text:p>85850.7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798.17113423424" calcext:value-type="float">
            <text:p>5798.17113423424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9" calcext:value-type="float">
            <text:p>9</text:p>
          </table:table-cell>
          <table:table-cell office:value-type="float" office:value="16.41" calcext:value-type="float">
            <text:p>16.41</text:p>
          </table:table-cell>
          <table:table-cell office:value-type="float" office:value="87942.24" calcext:value-type="float">
            <text:p>87942.24</text:p>
          </table:table-cell>
          <table:table-cell office:value-type="float" office:value="5.81" calcext:value-type="float">
            <text:p>5.8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9" calcext:value-type="float">
            <text:p>9</text:p>
          </table:table-cell>
          <table:table-cell office:value-type="float" office:value="16.41" calcext:value-type="float">
            <text:p>16.41</text:p>
          </table:table-cell>
          <table:table-cell office:value-type="float" office:value="87942.24" calcext:value-type="float">
            <text:p>87942.24</text:p>
          </table:table-cell>
          <table:table-cell office:value-type="float" office:value="5.81" calcext:value-type="float">
            <text:p>5.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60.46879168704" calcext:value-type="float">
            <text:p>5360.46879168704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10" calcext:value-type="float">
            <text:p>10</text:p>
          </table:table-cell>
          <table:table-cell office:value-type="float" office:value="19.77" calcext:value-type="float">
            <text:p>19.77</text:p>
          </table:table-cell>
          <table:table-cell office:value-type="float" office:value="124988.33" calcext:value-type="float">
            <text:p>124988.33</text:p>
          </table:table-cell>
          <table:table-cell office:value-type="float" office:value="7.61" calcext:value-type="float">
            <text:p>7.6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10" calcext:value-type="float">
            <text:p>10</text:p>
          </table:table-cell>
          <table:table-cell office:value-type="float" office:value="19.77" calcext:value-type="float">
            <text:p>19.77</text:p>
          </table:table-cell>
          <table:table-cell office:value-type="float" office:value="124988.33" calcext:value-type="float">
            <text:p>124988.33</text:p>
          </table:table-cell>
          <table:table-cell office:value-type="float" office:value="7.61" calcext:value-type="float">
            <text:p>7.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320.63968553736" calcext:value-type="float">
            <text:p>6320.63968553736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11" calcext:value-type="float">
            <text:p>11</text:p>
          </table:table-cell>
          <table:table-cell office:value-type="float" office:value="20.84" calcext:value-type="float">
            <text:p>20.84</text:p>
          </table:table-cell>
          <table:table-cell office:value-type="float" office:value="140358.65" calcext:value-type="float">
            <text:p>140358.65</text:p>
          </table:table-cell>
          <table:table-cell office:value-type="float" office:value="7.68" calcext:value-type="float">
            <text:p>7.68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11" calcext:value-type="float">
            <text:p>11</text:p>
          </table:table-cell>
          <table:table-cell office:value-type="float" office:value="20.84" calcext:value-type="float">
            <text:p>20.84</text:p>
          </table:table-cell>
          <table:table-cell office:value-type="float" office:value="140358.65" calcext:value-type="float">
            <text:p>140358.65</text:p>
          </table:table-cell>
          <table:table-cell office:value-type="float" office:value="7.68" calcext:value-type="float">
            <text:p>7.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735.98086949393" calcext:value-type="float">
            <text:p>6735.98086949393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12" calcext:value-type="float">
            <text:p>12</text:p>
          </table:table-cell>
          <table:table-cell office:value-type="float" office:value="24.18" calcext:value-type="float">
            <text:p>24.18</text:p>
          </table:table-cell>
          <table:table-cell office:value-type="float" office:value="104936.27" calcext:value-type="float">
            <text:p>104936.27</text:p>
          </table:table-cell>
          <table:table-cell office:value-type="float" office:value="7.91" calcext:value-type="float">
            <text:p>7.9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12" calcext:value-type="float">
            <text:p>12</text:p>
          </table:table-cell>
          <table:table-cell office:value-type="float" office:value="24.18" calcext:value-type="float">
            <text:p>24.18</text:p>
          </table:table-cell>
          <table:table-cell office:value-type="float" office:value="104936.27" calcext:value-type="float">
            <text:p>104936.27</text:p>
          </table:table-cell>
          <table:table-cell office:value-type="float" office:value="7.91" calcext:value-type="float">
            <text:p>7.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39.00628126103" calcext:value-type="float">
            <text:p>4339.00628126103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13" calcext:value-type="float">
            <text:p>13</text:p>
          </table:table-cell>
          <table:table-cell office:value-type="float" office:value="24.56" calcext:value-type="float">
            <text:p>24.56</text:p>
          </table:table-cell>
          <table:table-cell office:value-type="float" office:value="172801.74" calcext:value-type="float">
            <text:p>172801.74</text:p>
          </table:table-cell>
          <table:table-cell office:value-type="float" office:value="10.53" calcext:value-type="float">
            <text:p>10.53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13" calcext:value-type="float">
            <text:p>13</text:p>
          </table:table-cell>
          <table:table-cell office:value-type="float" office:value="24.56" calcext:value-type="float">
            <text:p>24.56</text:p>
          </table:table-cell>
          <table:table-cell office:value-type="float" office:value="172801.74" calcext:value-type="float">
            <text:p>172801.74</text:p>
          </table:table-cell>
          <table:table-cell office:value-type="float" office:value="10.53" calcext:value-type="float">
            <text:p>10.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35.97492016688" calcext:value-type="float">
            <text:p>7035.97492016688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14" calcext:value-type="float">
            <text:p>14</text:p>
          </table:table-cell>
          <table:table-cell office:value-type="float" office:value="25.56" calcext:value-type="float">
            <text:p>25.56</text:p>
          </table:table-cell>
          <table:table-cell office:value-type="float" office:value="174098.66" calcext:value-type="float">
            <text:p>174098.66</text:p>
          </table:table-cell>
          <table:table-cell office:value-type="float" office:value="10.08" calcext:value-type="float">
            <text:p>10.08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14" calcext:value-type="float">
            <text:p>14</text:p>
          </table:table-cell>
          <table:table-cell office:value-type="float" office:value="25.56" calcext:value-type="float">
            <text:p>25.56</text:p>
          </table:table-cell>
          <table:table-cell office:value-type="float" office:value="174098.66" calcext:value-type="float">
            <text:p>174098.66</text:p>
          </table:table-cell>
          <table:table-cell office:value-type="float" office:value="10.08" calcext:value-type="float">
            <text:p>10.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12.67634751785" calcext:value-type="float">
            <text:p>6812.67634751785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15" calcext:value-type="float">
            <text:p>15</text:p>
          </table:table-cell>
          <table:table-cell office:value-type="float" office:value="31.42" calcext:value-type="float">
            <text:p>31.42</text:p>
          </table:table-cell>
          <table:table-cell office:value-type="float" office:value="168145.98" calcext:value-type="float">
            <text:p>168145.98</text:p>
          </table:table-cell>
          <table:table-cell office:value-type="float" office:value="11.53" calcext:value-type="float">
            <text:p>11.53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15" calcext:value-type="float">
            <text:p>15</text:p>
          </table:table-cell>
          <table:table-cell office:value-type="float" office:value="31.42" calcext:value-type="float">
            <text:p>31.42</text:p>
          </table:table-cell>
          <table:table-cell office:value-type="float" office:value="168145.98" calcext:value-type="float">
            <text:p>168145.98</text:p>
          </table:table-cell>
          <table:table-cell office:value-type="float" office:value="11.53" calcext:value-type="float">
            <text:p>11.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52.0562851452" calcext:value-type="float">
            <text:p>5352.0562851452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16" calcext:value-type="float">
            <text:p>16</text:p>
          </table:table-cell>
          <table:table-cell office:value-type="float" office:value="30.81" calcext:value-type="float">
            <text:p>30.81</text:p>
          </table:table-cell>
          <table:table-cell office:value-type="float" office:value="164322.7" calcext:value-type="float">
            <text:p>164322.7</text:p>
          </table:table-cell>
          <table:table-cell office:value-type="float" office:value="11.49" calcext:value-type="float">
            <text:p>11.49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16" calcext:value-type="float">
            <text:p>16</text:p>
          </table:table-cell>
          <table:table-cell office:value-type="float" office:value="30.81" calcext:value-type="float">
            <text:p>30.81</text:p>
          </table:table-cell>
          <table:table-cell office:value-type="float" office:value="164322.7" calcext:value-type="float">
            <text:p>164322.7</text:p>
          </table:table-cell>
          <table:table-cell office:value-type="float" office:value="11.49" calcext:value-type="float">
            <text:p>11.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33.31205323229" calcext:value-type="float">
            <text:p>5333.31205323229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17" calcext:value-type="float">
            <text:p>17</text:p>
          </table:table-cell>
          <table:table-cell office:value-type="float" office:value="32.36" calcext:value-type="float">
            <text:p>32.36</text:p>
          </table:table-cell>
          <table:table-cell office:value-type="float" office:value="182880.79" calcext:value-type="float">
            <text:p>182880.79</text:p>
          </table:table-cell>
          <table:table-cell office:value-type="float" office:value="11.6" calcext:value-type="float">
            <text:p>11.6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17" calcext:value-type="float">
            <text:p>17</text:p>
          </table:table-cell>
          <table:table-cell office:value-type="float" office:value="32.36" calcext:value-type="float">
            <text:p>32.36</text:p>
          </table:table-cell>
          <table:table-cell office:value-type="float" office:value="182880.79" calcext:value-type="float">
            <text:p>182880.79</text:p>
          </table:table-cell>
          <table:table-cell office:value-type="float" office:value="11.6" calcext:value-type="float">
            <text:p>11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52.05808173145" calcext:value-type="float">
            <text:p>5652.05808173145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18" calcext:value-type="float">
            <text:p>18</text:p>
          </table:table-cell>
          <table:table-cell office:value-type="float" office:value="34.14" calcext:value-type="float">
            <text:p>34.14</text:p>
          </table:table-cell>
          <table:table-cell office:value-type="float" office:value="181662.25" calcext:value-type="float">
            <text:p>181662.25</text:p>
          </table:table-cell>
          <table:table-cell office:value-type="float" office:value="13.28" calcext:value-type="float">
            <text:p>13.28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18" calcext:value-type="float">
            <text:p>18</text:p>
          </table:table-cell>
          <table:table-cell office:value-type="float" office:value="34.14" calcext:value-type="float">
            <text:p>34.14</text:p>
          </table:table-cell>
          <table:table-cell office:value-type="float" office:value="181662.25" calcext:value-type="float">
            <text:p>181662.25</text:p>
          </table:table-cell>
          <table:table-cell office:value-type="float" office:value="13.28" calcext:value-type="float">
            <text:p>13.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21.56123159307" calcext:value-type="float">
            <text:p>5321.56123159307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19" calcext:value-type="float">
            <text:p>19</text:p>
          </table:table-cell>
          <table:table-cell office:value-type="float" office:value="39.93" calcext:value-type="float">
            <text:p>39.93</text:p>
          </table:table-cell>
          <table:table-cell office:value-type="float" office:value="217113.6" calcext:value-type="float">
            <text:p>217113.6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19" calcext:value-type="float">
            <text:p>19</text:p>
          </table:table-cell>
          <table:table-cell office:value-type="float" office:value="39.93" calcext:value-type="float">
            <text:p>39.93</text:p>
          </table:table-cell>
          <table:table-cell office:value-type="float" office:value="217113.6" calcext:value-type="float">
            <text:p>217113.6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37.10492952877" calcext:value-type="float">
            <text:p>5437.10492952877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20" calcext:value-type="float">
            <text:p>20</text:p>
          </table:table-cell>
          <table:table-cell office:value-type="float" office:value="38.86" calcext:value-type="float">
            <text:p>38.86</text:p>
          </table:table-cell>
          <table:table-cell office:value-type="float" office:value="203852.8" calcext:value-type="float">
            <text:p>203852.8</text:p>
          </table:table-cell>
          <table:table-cell office:value-type="float" office:value="14.12" calcext:value-type="float">
            <text:p>14.12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20" calcext:value-type="float">
            <text:p>20</text:p>
          </table:table-cell>
          <table:table-cell office:value-type="float" office:value="38.86" calcext:value-type="float">
            <text:p>38.86</text:p>
          </table:table-cell>
          <table:table-cell office:value-type="float" office:value="203852.8" calcext:value-type="float">
            <text:p>203852.8</text:p>
          </table:table-cell>
          <table:table-cell office:value-type="float" office:value="14.12" calcext:value-type="float">
            <text:p>14.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46.38311047516" calcext:value-type="float">
            <text:p>5246.38311047516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21" calcext:value-type="float">
            <text:p>21</text:p>
          </table:table-cell>
          <table:table-cell office:value-type="float" office:value="40.13" calcext:value-type="float">
            <text:p>40.13</text:p>
          </table:table-cell>
          <table:table-cell office:value-type="float" office:value="244756.63" calcext:value-type="float">
            <text:p>244756.63</text:p>
          </table:table-cell>
          <table:table-cell office:value-type="float" office:value="15.25" calcext:value-type="float">
            <text:p>15.25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21" calcext:value-type="float">
            <text:p>21</text:p>
          </table:table-cell>
          <table:table-cell office:value-type="float" office:value="40.13" calcext:value-type="float">
            <text:p>40.13</text:p>
          </table:table-cell>
          <table:table-cell office:value-type="float" office:value="244756.63" calcext:value-type="float">
            <text:p>244756.63</text:p>
          </table:table-cell>
          <table:table-cell office:value-type="float" office:value="15.25" calcext:value-type="float">
            <text:p>15.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99.73132524115" calcext:value-type="float">
            <text:p>6099.73132524115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22" calcext:value-type="float">
            <text:p>22</text:p>
          </table:table-cell>
          <table:table-cell office:value-type="float" office:value="46.32" calcext:value-type="float">
            <text:p>46.32</text:p>
          </table:table-cell>
          <table:table-cell office:value-type="float" office:value="247044.13" calcext:value-type="float">
            <text:p>247044.13</text:p>
          </table:table-cell>
          <table:table-cell office:value-type="float" office:value="16.72" calcext:value-type="float">
            <text:p>16.72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22" calcext:value-type="float">
            <text:p>22</text:p>
          </table:table-cell>
          <table:table-cell office:value-type="float" office:value="46.32" calcext:value-type="float">
            <text:p>46.32</text:p>
          </table:table-cell>
          <table:table-cell office:value-type="float" office:value="247044.13" calcext:value-type="float">
            <text:p>247044.13</text:p>
          </table:table-cell>
          <table:table-cell office:value-type="float" office:value="16.72" calcext:value-type="float">
            <text:p>16.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33.65231147331" calcext:value-type="float">
            <text:p>5333.65231147331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23" calcext:value-type="float">
            <text:p>23</text:p>
          </table:table-cell>
          <table:table-cell office:value-type="float" office:value="47.14" calcext:value-type="float">
            <text:p>47.14</text:p>
          </table:table-cell>
          <table:table-cell office:value-type="float" office:value="276965.91" calcext:value-type="float">
            <text:p>276965.91</text:p>
          </table:table-cell>
          <table:table-cell office:value-type="float" office:value="17.3" calcext:value-type="float">
            <text:p>17.3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23" calcext:value-type="float">
            <text:p>23</text:p>
          </table:table-cell>
          <table:table-cell office:value-type="float" office:value="47.14" calcext:value-type="float">
            <text:p>47.14</text:p>
          </table:table-cell>
          <table:table-cell office:value-type="float" office:value="276965.91" calcext:value-type="float">
            <text:p>276965.91</text:p>
          </table:table-cell>
          <table:table-cell office:value-type="float" office:value="17.3" calcext:value-type="float">
            <text:p>17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875.64099310356" calcext:value-type="float">
            <text:p>5875.64099310356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24" calcext:value-type="float">
            <text:p>24</text:p>
          </table:table-cell>
          <table:table-cell office:value-type="float" office:value="47.85" calcext:value-type="float">
            <text:p>47.85</text:p>
          </table:table-cell>
          <table:table-cell office:value-type="float" office:value="267161.05" calcext:value-type="float">
            <text:p>267161.05</text:p>
          </table:table-cell>
          <table:table-cell office:value-type="float" office:value="17.86" calcext:value-type="float">
            <text:p>17.86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24" calcext:value-type="float">
            <text:p>24</text:p>
          </table:table-cell>
          <table:table-cell office:value-type="float" office:value="47.85" calcext:value-type="float">
            <text:p>47.85</text:p>
          </table:table-cell>
          <table:table-cell office:value-type="float" office:value="267161.05" calcext:value-type="float">
            <text:p>267161.05</text:p>
          </table:table-cell>
          <table:table-cell office:value-type="float" office:value="17.86" calcext:value-type="float">
            <text:p>17.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583.86649051732" calcext:value-type="float">
            <text:p>5583.86649051732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26" calcext:value-type="float">
            <text:p>26</text:p>
          </table:table-cell>
          <table:table-cell office:value-type="float" office:value="51.96" calcext:value-type="float">
            <text:p>51.96</text:p>
          </table:table-cell>
          <table:table-cell office:value-type="float" office:value="275707.88" calcext:value-type="float">
            <text:p>275707.88</text:p>
          </table:table-cell>
          <table:table-cell office:value-type="float" office:value="18.15" calcext:value-type="float">
            <text:p>18.15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26" calcext:value-type="float">
            <text:p>26</text:p>
          </table:table-cell>
          <table:table-cell office:value-type="float" office:value="51.96" calcext:value-type="float">
            <text:p>51.96</text:p>
          </table:table-cell>
          <table:table-cell office:value-type="float" office:value="275707.88" calcext:value-type="float">
            <text:p>275707.88</text:p>
          </table:table-cell>
          <table:table-cell office:value-type="float" office:value="18.15" calcext:value-type="float">
            <text:p>18.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05.85131112435" calcext:value-type="float">
            <text:p>5305.85131112435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27" calcext:value-type="float">
            <text:p>27</text:p>
          </table:table-cell>
          <table:table-cell office:value-type="float" office:value="52.36" calcext:value-type="float">
            <text:p>52.36</text:p>
          </table:table-cell>
          <table:table-cell office:value-type="float" office:value="283045.22" calcext:value-type="float">
            <text:p>283045.22</text:p>
          </table:table-cell>
          <table:table-cell office:value-type="float" office:value="19.74" calcext:value-type="float">
            <text:p>19.74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27" calcext:value-type="float">
            <text:p>27</text:p>
          </table:table-cell>
          <table:table-cell office:value-type="float" office:value="52.36" calcext:value-type="float">
            <text:p>52.36</text:p>
          </table:table-cell>
          <table:table-cell office:value-type="float" office:value="283045.22" calcext:value-type="float">
            <text:p>283045.22</text:p>
          </table:table-cell>
          <table:table-cell office:value-type="float" office:value="19.74" calcext:value-type="float">
            <text:p>19.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05.83893484945" calcext:value-type="float">
            <text:p>5405.83893484945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28" calcext:value-type="float">
            <text:p>28</text:p>
          </table:table-cell>
          <table:table-cell office:value-type="float" office:value="54.15" calcext:value-type="float">
            <text:p>54.15</text:p>
          </table:table-cell>
          <table:table-cell office:value-type="float" office:value="302621.1" calcext:value-type="float">
            <text:p>302621.1</text:p>
          </table:table-cell>
          <table:table-cell office:value-type="float" office:value="19.86" calcext:value-type="float">
            <text:p>19.86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28" calcext:value-type="float">
            <text:p>28</text:p>
          </table:table-cell>
          <table:table-cell office:value-type="float" office:value="54.15" calcext:value-type="float">
            <text:p>54.15</text:p>
          </table:table-cell>
          <table:table-cell office:value-type="float" office:value="302621.1" calcext:value-type="float">
            <text:p>302621.1</text:p>
          </table:table-cell>
          <table:table-cell office:value-type="float" office:value="19.86" calcext:value-type="float">
            <text:p>19.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588.50977008019" calcext:value-type="float">
            <text:p>5588.50977008019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29" calcext:value-type="float">
            <text:p>29</text:p>
          </table:table-cell>
          <table:table-cell office:value-type="float" office:value="53.37" calcext:value-type="float">
            <text:p>53.37</text:p>
          </table:table-cell>
          <table:table-cell office:value-type="float" office:value="321499.86" calcext:value-type="float">
            <text:p>321499.86</text:p>
          </table:table-cell>
          <table:table-cell office:value-type="float" office:value="20.33" calcext:value-type="float">
            <text:p>20.33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29" calcext:value-type="float">
            <text:p>29</text:p>
          </table:table-cell>
          <table:table-cell office:value-type="float" office:value="53.37" calcext:value-type="float">
            <text:p>53.37</text:p>
          </table:table-cell>
          <table:table-cell office:value-type="float" office:value="321499.86" calcext:value-type="float">
            <text:p>321499.86</text:p>
          </table:table-cell>
          <table:table-cell office:value-type="float" office:value="20.33" calcext:value-type="float">
            <text:p>20.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23.55444623867" calcext:value-type="float">
            <text:p>6023.55444623867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30" calcext:value-type="float">
            <text:p>30</text:p>
          </table:table-cell>
          <table:table-cell office:value-type="float" office:value="55.34" calcext:value-type="float">
            <text:p>55.34</text:p>
          </table:table-cell>
          <table:table-cell office:value-type="float" office:value="299429.73" calcext:value-type="float">
            <text:p>299429.73</text:p>
          </table:table-cell>
          <table:table-cell office:value-type="float" office:value="20.46" calcext:value-type="float">
            <text:p>20.46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30" calcext:value-type="float">
            <text:p>30</text:p>
          </table:table-cell>
          <table:table-cell office:value-type="float" office:value="55.34" calcext:value-type="float">
            <text:p>55.34</text:p>
          </table:table-cell>
          <table:table-cell office:value-type="float" office:value="299429.73" calcext:value-type="float">
            <text:p>299429.73</text:p>
          </table:table-cell>
          <table:table-cell office:value-type="float" office:value="20.46" calcext:value-type="float">
            <text:p>20.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10.42572074016" calcext:value-type="float">
            <text:p>5410.42572074016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31" calcext:value-type="float">
            <text:p>31</text:p>
          </table:table-cell>
          <table:table-cell office:value-type="float" office:value="58.48" calcext:value-type="float">
            <text:p>58.48</text:p>
          </table:table-cell>
          <table:table-cell office:value-type="float" office:value="317783.64" calcext:value-type="float">
            <text:p>317783.64</text:p>
          </table:table-cell>
          <table:table-cell office:value-type="float" office:value="21.2" calcext:value-type="float">
            <text:p>21.2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31" calcext:value-type="float">
            <text:p>31</text:p>
          </table:table-cell>
          <table:table-cell office:value-type="float" office:value="58.48" calcext:value-type="float">
            <text:p>58.48</text:p>
          </table:table-cell>
          <table:table-cell office:value-type="float" office:value="317783.64" calcext:value-type="float">
            <text:p>317783.64</text:p>
          </table:table-cell>
          <table:table-cell office:value-type="float" office:value="21.2" calcext:value-type="float">
            <text:p>21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34.22797619265" calcext:value-type="float">
            <text:p>5434.22797619265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32" calcext:value-type="float">
            <text:p>32</text:p>
          </table:table-cell>
          <table:table-cell office:value-type="float" office:value="63.27" calcext:value-type="float">
            <text:p>63.27</text:p>
          </table:table-cell>
          <table:table-cell office:value-type="float" office:value="348726.71" calcext:value-type="float">
            <text:p>348726.71</text:p>
          </table:table-cell>
          <table:table-cell office:value-type="float" office:value="22.57" calcext:value-type="float">
            <text:p>22.57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32" calcext:value-type="float">
            <text:p>32</text:p>
          </table:table-cell>
          <table:table-cell office:value-type="float" office:value="63.27" calcext:value-type="float">
            <text:p>63.27</text:p>
          </table:table-cell>
          <table:table-cell office:value-type="float" office:value="348726.71" calcext:value-type="float">
            <text:p>348726.71</text:p>
          </table:table-cell>
          <table:table-cell office:value-type="float" office:value="22.57" calcext:value-type="float">
            <text:p>22.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511.69393959926" calcext:value-type="float">
            <text:p>5511.69393959926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33" calcext:value-type="float">
            <text:p>33</text:p>
          </table:table-cell>
          <table:table-cell office:value-type="float" office:value="65.47" calcext:value-type="float">
            <text:p>65.47</text:p>
          </table:table-cell>
          <table:table-cell office:value-type="float" office:value="344701.83" calcext:value-type="float">
            <text:p>344701.83</text:p>
          </table:table-cell>
          <table:table-cell office:value-type="float" office:value="23.76" calcext:value-type="float">
            <text:p>23.76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33" calcext:value-type="float">
            <text:p>33</text:p>
          </table:table-cell>
          <table:table-cell office:value-type="float" office:value="65.47" calcext:value-type="float">
            <text:p>65.47</text:p>
          </table:table-cell>
          <table:table-cell office:value-type="float" office:value="344701.83" calcext:value-type="float">
            <text:p>344701.83</text:p>
          </table:table-cell>
          <table:table-cell office:value-type="float" office:value="23.76" calcext:value-type="float">
            <text:p>23.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65.21992698909" calcext:value-type="float">
            <text:p>5265.21992698909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34" calcext:value-type="float">
            <text:p>34</text:p>
          </table:table-cell>
          <table:table-cell office:value-type="float" office:value="67.34" calcext:value-type="float">
            <text:p>67.34</text:p>
          </table:table-cell>
          <table:table-cell office:value-type="float" office:value="374140.59" calcext:value-type="float">
            <text:p>374140.59</text:p>
          </table:table-cell>
          <table:table-cell office:value-type="float" office:value="23.89" calcext:value-type="float">
            <text:p>23.89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34" calcext:value-type="float">
            <text:p>34</text:p>
          </table:table-cell>
          <table:table-cell office:value-type="float" office:value="67.34" calcext:value-type="float">
            <text:p>67.34</text:p>
          </table:table-cell>
          <table:table-cell office:value-type="float" office:value="374140.59" calcext:value-type="float">
            <text:p>374140.59</text:p>
          </table:table-cell>
          <table:table-cell office:value-type="float" office:value="23.89" calcext:value-type="float">
            <text:p>23.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555.75671160409" calcext:value-type="float">
            <text:p>5555.75671160409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35" calcext:value-type="float">
            <text:p>35</text:p>
          </table:table-cell>
          <table:table-cell office:value-type="float" office:value="66.79" calcext:value-type="float">
            <text:p>66.79</text:p>
          </table:table-cell>
          <table:table-cell office:value-type="float" office:value="372965.91" calcext:value-type="float">
            <text:p>372965.91</text:p>
          </table:table-cell>
          <table:table-cell office:value-type="float" office:value="25.93" calcext:value-type="float">
            <text:p>25.93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35" calcext:value-type="float">
            <text:p>35</text:p>
          </table:table-cell>
          <table:table-cell office:value-type="float" office:value="66.79" calcext:value-type="float">
            <text:p>66.79</text:p>
          </table:table-cell>
          <table:table-cell office:value-type="float" office:value="372965.91" calcext:value-type="float">
            <text:p>372965.91</text:p>
          </table:table-cell>
          <table:table-cell office:value-type="float" office:value="25.93" calcext:value-type="float">
            <text:p>25.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583.9992602511" calcext:value-type="float">
            <text:p>5583.9992602511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36" calcext:value-type="float">
            <text:p>36</text:p>
          </table:table-cell>
          <table:table-cell office:value-type="float" office:value="68.57" calcext:value-type="float">
            <text:p>68.57</text:p>
          </table:table-cell>
          <table:table-cell office:value-type="float" office:value="390972.18" calcext:value-type="float">
            <text:p>390972.18</text:p>
          </table:table-cell>
          <table:table-cell office:value-type="float" office:value="25.54" calcext:value-type="float">
            <text:p>25.54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36" calcext:value-type="float">
            <text:p>36</text:p>
          </table:table-cell>
          <table:table-cell office:value-type="float" office:value="68.57" calcext:value-type="float">
            <text:p>68.57</text:p>
          </table:table-cell>
          <table:table-cell office:value-type="float" office:value="390972.18" calcext:value-type="float">
            <text:p>390972.18</text:p>
          </table:table-cell>
          <table:table-cell office:value-type="float" office:value="25.54" calcext:value-type="float">
            <text:p>25.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701.64262390728" calcext:value-type="float">
            <text:p>5701.64262390728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37" calcext:value-type="float">
            <text:p>37</text:p>
          </table:table-cell>
          <table:table-cell office:value-type="float" office:value="69.18" calcext:value-type="float">
            <text:p>69.18</text:p>
          </table:table-cell>
          <table:table-cell office:value-type="float" office:value="409887.64" calcext:value-type="float">
            <text:p>409887.64</text:p>
          </table:table-cell>
          <table:table-cell office:value-type="float" office:value="28.17" calcext:value-type="float">
            <text:p>28.17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37" calcext:value-type="float">
            <text:p>37</text:p>
          </table:table-cell>
          <table:table-cell office:value-type="float" office:value="69.18" calcext:value-type="float">
            <text:p>69.18</text:p>
          </table:table-cell>
          <table:table-cell office:value-type="float" office:value="409887.64" calcext:value-type="float">
            <text:p>409887.64</text:p>
          </table:table-cell>
          <table:table-cell office:value-type="float" office:value="28.17" calcext:value-type="float">
            <text:p>28.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24.52146611889" calcext:value-type="float">
            <text:p>5924.52146611889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38" calcext:value-type="float">
            <text:p>38</text:p>
          </table:table-cell>
          <table:table-cell office:value-type="float" office:value="73.47" calcext:value-type="float">
            <text:p>73.47</text:p>
          </table:table-cell>
          <table:table-cell office:value-type="float" office:value="467874.41" calcext:value-type="float">
            <text:p>467874.41</text:p>
          </table:table-cell>
          <table:table-cell office:value-type="float" office:value="29.51" calcext:value-type="float">
            <text:p>29.5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38" calcext:value-type="float">
            <text:p>38</text:p>
          </table:table-cell>
          <table:table-cell office:value-type="float" office:value="73.47" calcext:value-type="float">
            <text:p>73.47</text:p>
          </table:table-cell>
          <table:table-cell office:value-type="float" office:value="467874.41" calcext:value-type="float">
            <text:p>467874.41</text:p>
          </table:table-cell>
          <table:table-cell office:value-type="float" office:value="29.51" calcext:value-type="float">
            <text:p>29.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368.18305691834" calcext:value-type="float">
            <text:p>6368.18305691834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39" calcext:value-type="float">
            <text:p>39</text:p>
          </table:table-cell>
          <table:table-cell office:value-type="float" office:value="73.3" calcext:value-type="float">
            <text:p>73.3</text:p>
          </table:table-cell>
          <table:table-cell office:value-type="float" office:value="439768.69" calcext:value-type="float">
            <text:p>439768.69</text:p>
          </table:table-cell>
          <table:table-cell office:value-type="float" office:value="28.46" calcext:value-type="float">
            <text:p>28.46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39" calcext:value-type="float">
            <text:p>39</text:p>
          </table:table-cell>
          <table:table-cell office:value-type="float" office:value="73.3" calcext:value-type="float">
            <text:p>73.3</text:p>
          </table:table-cell>
          <table:table-cell office:value-type="float" office:value="439768.69" calcext:value-type="float">
            <text:p>439768.69</text:p>
          </table:table-cell>
          <table:table-cell office:value-type="float" office:value="28.46" calcext:value-type="float">
            <text:p>28.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99.90945606254" calcext:value-type="float">
            <text:p>5999.90945606254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40" calcext:value-type="float">
            <text:p>40</text:p>
          </table:table-cell>
          <table:table-cell office:value-type="float" office:value="74.25" calcext:value-type="float">
            <text:p>74.25</text:p>
          </table:table-cell>
          <table:table-cell office:value-type="float" office:value="492300.36" calcext:value-type="float">
            <text:p>492300.36</text:p>
          </table:table-cell>
          <table:table-cell office:value-type="float" office:value="30.08" calcext:value-type="float">
            <text:p>30.08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40" calcext:value-type="float">
            <text:p>40</text:p>
          </table:table-cell>
          <table:table-cell office:value-type="float" office:value="74.25" calcext:value-type="float">
            <text:p>74.25</text:p>
          </table:table-cell>
          <table:table-cell office:value-type="float" office:value="492300.36" calcext:value-type="float">
            <text:p>492300.36</text:p>
          </table:table-cell>
          <table:table-cell office:value-type="float" office:value="30.08" calcext:value-type="float">
            <text:p>30.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30.20527297151" calcext:value-type="float">
            <text:p>6630.20527297151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41" calcext:value-type="float">
            <text:p>41</text:p>
          </table:table-cell>
          <table:table-cell office:value-type="float" office:value="79.33" calcext:value-type="float">
            <text:p>79.33</text:p>
          </table:table-cell>
          <table:table-cell office:value-type="float" office:value="465492.52" calcext:value-type="float">
            <text:p>465492.52</text:p>
          </table:table-cell>
          <table:table-cell office:value-type="float" office:value="30.44" calcext:value-type="float">
            <text:p>30.44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41" calcext:value-type="float">
            <text:p>41</text:p>
          </table:table-cell>
          <table:table-cell office:value-type="float" office:value="79.33" calcext:value-type="float">
            <text:p>79.33</text:p>
          </table:table-cell>
          <table:table-cell office:value-type="float" office:value="465492.52" calcext:value-type="float">
            <text:p>465492.52</text:p>
          </table:table-cell>
          <table:table-cell office:value-type="float" office:value="30.44" calcext:value-type="float">
            <text:p>30.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867.51579053" calcext:value-type="float">
            <text:p>5867.51579053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42" calcext:value-type="float">
            <text:p>42</text:p>
          </table:table-cell>
          <table:table-cell office:value-type="float" office:value="81.74" calcext:value-type="float">
            <text:p>81.74</text:p>
          </table:table-cell>
          <table:table-cell office:value-type="float" office:value="472143.32" calcext:value-type="float">
            <text:p>472143.32</text:p>
          </table:table-cell>
          <table:table-cell office:value-type="float" office:value="30.61" calcext:value-type="float">
            <text:p>30.6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42" calcext:value-type="float">
            <text:p>42</text:p>
          </table:table-cell>
          <table:table-cell office:value-type="float" office:value="81.74" calcext:value-type="float">
            <text:p>81.74</text:p>
          </table:table-cell>
          <table:table-cell office:value-type="float" office:value="472143.32" calcext:value-type="float">
            <text:p>472143.32</text:p>
          </table:table-cell>
          <table:table-cell office:value-type="float" office:value="30.61" calcext:value-type="float">
            <text:p>30.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775.95138698027" calcext:value-type="float">
            <text:p>5775.95138698027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43" calcext:value-type="float">
            <text:p>43</text:p>
          </table:table-cell>
          <table:table-cell office:value-type="float" office:value="77.49" calcext:value-type="float">
            <text:p>77.49</text:p>
          </table:table-cell>
          <table:table-cell office:value-type="float" office:value="499691.11" calcext:value-type="float">
            <text:p>499691.11</text:p>
          </table:table-cell>
          <table:table-cell office:value-type="float" office:value="32.38" calcext:value-type="float">
            <text:p>32.38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43" calcext:value-type="float">
            <text:p>43</text:p>
          </table:table-cell>
          <table:table-cell office:value-type="float" office:value="77.49" calcext:value-type="float">
            <text:p>77.49</text:p>
          </table:table-cell>
          <table:table-cell office:value-type="float" office:value="499691.11" calcext:value-type="float">
            <text:p>499691.11</text:p>
          </table:table-cell>
          <table:table-cell office:value-type="float" office:value="32.38" calcext:value-type="float">
            <text:p>32.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48.85502532753" calcext:value-type="float">
            <text:p>6448.85502532753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44" calcext:value-type="float">
            <text:p>44</text:p>
          </table:table-cell>
          <table:table-cell office:value-type="float" office:value="81.78" calcext:value-type="float">
            <text:p>81.78</text:p>
          </table:table-cell>
          <table:table-cell office:value-type="float" office:value="465962.69" calcext:value-type="float">
            <text:p>465962.69</text:p>
          </table:table-cell>
          <table:table-cell office:value-type="float" office:value="31.13" calcext:value-type="float">
            <text:p>31.13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44" calcext:value-type="float">
            <text:p>44</text:p>
          </table:table-cell>
          <table:table-cell office:value-type="float" office:value="81.78" calcext:value-type="float">
            <text:p>81.78</text:p>
          </table:table-cell>
          <table:table-cell office:value-type="float" office:value="465962.69" calcext:value-type="float">
            <text:p>465962.69</text:p>
          </table:table-cell>
          <table:table-cell office:value-type="float" office:value="31.13" calcext:value-type="float">
            <text:p>31.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97.66092334303" calcext:value-type="float">
            <text:p>5697.66092334303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45" calcext:value-type="float">
            <text:p>45</text:p>
          </table:table-cell>
          <table:table-cell office:value-type="float" office:value="87.85" calcext:value-type="float">
            <text:p>87.85</text:p>
          </table:table-cell>
          <table:table-cell office:value-type="float" office:value="493945.05" calcext:value-type="float">
            <text:p>493945.05</text:p>
          </table:table-cell>
          <table:table-cell office:value-type="float" office:value="32.59" calcext:value-type="float">
            <text:p>32.59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45" calcext:value-type="float">
            <text:p>45</text:p>
          </table:table-cell>
          <table:table-cell office:value-type="float" office:value="87.85" calcext:value-type="float">
            <text:p>87.85</text:p>
          </table:table-cell>
          <table:table-cell office:value-type="float" office:value="493945.05" calcext:value-type="float">
            <text:p>493945.05</text:p>
          </table:table-cell>
          <table:table-cell office:value-type="float" office:value="32.59" calcext:value-type="float">
            <text:p>32.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22.76785013404" calcext:value-type="float">
            <text:p>5622.76785013404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46" calcext:value-type="float">
            <text:p>46</text:p>
          </table:table-cell>
          <table:table-cell office:value-type="float" office:value="86.79" calcext:value-type="float">
            <text:p>86.79</text:p>
          </table:table-cell>
          <table:table-cell office:value-type="float" office:value="530463.35" calcext:value-type="float">
            <text:p>530463.35</text:p>
          </table:table-cell>
          <table:table-cell office:value-type="float" office:value="33.55" calcext:value-type="float">
            <text:p>33.55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46" calcext:value-type="float">
            <text:p>46</text:p>
          </table:table-cell>
          <table:table-cell office:value-type="float" office:value="86.79" calcext:value-type="float">
            <text:p>86.79</text:p>
          </table:table-cell>
          <table:table-cell office:value-type="float" office:value="530463.35" calcext:value-type="float">
            <text:p>530463.35</text:p>
          </table:table-cell>
          <table:table-cell office:value-type="float" office:value="33.55" calcext:value-type="float">
            <text:p>33.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111.85123980719" calcext:value-type="float">
            <text:p>6111.85123980719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47" calcext:value-type="float">
            <text:p>47</text:p>
          </table:table-cell>
          <table:table-cell office:value-type="float" office:value="86.3" calcext:value-type="float">
            <text:p>86.3</text:p>
          </table:table-cell>
          <table:table-cell office:value-type="float" office:value="515635.51" calcext:value-type="float">
            <text:p>515635.51</text:p>
          </table:table-cell>
          <table:table-cell office:value-type="float" office:value="34.04" calcext:value-type="float">
            <text:p>34.04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47" calcext:value-type="float">
            <text:p>47</text:p>
          </table:table-cell>
          <table:table-cell office:value-type="float" office:value="86.3" calcext:value-type="float">
            <text:p>86.3</text:p>
          </table:table-cell>
          <table:table-cell office:value-type="float" office:value="515635.51" calcext:value-type="float">
            <text:p>515635.51</text:p>
          </table:table-cell>
          <table:table-cell office:value-type="float" office:value="34.04" calcext:value-type="float">
            <text:p>34.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74.65116055233" calcext:value-type="float">
            <text:p>5974.65116055233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48" calcext:value-type="float">
            <text:p>48</text:p>
          </table:table-cell>
          <table:table-cell office:value-type="float" office:value="94.72" calcext:value-type="float">
            <text:p>94.72</text:p>
          </table:table-cell>
          <table:table-cell office:value-type="float" office:value="548020.99" calcext:value-type="float">
            <text:p>548020.99</text:p>
          </table:table-cell>
          <table:table-cell office:value-type="float" office:value="36.18" calcext:value-type="float">
            <text:p>36.18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48" calcext:value-type="float">
            <text:p>48</text:p>
          </table:table-cell>
          <table:table-cell office:value-type="float" office:value="94.72" calcext:value-type="float">
            <text:p>94.72</text:p>
          </table:table-cell>
          <table:table-cell office:value-type="float" office:value="548020.99" calcext:value-type="float">
            <text:p>548020.99</text:p>
          </table:table-cell>
          <table:table-cell office:value-type="float" office:value="36.18" calcext:value-type="float">
            <text:p>36.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785.91252940102" calcext:value-type="float">
            <text:p>5785.91252940102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49" calcext:value-type="float">
            <text:p>49</text:p>
          </table:table-cell>
          <table:table-cell office:value-type="float" office:value="92.92" calcext:value-type="float">
            <text:p>92.92</text:p>
          </table:table-cell>
          <table:table-cell office:value-type="float" office:value="563463.62" calcext:value-type="float">
            <text:p>563463.62</text:p>
          </table:table-cell>
          <table:table-cell office:value-type="float" office:value="38.13" calcext:value-type="float">
            <text:p>38.13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49" calcext:value-type="float">
            <text:p>49</text:p>
          </table:table-cell>
          <table:table-cell office:value-type="float" office:value="92.92" calcext:value-type="float">
            <text:p>92.92</text:p>
          </table:table-cell>
          <table:table-cell office:value-type="float" office:value="563463.62" calcext:value-type="float">
            <text:p>563463.62</text:p>
          </table:table-cell>
          <table:table-cell office:value-type="float" office:value="38.13" calcext:value-type="float">
            <text:p>38.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64.2882413248" calcext:value-type="float">
            <text:p>6064.2882413248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0" calcext:value-type="float">
            <text:p>50</text:p>
          </table:table-cell>
          <table:table-cell office:value-type="float" office:value="98.78" calcext:value-type="float">
            <text:p>98.78</text:p>
          </table:table-cell>
          <table:table-cell office:value-type="float" office:value="600298.55" calcext:value-type="float">
            <text:p>600298.55</text:p>
          </table:table-cell>
          <table:table-cell office:value-type="float" office:value="38.54" calcext:value-type="float">
            <text:p>38.54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0" calcext:value-type="float">
            <text:p>50</text:p>
          </table:table-cell>
          <table:table-cell office:value-type="float" office:value="98.78" calcext:value-type="float">
            <text:p>98.78</text:p>
          </table:table-cell>
          <table:table-cell office:value-type="float" office:value="600298.55" calcext:value-type="float">
            <text:p>600298.55</text:p>
          </table:table-cell>
          <table:table-cell office:value-type="float" office:value="38.54" calcext:value-type="float">
            <text:p>38.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76.90462066057" calcext:value-type="float">
            <text:p>6076.90462066057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2" calcext:value-type="float">
            <text:p>52</text:p>
          </table:table-cell>
          <table:table-cell office:value-type="float" office:value="100.43" calcext:value-type="float">
            <text:p>100.43</text:p>
          </table:table-cell>
          <table:table-cell office:value-type="float" office:value="549274.03" calcext:value-type="float">
            <text:p>549274.03</text:p>
          </table:table-cell>
          <table:table-cell office:value-type="float" office:value="37.1" calcext:value-type="float">
            <text:p>37.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2" calcext:value-type="float">
            <text:p>52</text:p>
          </table:table-cell>
          <table:table-cell office:value-type="float" office:value="100.43" calcext:value-type="float">
            <text:p>100.43</text:p>
          </table:table-cell>
          <table:table-cell office:value-type="float" office:value="549274.03" calcext:value-type="float">
            <text:p>549274.03</text:p>
          </table:table-cell>
          <table:table-cell office:value-type="float" office:value="37.1" calcext:value-type="float">
            <text:p>37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69.20051098211" calcext:value-type="float">
            <text:p>5469.20051098211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3" calcext:value-type="float">
            <text:p>53</text:p>
          </table:table-cell>
          <table:table-cell office:value-type="float" office:value="99.41" calcext:value-type="float">
            <text:p>99.41</text:p>
          </table:table-cell>
          <table:table-cell office:value-type="float" office:value="608376.69" calcext:value-type="float">
            <text:p>608376.69</text:p>
          </table:table-cell>
          <table:table-cell office:value-type="float" office:value="39.1" calcext:value-type="float">
            <text:p>39.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3" calcext:value-type="float">
            <text:p>53</text:p>
          </table:table-cell>
          <table:table-cell office:value-type="float" office:value="99.41" calcext:value-type="float">
            <text:p>99.41</text:p>
          </table:table-cell>
          <table:table-cell office:value-type="float" office:value="608376.69" calcext:value-type="float">
            <text:p>608376.69</text:p>
          </table:table-cell>
          <table:table-cell office:value-type="float" office:value="39.1" calcext:value-type="float">
            <text:p>39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119.90268311874" calcext:value-type="float">
            <text:p>6119.90268311874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4" calcext:value-type="float">
            <text:p>54</text:p>
          </table:table-cell>
          <table:table-cell office:value-type="float" office:value="100.47" calcext:value-type="float">
            <text:p>100.47</text:p>
          </table:table-cell>
          <table:table-cell office:value-type="float" office:value="592521.98" calcext:value-type="float">
            <text:p>592521.98</text:p>
          </table:table-cell>
          <table:table-cell office:value-type="float" office:value="40.73" calcext:value-type="float">
            <text:p>40.73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4" calcext:value-type="float">
            <text:p>54</text:p>
          </table:table-cell>
          <table:table-cell office:value-type="float" office:value="100.47" calcext:value-type="float">
            <text:p>100.47</text:p>
          </table:table-cell>
          <table:table-cell office:value-type="float" office:value="592521.98" calcext:value-type="float">
            <text:p>592521.98</text:p>
          </table:table-cell>
          <table:table-cell office:value-type="float" office:value="40.73" calcext:value-type="float">
            <text:p>40.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897.22464205543" calcext:value-type="float">
            <text:p>5897.22464205543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5" calcext:value-type="float">
            <text:p>55</text:p>
          </table:table-cell>
          <table:table-cell office:value-type="float" office:value="105.15" calcext:value-type="float">
            <text:p>105.15</text:p>
          </table:table-cell>
          <table:table-cell office:value-type="float" office:value="606184.19" calcext:value-type="float">
            <text:p>606184.19</text:p>
          </table:table-cell>
          <table:table-cell office:value-type="float" office:value="40.02" calcext:value-type="float">
            <text:p>40.02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5" calcext:value-type="float">
            <text:p>55</text:p>
          </table:table-cell>
          <table:table-cell office:value-type="float" office:value="105.15" calcext:value-type="float">
            <text:p>105.15</text:p>
          </table:table-cell>
          <table:table-cell office:value-type="float" office:value="606184.19" calcext:value-type="float">
            <text:p>606184.19</text:p>
          </table:table-cell>
          <table:table-cell office:value-type="float" office:value="40.02" calcext:value-type="float">
            <text:p>40.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765.21038933511" calcext:value-type="float">
            <text:p>5765.21038933511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6" calcext:value-type="float">
            <text:p>56</text:p>
          </table:table-cell>
          <table:table-cell office:value-type="float" office:value="106.18" calcext:value-type="float">
            <text:p>106.18</text:p>
          </table:table-cell>
          <table:table-cell office:value-type="float" office:value="662109.47" calcext:value-type="float">
            <text:p>662109.47</text:p>
          </table:table-cell>
          <table:table-cell office:value-type="float" office:value="42.68" calcext:value-type="float">
            <text:p>42.68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6" calcext:value-type="float">
            <text:p>56</text:p>
          </table:table-cell>
          <table:table-cell office:value-type="float" office:value="106.18" calcext:value-type="float">
            <text:p>106.18</text:p>
          </table:table-cell>
          <table:table-cell office:value-type="float" office:value="662109.47" calcext:value-type="float">
            <text:p>662109.47</text:p>
          </table:table-cell>
          <table:table-cell office:value-type="float" office:value="42.68" calcext:value-type="float">
            <text:p>42.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35.99684153087" calcext:value-type="float">
            <text:p>6235.99684153087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7" calcext:value-type="float">
            <text:p>57</text:p>
          </table:table-cell>
          <table:table-cell office:value-type="float" office:value="106.63" calcext:value-type="float">
            <text:p>106.63</text:p>
          </table:table-cell>
          <table:table-cell office:value-type="float" office:value="683382.23" calcext:value-type="float">
            <text:p>683382.23</text:p>
          </table:table-cell>
          <table:table-cell office:value-type="float" office:value="44.27" calcext:value-type="float">
            <text:p>44.27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7" calcext:value-type="float">
            <text:p>57</text:p>
          </table:table-cell>
          <table:table-cell office:value-type="float" office:value="106.63" calcext:value-type="float">
            <text:p>106.63</text:p>
          </table:table-cell>
          <table:table-cell office:value-type="float" office:value="683382.23" calcext:value-type="float">
            <text:p>683382.23</text:p>
          </table:table-cell>
          <table:table-cell office:value-type="float" office:value="44.27" calcext:value-type="float">
            <text:p>44.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08.90804533224" calcext:value-type="float">
            <text:p>6408.90804533224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8" calcext:value-type="float">
            <text:p>58</text:p>
          </table:table-cell>
          <table:table-cell office:value-type="float" office:value="112.18" calcext:value-type="float">
            <text:p>112.18</text:p>
          </table:table-cell>
          <table:table-cell office:value-type="float" office:value="698377.95" calcext:value-type="float">
            <text:p>698377.95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8" calcext:value-type="float">
            <text:p>58</text:p>
          </table:table-cell>
          <table:table-cell office:value-type="float" office:value="112.18" calcext:value-type="float">
            <text:p>112.18</text:p>
          </table:table-cell>
          <table:table-cell office:value-type="float" office:value="698377.95" calcext:value-type="float">
            <text:p>698377.95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25.24127705313" calcext:value-type="float">
            <text:p>6225.24127705313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9" calcext:value-type="float">
            <text:p>59</text:p>
          </table:table-cell>
          <table:table-cell office:value-type="float" office:value="115.77" calcext:value-type="float">
            <text:p>115.77</text:p>
          </table:table-cell>
          <table:table-cell office:value-type="float" office:value="660045.51" calcext:value-type="float">
            <text:p>660045.51</text:p>
          </table:table-cell>
          <table:table-cell office:value-type="float" office:value="42.32" calcext:value-type="float">
            <text:p>42.32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9" calcext:value-type="float">
            <text:p>59</text:p>
          </table:table-cell>
          <table:table-cell office:value-type="float" office:value="115.77" calcext:value-type="float">
            <text:p>115.77</text:p>
          </table:table-cell>
          <table:table-cell office:value-type="float" office:value="660045.51" calcext:value-type="float">
            <text:p>660045.51</text:p>
          </table:table-cell>
          <table:table-cell office:value-type="float" office:value="42.32" calcext:value-type="float">
            <text:p>42.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701.46186714509" calcext:value-type="float">
            <text:p>5701.46186714509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60" calcext:value-type="float">
            <text:p>60</text:p>
          </table:table-cell>
          <table:table-cell office:value-type="float" office:value="112.8" calcext:value-type="float">
            <text:p>112.8</text:p>
          </table:table-cell>
          <table:table-cell office:value-type="float" office:value="699035.89" calcext:value-type="float">
            <text:p>699035.89</text:p>
          </table:table-cell>
          <table:table-cell office:value-type="float" office:value="44.18" calcext:value-type="float">
            <text:p>44.18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60" calcext:value-type="float">
            <text:p>60</text:p>
          </table:table-cell>
          <table:table-cell office:value-type="float" office:value="112.8" calcext:value-type="float">
            <text:p>112.8</text:p>
          </table:table-cell>
          <table:table-cell office:value-type="float" office:value="699035.89" calcext:value-type="float">
            <text:p>699035.89</text:p>
          </table:table-cell>
          <table:table-cell office:value-type="float" office:value="44.18" calcext:value-type="float">
            <text:p>44.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197.09299349892" calcext:value-type="float">
            <text:p>6197.09299349892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61" calcext:value-type="float">
            <text:p>61</text:p>
          </table:table-cell>
          <table:table-cell office:value-type="float" office:value="112.22" calcext:value-type="float">
            <text:p>112.22</text:p>
          </table:table-cell>
          <table:table-cell office:value-type="float" office:value="700941.07" calcext:value-type="float">
            <text:p>700941.07</text:p>
          </table:table-cell>
          <table:table-cell office:value-type="float" office:value="44.66" calcext:value-type="float">
            <text:p>44.66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61" calcext:value-type="float">
            <text:p>61</text:p>
          </table:table-cell>
          <table:table-cell office:value-type="float" office:value="112.22" calcext:value-type="float">
            <text:p>112.22</text:p>
          </table:table-cell>
          <table:table-cell office:value-type="float" office:value="700941.07" calcext:value-type="float">
            <text:p>700941.07</text:p>
          </table:table-cell>
          <table:table-cell office:value-type="float" office:value="44.66" calcext:value-type="float">
            <text:p>44.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46.28674269778" calcext:value-type="float">
            <text:p>6246.28674269778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62" calcext:value-type="float">
            <text:p>62</text:p>
          </table:table-cell>
          <table:table-cell office:value-type="float" office:value="115.97" calcext:value-type="float">
            <text:p>115.97</text:p>
          </table:table-cell>
          <table:table-cell office:value-type="float" office:value="719019.98" calcext:value-type="float">
            <text:p>719019.98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62" calcext:value-type="float">
            <text:p>62</text:p>
          </table:table-cell>
          <table:table-cell office:value-type="float" office:value="115.97" calcext:value-type="float">
            <text:p>115.97</text:p>
          </table:table-cell>
          <table:table-cell office:value-type="float" office:value="719019.98" calcext:value-type="float">
            <text:p>719019.98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00.29882882962" calcext:value-type="float">
            <text:p>6200.29882882962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63" calcext:value-type="float">
            <text:p>63</text:p>
          </table:table-cell>
          <table:table-cell office:value-type="float" office:value="123.44" calcext:value-type="float">
            <text:p>123.44</text:p>
          </table:table-cell>
          <table:table-cell office:value-type="float" office:value="707593.27" calcext:value-type="float">
            <text:p>707593.2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63" calcext:value-type="float">
            <text:p>63</text:p>
          </table:table-cell>
          <table:table-cell office:value-type="float" office:value="123.44" calcext:value-type="float">
            <text:p>123.44</text:p>
          </table:table-cell>
          <table:table-cell office:value-type="float" office:value="707593.27" calcext:value-type="float">
            <text:p>707593.2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732.08632285864" calcext:value-type="float">
            <text:p>5732.08632285864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64" calcext:value-type="float">
            <text:p>64</text:p>
          </table:table-cell>
          <table:table-cell office:value-type="float" office:value="121.84" calcext:value-type="float">
            <text:p>121.84</text:p>
          </table:table-cell>
          <table:table-cell office:value-type="float" office:value="720506.8" calcext:value-type="float">
            <text:p>720506.8</text:p>
          </table:table-cell>
          <table:table-cell office:value-type="float" office:value="47.41" calcext:value-type="float">
            <text:p>47.4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64" calcext:value-type="float">
            <text:p>64</text:p>
          </table:table-cell>
          <table:table-cell office:value-type="float" office:value="121.84" calcext:value-type="float">
            <text:p>121.84</text:p>
          </table:table-cell>
          <table:table-cell office:value-type="float" office:value="720506.8" calcext:value-type="float">
            <text:p>720506.8</text:p>
          </table:table-cell>
          <table:table-cell office:value-type="float" office:value="47.41" calcext:value-type="float">
            <text:p>47.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13.3726325312" calcext:value-type="float">
            <text:p>5913.3726325312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65" calcext:value-type="float">
            <text:p>65</text:p>
          </table:table-cell>
          <table:table-cell office:value-type="float" office:value="127.64" calcext:value-type="float">
            <text:p>127.64</text:p>
          </table:table-cell>
          <table:table-cell office:value-type="float" office:value="743144.97" calcext:value-type="float">
            <text:p>743144.97</text:p>
          </table:table-cell>
          <table:table-cell office:value-type="float" office:value="47.3" calcext:value-type="float">
            <text:p>47.3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65" calcext:value-type="float">
            <text:p>65</text:p>
          </table:table-cell>
          <table:table-cell office:value-type="float" office:value="127.64" calcext:value-type="float">
            <text:p>127.64</text:p>
          </table:table-cell>
          <table:table-cell office:value-type="float" office:value="743144.97" calcext:value-type="float">
            <text:p>743144.97</text:p>
          </table:table-cell>
          <table:table-cell office:value-type="float" office:value="47.3" calcext:value-type="float">
            <text:p>47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822.29700992525" calcext:value-type="float">
            <text:p>5822.29700992525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66" calcext:value-type="float">
            <text:p>66</text:p>
          </table:table-cell>
          <table:table-cell office:value-type="float" office:value="125.02" calcext:value-type="float">
            <text:p>125.02</text:p>
          </table:table-cell>
          <table:table-cell office:value-type="float" office:value="759840.71" calcext:value-type="float">
            <text:p>759840.71</text:p>
          </table:table-cell>
          <table:table-cell office:value-type="float" office:value="49.71" calcext:value-type="float">
            <text:p>49.7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66" calcext:value-type="float">
            <text:p>66</text:p>
          </table:table-cell>
          <table:table-cell office:value-type="float" office:value="125.02" calcext:value-type="float">
            <text:p>125.02</text:p>
          </table:table-cell>
          <table:table-cell office:value-type="float" office:value="759840.71" calcext:value-type="float">
            <text:p>759840.71</text:p>
          </table:table-cell>
          <table:table-cell office:value-type="float" office:value="49.71" calcext:value-type="float">
            <text:p>49.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77.94844227271" calcext:value-type="float">
            <text:p>6077.94844227271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67" calcext:value-type="float">
            <text:p>67</text:p>
          </table:table-cell>
          <table:table-cell office:value-type="float" office:value="126.55" calcext:value-type="float">
            <text:p>126.55</text:p>
          </table:table-cell>
          <table:table-cell office:value-type="float" office:value="752408.69" calcext:value-type="float">
            <text:p>752408.69</text:p>
          </table:table-cell>
          <table:table-cell office:value-type="float" office:value="50.33" calcext:value-type="float">
            <text:p>50.33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67" calcext:value-type="float">
            <text:p>67</text:p>
          </table:table-cell>
          <table:table-cell office:value-type="float" office:value="126.55" calcext:value-type="float">
            <text:p>126.55</text:p>
          </table:table-cell>
          <table:table-cell office:value-type="float" office:value="752408.69" calcext:value-type="float">
            <text:p>752408.69</text:p>
          </table:table-cell>
          <table:table-cell office:value-type="float" office:value="50.33" calcext:value-type="float">
            <text:p>50.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45.4472153165" calcext:value-type="float">
            <text:p>5945.4472153165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68" calcext:value-type="float">
            <text:p>68</text:p>
          </table:table-cell>
          <table:table-cell office:value-type="float" office:value="121.05" calcext:value-type="float">
            <text:p>121.05</text:p>
          </table:table-cell>
          <table:table-cell office:value-type="float" office:value="731034.27" calcext:value-type="float">
            <text:p>731034.27</text:p>
          </table:table-cell>
          <table:table-cell office:value-type="float" office:value="47.35" calcext:value-type="float">
            <text:p>47.35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68" calcext:value-type="float">
            <text:p>68</text:p>
          </table:table-cell>
          <table:table-cell office:value-type="float" office:value="121.05" calcext:value-type="float">
            <text:p>121.05</text:p>
          </table:table-cell>
          <table:table-cell office:value-type="float" office:value="731034.27" calcext:value-type="float">
            <text:p>731034.27</text:p>
          </table:table-cell>
          <table:table-cell office:value-type="float" office:value="47.35" calcext:value-type="float">
            <text:p>47.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38.88910557068" calcext:value-type="float">
            <text:p>6038.88910557068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69" calcext:value-type="float">
            <text:p>69</text:p>
          </table:table-cell>
          <table:table-cell office:value-type="float" office:value="134.33" calcext:value-type="float">
            <text:p>134.33</text:p>
          </table:table-cell>
          <table:table-cell office:value-type="float" office:value="805607.39" calcext:value-type="float">
            <text:p>805607.39</text:p>
          </table:table-cell>
          <table:table-cell office:value-type="float" office:value="52.95" calcext:value-type="float">
            <text:p>52.95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69" calcext:value-type="float">
            <text:p>69</text:p>
          </table:table-cell>
          <table:table-cell office:value-type="float" office:value="134.33" calcext:value-type="float">
            <text:p>134.33</text:p>
          </table:table-cell>
          <table:table-cell office:value-type="float" office:value="805607.39" calcext:value-type="float">
            <text:p>805607.39</text:p>
          </table:table-cell>
          <table:table-cell office:value-type="float" office:value="52.95" calcext:value-type="float">
            <text:p>52.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97.3285437838" calcext:value-type="float">
            <text:p>5997.3285437838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70" calcext:value-type="float">
            <text:p>70</text:p>
          </table:table-cell>
          <table:table-cell office:value-type="float" office:value="134.7" calcext:value-type="float">
            <text:p>134.7</text:p>
          </table:table-cell>
          <table:table-cell office:value-type="float" office:value="793841.54" calcext:value-type="float">
            <text:p>793841.54</text:p>
          </table:table-cell>
          <table:table-cell office:value-type="float" office:value="50.9" calcext:value-type="float">
            <text:p>50.9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70" calcext:value-type="float">
            <text:p>70</text:p>
          </table:table-cell>
          <table:table-cell office:value-type="float" office:value="134.7" calcext:value-type="float">
            <text:p>134.7</text:p>
          </table:table-cell>
          <table:table-cell office:value-type="float" office:value="793841.54" calcext:value-type="float">
            <text:p>793841.54</text:p>
          </table:table-cell>
          <table:table-cell office:value-type="float" office:value="50.9" calcext:value-type="float">
            <text:p>50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893.35727672123" calcext:value-type="float">
            <text:p>5893.35727672123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71" calcext:value-type="float">
            <text:p>71</text:p>
          </table:table-cell>
          <table:table-cell office:value-type="float" office:value="127.34" calcext:value-type="float">
            <text:p>127.34</text:p>
          </table:table-cell>
          <table:table-cell office:value-type="float" office:value="791518.84" calcext:value-type="float">
            <text:p>791518.84</text:p>
          </table:table-cell>
          <table:table-cell office:value-type="float" office:value="51.42" calcext:value-type="float">
            <text:p>51.42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71" calcext:value-type="float">
            <text:p>71</text:p>
          </table:table-cell>
          <table:table-cell office:value-type="float" office:value="127.34" calcext:value-type="float">
            <text:p>127.34</text:p>
          </table:table-cell>
          <table:table-cell office:value-type="float" office:value="791518.84" calcext:value-type="float">
            <text:p>791518.84</text:p>
          </table:table-cell>
          <table:table-cell office:value-type="float" office:value="51.42" calcext:value-type="float">
            <text:p>51.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15.617255657" calcext:value-type="float">
            <text:p>6215.617255657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72" calcext:value-type="float">
            <text:p>72</text:p>
          </table:table-cell>
          <table:table-cell office:value-type="float" office:value="139.7" calcext:value-type="float">
            <text:p>139.7</text:p>
          </table:table-cell>
          <table:table-cell office:value-type="float" office:value="807025.96" calcext:value-type="float">
            <text:p>807025.96</text:p>
          </table:table-cell>
          <table:table-cell office:value-type="float" office:value="52.81" calcext:value-type="float">
            <text:p>52.8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72" calcext:value-type="float">
            <text:p>72</text:p>
          </table:table-cell>
          <table:table-cell office:value-type="float" office:value="139.7" calcext:value-type="float">
            <text:p>139.7</text:p>
          </table:table-cell>
          <table:table-cell office:value-type="float" office:value="807025.96" calcext:value-type="float">
            <text:p>807025.96</text:p>
          </table:table-cell>
          <table:table-cell office:value-type="float" office:value="52.81" calcext:value-type="float">
            <text:p>52.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776.82841278625" calcext:value-type="float">
            <text:p>5776.82841278625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73" calcext:value-type="float">
            <text:p>73</text:p>
          </table:table-cell>
          <table:table-cell office:value-type="float" office:value="136.3" calcext:value-type="float">
            <text:p>136.3</text:p>
          </table:table-cell>
          <table:table-cell office:value-type="float" office:value="843682.35" calcext:value-type="float">
            <text:p>843682.35</text:p>
          </table:table-cell>
          <table:table-cell office:value-type="float" office:value="54.64" calcext:value-type="float">
            <text:p>54.64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73" calcext:value-type="float">
            <text:p>73</text:p>
          </table:table-cell>
          <table:table-cell office:value-type="float" office:value="136.3" calcext:value-type="float">
            <text:p>136.3</text:p>
          </table:table-cell>
          <table:table-cell office:value-type="float" office:value="843682.35" calcext:value-type="float">
            <text:p>843682.35</text:p>
          </table:table-cell>
          <table:table-cell office:value-type="float" office:value="54.64" calcext:value-type="float">
            <text:p>54.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190.0268389659" calcext:value-type="float">
            <text:p>6190.0268389659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74" calcext:value-type="float">
            <text:p>74</text:p>
          </table:table-cell>
          <table:table-cell office:value-type="float" office:value="140.11" calcext:value-type="float">
            <text:p>140.11</text:p>
          </table:table-cell>
          <table:table-cell office:value-type="float" office:value="869807.18" calcext:value-type="float">
            <text:p>869807.18</text:p>
          </table:table-cell>
          <table:table-cell office:value-type="float" office:value="55.95" calcext:value-type="float">
            <text:p>55.95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74" calcext:value-type="float">
            <text:p>74</text:p>
          </table:table-cell>
          <table:table-cell office:value-type="float" office:value="140.11" calcext:value-type="float">
            <text:p>140.11</text:p>
          </table:table-cell>
          <table:table-cell office:value-type="float" office:value="869807.18" calcext:value-type="float">
            <text:p>869807.18</text:p>
          </table:table-cell>
          <table:table-cell office:value-type="float" office:value="55.95" calcext:value-type="float">
            <text:p>55.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08.17351011506" calcext:value-type="float">
            <text:p>6208.17351011506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75" calcext:value-type="float">
            <text:p>75</text:p>
          </table:table-cell>
          <table:table-cell office:value-type="float" office:value="140.3" calcext:value-type="float">
            <text:p>140.3</text:p>
          </table:table-cell>
          <table:table-cell office:value-type="float" office:value="847020.22" calcext:value-type="float">
            <text:p>847020.22</text:p>
          </table:table-cell>
          <table:table-cell office:value-type="float" office:value="54.4" calcext:value-type="float">
            <text:p>54.4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75" calcext:value-type="float">
            <text:p>75</text:p>
          </table:table-cell>
          <table:table-cell office:value-type="float" office:value="140.3" calcext:value-type="float">
            <text:p>140.3</text:p>
          </table:table-cell>
          <table:table-cell office:value-type="float" office:value="847020.22" calcext:value-type="float">
            <text:p>847020.22</text:p>
          </table:table-cell>
          <table:table-cell office:value-type="float" office:value="54.4" calcext:value-type="float">
            <text:p>54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37.17877095221" calcext:value-type="float">
            <text:p>6037.17877095221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76" calcext:value-type="float">
            <text:p>76</text:p>
          </table:table-cell>
          <table:table-cell office:value-type="float" office:value="145.19" calcext:value-type="float">
            <text:p>145.19</text:p>
          </table:table-cell>
          <table:table-cell office:value-type="float" office:value="837615.03" calcext:value-type="float">
            <text:p>837615.03</text:p>
          </table:table-cell>
          <table:table-cell office:value-type="float" office:value="55.26" calcext:value-type="float">
            <text:p>55.26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76" calcext:value-type="float">
            <text:p>76</text:p>
          </table:table-cell>
          <table:table-cell office:value-type="float" office:value="145.19" calcext:value-type="float">
            <text:p>145.19</text:p>
          </table:table-cell>
          <table:table-cell office:value-type="float" office:value="837615.03" calcext:value-type="float">
            <text:p>837615.03</text:p>
          </table:table-cell>
          <table:table-cell office:value-type="float" office:value="55.26" calcext:value-type="float">
            <text:p>55.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769.01040694895" calcext:value-type="float">
            <text:p>5769.01040694895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77" calcext:value-type="float">
            <text:p>77</text:p>
          </table:table-cell>
          <table:table-cell office:value-type="float" office:value="141.88" calcext:value-type="float">
            <text:p>141.88</text:p>
          </table:table-cell>
          <table:table-cell office:value-type="float" office:value="826971.4" calcext:value-type="float">
            <text:p>826971.4</text:p>
          </table:table-cell>
          <table:table-cell office:value-type="float" office:value="55.55" calcext:value-type="float">
            <text:p>55.55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77" calcext:value-type="float">
            <text:p>77</text:p>
          </table:table-cell>
          <table:table-cell office:value-type="float" office:value="141.88" calcext:value-type="float">
            <text:p>141.88</text:p>
          </table:table-cell>
          <table:table-cell office:value-type="float" office:value="826971.4" calcext:value-type="float">
            <text:p>826971.4</text:p>
          </table:table-cell>
          <table:table-cell office:value-type="float" office:value="55.55" calcext:value-type="float">
            <text:p>55.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828.7913841324" calcext:value-type="float">
            <text:p>5828.7913841324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78" calcext:value-type="float">
            <text:p>78</text:p>
          </table:table-cell>
          <table:table-cell office:value-type="float" office:value="147.27" calcext:value-type="float">
            <text:p>147.27</text:p>
          </table:table-cell>
          <table:table-cell office:value-type="float" office:value="916716.69" calcext:value-type="float">
            <text:p>916716.69</text:p>
          </table:table-cell>
          <table:table-cell office:value-type="float" office:value="59.56" calcext:value-type="float">
            <text:p>59.56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78" calcext:value-type="float">
            <text:p>78</text:p>
          </table:table-cell>
          <table:table-cell office:value-type="float" office:value="147.27" calcext:value-type="float">
            <text:p>147.27</text:p>
          </table:table-cell>
          <table:table-cell office:value-type="float" office:value="916716.69" calcext:value-type="float">
            <text:p>916716.69</text:p>
          </table:table-cell>
          <table:table-cell office:value-type="float" office:value="59.56" calcext:value-type="float">
            <text:p>59.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24.5779584709" calcext:value-type="float">
            <text:p>6224.5779584709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79" calcext:value-type="float">
            <text:p>79</text:p>
          </table:table-cell>
          <table:table-cell office:value-type="float" office:value="146.64" calcext:value-type="float">
            <text:p>146.64</text:p>
          </table:table-cell>
          <table:table-cell office:value-type="float" office:value="921431.54" calcext:value-type="float">
            <text:p>921431.54</text:p>
          </table:table-cell>
          <table:table-cell office:value-type="float" office:value="60.55" calcext:value-type="float">
            <text:p>60.55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79" calcext:value-type="float">
            <text:p>79</text:p>
          </table:table-cell>
          <table:table-cell office:value-type="float" office:value="146.64" calcext:value-type="float">
            <text:p>146.64</text:p>
          </table:table-cell>
          <table:table-cell office:value-type="float" office:value="921431.54" calcext:value-type="float">
            <text:p>921431.54</text:p>
          </table:table-cell>
          <table:table-cell office:value-type="float" office:value="60.55" calcext:value-type="float">
            <text:p>60.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83.7139855975" calcext:value-type="float">
            <text:p>6283.7139855975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80" calcext:value-type="float">
            <text:p>80</text:p>
          </table:table-cell>
          <table:table-cell office:value-type="float" office:value="151.04" calcext:value-type="float">
            <text:p>151.04</text:p>
          </table:table-cell>
          <table:table-cell office:value-type="float" office:value="917433.46" calcext:value-type="float">
            <text:p>917433.46</text:p>
          </table:table-cell>
          <table:table-cell office:value-type="float" office:value="60.86" calcext:value-type="float">
            <text:p>60.86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80" calcext:value-type="float">
            <text:p>80</text:p>
          </table:table-cell>
          <table:table-cell office:value-type="float" office:value="151.04" calcext:value-type="float">
            <text:p>151.04</text:p>
          </table:table-cell>
          <table:table-cell office:value-type="float" office:value="917433.46" calcext:value-type="float">
            <text:p>917433.46</text:p>
          </table:table-cell>
          <table:table-cell office:value-type="float" office:value="60.86" calcext:value-type="float">
            <text:p>60.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74.30135499518" calcext:value-type="float">
            <text:p>6074.30135499518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81" calcext:value-type="float">
            <text:p>81</text:p>
          </table:table-cell>
          <table:table-cell office:value-type="float" office:value="154.79" calcext:value-type="float">
            <text:p>154.79</text:p>
          </table:table-cell>
          <table:table-cell office:value-type="float" office:value="927263.56" calcext:value-type="float">
            <text:p>927263.56</text:p>
          </table:table-cell>
          <table:table-cell office:value-type="float" office:value="60.6" calcext:value-type="float">
            <text:p>60.6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81" calcext:value-type="float">
            <text:p>81</text:p>
          </table:table-cell>
          <table:table-cell office:value-type="float" office:value="154.79" calcext:value-type="float">
            <text:p>154.79</text:p>
          </table:table-cell>
          <table:table-cell office:value-type="float" office:value="927263.56" calcext:value-type="float">
            <text:p>927263.56</text:p>
          </table:table-cell>
          <table:table-cell office:value-type="float" office:value="60.6" calcext:value-type="float">
            <text:p>60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90.59860050983" calcext:value-type="float">
            <text:p>5990.59860050983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82" calcext:value-type="float">
            <text:p>82</text:p>
          </table:table-cell>
          <table:table-cell office:value-type="float" office:value="151.35" calcext:value-type="float">
            <text:p>151.35</text:p>
          </table:table-cell>
          <table:table-cell office:value-type="float" office:value="899649.63" calcext:value-type="float">
            <text:p>899649.63</text:p>
          </table:table-cell>
          <table:table-cell office:value-type="float" office:value="59.84" calcext:value-type="float">
            <text:p>59.84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82" calcext:value-type="float">
            <text:p>82</text:p>
          </table:table-cell>
          <table:table-cell office:value-type="float" office:value="151.35" calcext:value-type="float">
            <text:p>151.35</text:p>
          </table:table-cell>
          <table:table-cell office:value-type="float" office:value="899649.63" calcext:value-type="float">
            <text:p>899649.63</text:p>
          </table:table-cell>
          <table:table-cell office:value-type="float" office:value="59.84" calcext:value-type="float">
            <text:p>59.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44.11364049542" calcext:value-type="float">
            <text:p>5944.11364049542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83" calcext:value-type="float">
            <text:p>83</text:p>
          </table:table-cell>
          <table:table-cell office:value-type="float" office:value="153.12" calcext:value-type="float">
            <text:p>153.12</text:p>
          </table:table-cell>
          <table:table-cell office:value-type="float" office:value="952270.53" calcext:value-type="float">
            <text:p>952270.53</text:p>
          </table:table-cell>
          <table:table-cell office:value-type="float" office:value="63.08" calcext:value-type="float">
            <text:p>63.08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83" calcext:value-type="float">
            <text:p>83</text:p>
          </table:table-cell>
          <table:table-cell office:value-type="float" office:value="153.12" calcext:value-type="float">
            <text:p>153.12</text:p>
          </table:table-cell>
          <table:table-cell office:value-type="float" office:value="952270.53" calcext:value-type="float">
            <text:p>952270.53</text:p>
          </table:table-cell>
          <table:table-cell office:value-type="float" office:value="63.08" calcext:value-type="float">
            <text:p>63.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18.91885589368" calcext:value-type="float">
            <text:p>6218.91885589368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84" calcext:value-type="float">
            <text:p>84</text:p>
          </table:table-cell>
          <table:table-cell office:value-type="float" office:value="160.98" calcext:value-type="float">
            <text:p>160.98</text:p>
          </table:table-cell>
          <table:table-cell office:value-type="float" office:value="954058.67" calcext:value-type="float">
            <text:p>954058.67</text:p>
          </table:table-cell>
          <table:table-cell office:value-type="float" office:value="62.07" calcext:value-type="float">
            <text:p>62.07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84" calcext:value-type="float">
            <text:p>84</text:p>
          </table:table-cell>
          <table:table-cell office:value-type="float" office:value="160.98" calcext:value-type="float">
            <text:p>160.98</text:p>
          </table:table-cell>
          <table:table-cell office:value-type="float" office:value="954058.67" calcext:value-type="float">
            <text:p>954058.67</text:p>
          </table:table-cell>
          <table:table-cell office:value-type="float" office:value="62.07" calcext:value-type="float">
            <text:p>62.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26.63147319208" calcext:value-type="float">
            <text:p>5926.63147319208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86" calcext:value-type="float">
            <text:p>86</text:p>
          </table:table-cell>
          <table:table-cell office:value-type="float" office:value="153.91" calcext:value-type="float">
            <text:p>153.91</text:p>
          </table:table-cell>
          <table:table-cell office:value-type="float" office:value="955195.42" calcext:value-type="float">
            <text:p>955195.42</text:p>
          </table:table-cell>
          <table:table-cell office:value-type="float" office:value="61.06" calcext:value-type="float">
            <text:p>61.06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86" calcext:value-type="float">
            <text:p>86</text:p>
          </table:table-cell>
          <table:table-cell office:value-type="float" office:value="153.91" calcext:value-type="float">
            <text:p>153.91</text:p>
          </table:table-cell>
          <table:table-cell office:value-type="float" office:value="955195.42" calcext:value-type="float">
            <text:p>955195.42</text:p>
          </table:table-cell>
          <table:table-cell office:value-type="float" office:value="61.06" calcext:value-type="float">
            <text:p>61.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06.10067254364" calcext:value-type="float">
            <text:p>6206.10067254364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87" calcext:value-type="float">
            <text:p>87</text:p>
          </table:table-cell>
          <table:table-cell office:value-type="float" office:value="166.05" calcext:value-type="float">
            <text:p>166.05</text:p>
          </table:table-cell>
          <table:table-cell office:value-type="float" office:value="946139.72" calcext:value-type="float">
            <text:p>946139.72</text:p>
          </table:table-cell>
          <table:table-cell office:value-type="float" office:value="62.95" calcext:value-type="float">
            <text:p>62.95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87" calcext:value-type="float">
            <text:p>87</text:p>
          </table:table-cell>
          <table:table-cell office:value-type="float" office:value="166.05" calcext:value-type="float">
            <text:p>166.05</text:p>
          </table:table-cell>
          <table:table-cell office:value-type="float" office:value="946139.72" calcext:value-type="float">
            <text:p>946139.72</text:p>
          </table:table-cell>
          <table:table-cell office:value-type="float" office:value="62.95" calcext:value-type="float">
            <text:p>62.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97.85392913825" calcext:value-type="float">
            <text:p>5697.85392913825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88" calcext:value-type="float">
            <text:p>88</text:p>
          </table:table-cell>
          <table:table-cell office:value-type="float" office:value="170.9" calcext:value-type="float">
            <text:p>170.9</text:p>
          </table:table-cell>
          <table:table-cell office:value-type="float" office:value="1000183.92" calcext:value-type="float">
            <text:p>1000183.92</text:p>
          </table:table-cell>
          <table:table-cell office:value-type="float" office:value="66.4" calcext:value-type="float">
            <text:p>66.4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88" calcext:value-type="float">
            <text:p>88</text:p>
          </table:table-cell>
          <table:table-cell office:value-type="float" office:value="170.9" calcext:value-type="float">
            <text:p>170.9</text:p>
          </table:table-cell>
          <table:table-cell office:value-type="float" office:value="1000183.92" calcext:value-type="float">
            <text:p>1000183.92</text:p>
          </table:table-cell>
          <table:table-cell office:value-type="float" office:value="66.4" calcext:value-type="float">
            <text:p>66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852.39676988735" calcext:value-type="float">
            <text:p>5852.39676988735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89" calcext:value-type="float">
            <text:p>89</text:p>
          </table:table-cell>
          <table:table-cell office:value-type="float" office:value="171.5" calcext:value-type="float">
            <text:p>171.5</text:p>
          </table:table-cell>
          <table:table-cell office:value-type="float" office:value="958921.34" calcext:value-type="float">
            <text:p>958921.34</text:p>
          </table:table-cell>
          <table:table-cell office:value-type="float" office:value="64.88" calcext:value-type="float">
            <text:p>64.88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89" calcext:value-type="float">
            <text:p>89</text:p>
          </table:table-cell>
          <table:table-cell office:value-type="float" office:value="171.5" calcext:value-type="float">
            <text:p>171.5</text:p>
          </table:table-cell>
          <table:table-cell office:value-type="float" office:value="958921.34" calcext:value-type="float">
            <text:p>958921.34</text:p>
          </table:table-cell>
          <table:table-cell office:value-type="float" office:value="64.88" calcext:value-type="float">
            <text:p>64.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591.4988231069" calcext:value-type="float">
            <text:p>5591.4988231069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90" calcext:value-type="float">
            <text:p>90</text:p>
          </table:table-cell>
          <table:table-cell office:value-type="float" office:value="173.69" calcext:value-type="float">
            <text:p>173.69</text:p>
          </table:table-cell>
          <table:table-cell office:value-type="float" office:value="1050937.74" calcext:value-type="float">
            <text:p>1050937.74</text:p>
          </table:table-cell>
          <table:table-cell office:value-type="float" office:value="69.18" calcext:value-type="float">
            <text:p>69.18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90" calcext:value-type="float">
            <text:p>90</text:p>
          </table:table-cell>
          <table:table-cell office:value-type="float" office:value="173.69" calcext:value-type="float">
            <text:p>173.69</text:p>
          </table:table-cell>
          <table:table-cell office:value-type="float" office:value="1050937.74" calcext:value-type="float">
            <text:p>1050937.74</text:p>
          </table:table-cell>
          <table:table-cell office:value-type="float" office:value="69.18" calcext:value-type="float">
            <text:p>69.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50.55580396867" calcext:value-type="float">
            <text:p>6050.55580396867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91" calcext:value-type="float">
            <text:p>91</text:p>
          </table:table-cell>
          <table:table-cell office:value-type="float" office:value="176.42" calcext:value-type="float">
            <text:p>176.42</text:p>
          </table:table-cell>
          <table:table-cell office:value-type="float" office:value="1008484.87" calcext:value-type="float">
            <text:p>1008484.87</text:p>
          </table:table-cell>
          <table:table-cell office:value-type="float" office:value="67.3" calcext:value-type="float">
            <text:p>67.3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91" calcext:value-type="float">
            <text:p>91</text:p>
          </table:table-cell>
          <table:table-cell office:value-type="float" office:value="176.42" calcext:value-type="float">
            <text:p>176.42</text:p>
          </table:table-cell>
          <table:table-cell office:value-type="float" office:value="1008484.87" calcext:value-type="float">
            <text:p>1008484.87</text:p>
          </table:table-cell>
          <table:table-cell office:value-type="float" office:value="67.3" calcext:value-type="float">
            <text:p>67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716.43631445779" calcext:value-type="float">
            <text:p>5716.43631445779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92" calcext:value-type="float">
            <text:p>92</text:p>
          </table:table-cell>
          <table:table-cell office:value-type="float" office:value="173.38" calcext:value-type="float">
            <text:p>173.38</text:p>
          </table:table-cell>
          <table:table-cell office:value-type="float" office:value="1023461.75" calcext:value-type="float">
            <text:p>1023461.75</text:p>
          </table:table-cell>
          <table:table-cell office:value-type="float" office:value="67.61" calcext:value-type="float">
            <text:p>67.6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92" calcext:value-type="float">
            <text:p>92</text:p>
          </table:table-cell>
          <table:table-cell office:value-type="float" office:value="173.38" calcext:value-type="float">
            <text:p>173.38</text:p>
          </table:table-cell>
          <table:table-cell office:value-type="float" office:value="1023461.75" calcext:value-type="float">
            <text:p>1023461.75</text:p>
          </table:table-cell>
          <table:table-cell office:value-type="float" office:value="67.61" calcext:value-type="float">
            <text:p>67.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02.93830426957" calcext:value-type="float">
            <text:p>5902.93830426957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93" calcext:value-type="float">
            <text:p>93</text:p>
          </table:table-cell>
          <table:table-cell office:value-type="float" office:value="175.45" calcext:value-type="float">
            <text:p>175.45</text:p>
          </table:table-cell>
          <table:table-cell office:value-type="float" office:value="1003988.98" calcext:value-type="float">
            <text:p>1003988.98</text:p>
          </table:table-cell>
          <table:table-cell office:value-type="float" office:value="66.71" calcext:value-type="float">
            <text:p>66.7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93" calcext:value-type="float">
            <text:p>93</text:p>
          </table:table-cell>
          <table:table-cell office:value-type="float" office:value="175.45" calcext:value-type="float">
            <text:p>175.45</text:p>
          </table:table-cell>
          <table:table-cell office:value-type="float" office:value="1003988.98" calcext:value-type="float">
            <text:p>1003988.98</text:p>
          </table:table-cell>
          <table:table-cell office:value-type="float" office:value="66.71" calcext:value-type="float">
            <text:p>66.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722.29117199679" calcext:value-type="float">
            <text:p>5722.29117199679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94" calcext:value-type="float">
            <text:p>94</text:p>
          </table:table-cell>
          <table:table-cell office:value-type="float" office:value="178.6" calcext:value-type="float">
            <text:p>178.6</text:p>
          </table:table-cell>
          <table:table-cell office:value-type="float" office:value="1089645.67" calcext:value-type="float">
            <text:p>1089645.67</text:p>
          </table:table-cell>
          <table:table-cell office:value-type="float" office:value="70.56" calcext:value-type="float">
            <text:p>70.56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94" calcext:value-type="float">
            <text:p>94</text:p>
          </table:table-cell>
          <table:table-cell office:value-type="float" office:value="178.6" calcext:value-type="float">
            <text:p>178.6</text:p>
          </table:table-cell>
          <table:table-cell office:value-type="float" office:value="1089645.67" calcext:value-type="float">
            <text:p>1089645.67</text:p>
          </table:table-cell>
          <table:table-cell office:value-type="float" office:value="70.56" calcext:value-type="float">
            <text:p>70.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101.09646048523" calcext:value-type="float">
            <text:p>6101.09646048523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95" calcext:value-type="float">
            <text:p>95</text:p>
          </table:table-cell>
          <table:table-cell office:value-type="float" office:value="171.46" calcext:value-type="float">
            <text:p>171.46</text:p>
          </table:table-cell>
          <table:table-cell office:value-type="float" office:value="1043862.47" calcext:value-type="float">
            <text:p>1043862.47</text:p>
          </table:table-cell>
          <table:table-cell office:value-type="float" office:value="68.51" calcext:value-type="float">
            <text:p>68.5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95" calcext:value-type="float">
            <text:p>95</text:p>
          </table:table-cell>
          <table:table-cell office:value-type="float" office:value="171.46" calcext:value-type="float">
            <text:p>171.46</text:p>
          </table:table-cell>
          <table:table-cell office:value-type="float" office:value="1043862.47" calcext:value-type="float">
            <text:p>1043862.47</text:p>
          </table:table-cell>
          <table:table-cell office:value-type="float" office:value="68.51" calcext:value-type="float">
            <text:p>68.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87.94658499213" calcext:value-type="float">
            <text:p>6087.94658499213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96" calcext:value-type="float">
            <text:p>96</text:p>
          </table:table-cell>
          <table:table-cell office:value-type="float" office:value="180.75" calcext:value-type="float">
            <text:p>180.75</text:p>
          </table:table-cell>
          <table:table-cell office:value-type="float" office:value="1116030.55" calcext:value-type="float">
            <text:p>1116030.55</text:p>
          </table:table-cell>
          <table:table-cell office:value-type="float" office:value="72.79" calcext:value-type="float">
            <text:p>72.79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96" calcext:value-type="float">
            <text:p>96</text:p>
          </table:table-cell>
          <table:table-cell office:value-type="float" office:value="180.75" calcext:value-type="float">
            <text:p>180.75</text:p>
          </table:table-cell>
          <table:table-cell office:value-type="float" office:value="1116030.55" calcext:value-type="float">
            <text:p>1116030.55</text:p>
          </table:table-cell>
          <table:table-cell office:value-type="float" office:value="72.79" calcext:value-type="float">
            <text:p>72.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174.5852151511" calcext:value-type="float">
            <text:p>6174.5852151511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97" calcext:value-type="float">
            <text:p>97</text:p>
          </table:table-cell>
          <table:table-cell office:value-type="float" office:value="183.81" calcext:value-type="float">
            <text:p>183.81</text:p>
          </table:table-cell>
          <table:table-cell office:value-type="float" office:value="1117427.15" calcext:value-type="float">
            <text:p>1117427.15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97" calcext:value-type="float">
            <text:p>97</text:p>
          </table:table-cell>
          <table:table-cell office:value-type="float" office:value="183.81" calcext:value-type="float">
            <text:p>183.81</text:p>
          </table:table-cell>
          <table:table-cell office:value-type="float" office:value="1117427.15" calcext:value-type="float">
            <text:p>1117427.15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79.11965966045" calcext:value-type="float">
            <text:p>6079.11965966045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98" calcext:value-type="float">
            <text:p>98</text:p>
          </table:table-cell>
          <table:table-cell office:value-type="float" office:value="184.1" calcext:value-type="float">
            <text:p>184.1</text:p>
          </table:table-cell>
          <table:table-cell office:value-type="float" office:value="1161017.66" calcext:value-type="float">
            <text:p>1161017.66</text:p>
          </table:table-cell>
          <table:table-cell office:value-type="float" office:value="75.1" calcext:value-type="float">
            <text:p>75.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98" calcext:value-type="float">
            <text:p>98</text:p>
          </table:table-cell>
          <table:table-cell office:value-type="float" office:value="184.1" calcext:value-type="float">
            <text:p>184.1</text:p>
          </table:table-cell>
          <table:table-cell office:value-type="float" office:value="1161017.66" calcext:value-type="float">
            <text:p>1161017.66</text:p>
          </table:table-cell>
          <table:table-cell office:value-type="float" office:value="75.1" calcext:value-type="float">
            <text:p>75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306.40206639557" calcext:value-type="float">
            <text:p>6306.40206639557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99" calcext:value-type="float">
            <text:p>99</text:p>
          </table:table-cell>
          <table:table-cell office:value-type="float" office:value="183.4" calcext:value-type="float">
            <text:p>183.4</text:p>
          </table:table-cell>
          <table:table-cell office:value-type="float" office:value="1108038.76" calcext:value-type="float">
            <text:p>1108038.76</text:p>
          </table:table-cell>
          <table:table-cell office:value-type="float" office:value="72.45" calcext:value-type="float">
            <text:p>72.45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99" calcext:value-type="float">
            <text:p>99</text:p>
          </table:table-cell>
          <table:table-cell office:value-type="float" office:value="183.85" calcext:value-type="float">
            <text:p>183.85</text:p>
          </table:table-cell>
          <table:table-cell office:value-type="float" office:value="1102611.19" calcext:value-type="float">
            <text:p>1102611.19</text:p>
          </table:table-cell>
          <table:table-cell office:value-type="float" office:value="71.97" calcext:value-type="float">
            <text:p>71.97</text:p>
          </table:table-cell>
          <table:table-cell/>
          <table:table-cell office:value-type="float" office:value="5427.5684940333" calcext:value-type="float">
            <text:p>5427.5684940333</text:p>
          </table:table-cell>
          <table:table-cell office:value-type="float" office:value="5997.49948661897" calcext:value-type="float">
            <text:p>5997.49948661897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100" calcext:value-type="float">
            <text:p>100</text:p>
          </table:table-cell>
          <table:table-cell office:value-type="float" office:value="188.87" calcext:value-type="float">
            <text:p>188.87</text:p>
          </table:table-cell>
          <table:table-cell office:value-type="float" office:value="1127752.62" calcext:value-type="float">
            <text:p>1127752.62</text:p>
          </table:table-cell>
          <table:table-cell office:value-type="float" office:value="75.43" calcext:value-type="float">
            <text:p>75.43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100" calcext:value-type="float">
            <text:p>100</text:p>
          </table:table-cell>
          <table:table-cell office:value-type="float" office:value="188.87" calcext:value-type="float">
            <text:p>188.87</text:p>
          </table:table-cell>
          <table:table-cell office:value-type="float" office:value="1127752.62" calcext:value-type="float">
            <text:p>1127752.62</text:p>
          </table:table-cell>
          <table:table-cell office:value-type="float" office:value="75.43" calcext:value-type="float">
            <text:p>75.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70.9539931441" calcext:value-type="float">
            <text:p>5970.9539931441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3" calcext:value-type="float">
            <text:p>3</text:p>
          </table:table-cell>
          <table:table-cell office:value-type="float" office:value="3.83" calcext:value-type="float">
            <text:p>3.83</text:p>
          </table:table-cell>
          <table:table-cell office:value-type="float" office:value="34263.61" calcext:value-type="float">
            <text:p>34263.61</text:p>
          </table:table-cell>
          <table:table-cell office:value-type="float" office:value="1.82" calcext:value-type="float">
            <text:p>1.82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3" calcext:value-type="float">
            <text:p>3</text:p>
          </table:table-cell>
          <table:table-cell office:value-type="float" office:value="3.83" calcext:value-type="float">
            <text:p>3.83</text:p>
          </table:table-cell>
          <table:table-cell office:value-type="float" office:value="34263.61" calcext:value-type="float">
            <text:p>34263.61</text:p>
          </table:table-cell>
          <table:table-cell office:value-type="float" office:value="1.82" calcext:value-type="float">
            <text:p>1.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949.78802758998" calcext:value-type="float">
            <text:p>8949.78802758998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4" calcext:value-type="float">
            <text:p>4</text:p>
          </table:table-cell>
          <table:table-cell office:value-type="float" office:value="5.97" calcext:value-type="float">
            <text:p>5.97</text:p>
          </table:table-cell>
          <table:table-cell office:value-type="float" office:value="19934.76" calcext:value-type="float">
            <text:p>19934.76</text:p>
          </table:table-cell>
          <table:table-cell office:value-type="float" office:value="2.49" calcext:value-type="float">
            <text:p>2.49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4" calcext:value-type="float">
            <text:p>4</text:p>
          </table:table-cell>
          <table:table-cell office:value-type="float" office:value="5.97" calcext:value-type="float">
            <text:p>5.97</text:p>
          </table:table-cell>
          <table:table-cell office:value-type="float" office:value="19934.76" calcext:value-type="float">
            <text:p>19934.76</text:p>
          </table:table-cell>
          <table:table-cell office:value-type="float" office:value="2.49" calcext:value-type="float">
            <text:p>2.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36.53391914205" calcext:value-type="float">
            <text:p>3336.53391914205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" calcext:value-type="float">
            <text:p>5</text:p>
          </table:table-cell>
          <table:table-cell office:value-type="float" office:value="10.71" calcext:value-type="float">
            <text:p>10.71</text:p>
          </table:table-cell>
          <table:table-cell office:value-type="float" office:value="35483.77" calcext:value-type="float">
            <text:p>35483.77</text:p>
          </table:table-cell>
          <table:table-cell office:value-type="float" office:value="2.82" calcext:value-type="float">
            <text:p>2.82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" calcext:value-type="float">
            <text:p>5</text:p>
          </table:table-cell>
          <table:table-cell office:value-type="float" office:value="10.71" calcext:value-type="float">
            <text:p>10.71</text:p>
          </table:table-cell>
          <table:table-cell office:value-type="float" office:value="35483.77" calcext:value-type="float">
            <text:p>35483.77</text:p>
          </table:table-cell>
          <table:table-cell office:value-type="float" office:value="2.82" calcext:value-type="float">
            <text:p>2.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14.52765773252" calcext:value-type="float">
            <text:p>3314.52765773252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7" calcext:value-type="float">
            <text:p>7</text:p>
          </table:table-cell>
          <table:table-cell office:value-type="float" office:value="16.09" calcext:value-type="float">
            <text:p>16.09</text:p>
          </table:table-cell>
          <table:table-cell office:value-type="float" office:value="56187.17" calcext:value-type="float">
            <text:p>56187.17</text:p>
          </table:table-cell>
          <table:table-cell office:value-type="float" office:value="4.75" calcext:value-type="float">
            <text:p>4.75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7" calcext:value-type="float">
            <text:p>7</text:p>
          </table:table-cell>
          <table:table-cell office:value-type="float" office:value="16.09" calcext:value-type="float">
            <text:p>16.09</text:p>
          </table:table-cell>
          <table:table-cell office:value-type="float" office:value="56187.17" calcext:value-type="float">
            <text:p>56187.17</text:p>
          </table:table-cell>
          <table:table-cell office:value-type="float" office:value="4.75" calcext:value-type="float">
            <text:p>4.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93.05980459269" calcext:value-type="float">
            <text:p>3493.05980459269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9" calcext:value-type="float">
            <text:p>9</text:p>
          </table:table-cell>
          <table:table-cell office:value-type="float" office:value="15.57" calcext:value-type="float">
            <text:p>15.57</text:p>
          </table:table-cell>
          <table:table-cell office:value-type="float" office:value="88305.01" calcext:value-type="float">
            <text:p>88305.01</text:p>
          </table:table-cell>
          <table:table-cell office:value-type="float" office:value="5.76" calcext:value-type="float">
            <text:p>5.76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9" calcext:value-type="float">
            <text:p>9</text:p>
          </table:table-cell>
          <table:table-cell office:value-type="float" office:value="15.57" calcext:value-type="float">
            <text:p>15.57</text:p>
          </table:table-cell>
          <table:table-cell office:value-type="float" office:value="88305.01" calcext:value-type="float">
            <text:p>88305.01</text:p>
          </table:table-cell>
          <table:table-cell office:value-type="float" office:value="5.76" calcext:value-type="float">
            <text:p>5.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71.76341133439" calcext:value-type="float">
            <text:p>5671.76341133439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10" calcext:value-type="float">
            <text:p>10</text:p>
          </table:table-cell>
          <table:table-cell office:value-type="float" office:value="20.1" calcext:value-type="float">
            <text:p>20.1</text:p>
          </table:table-cell>
          <table:table-cell office:value-type="float" office:value="99104.96" calcext:value-type="float">
            <text:p>99104.96</text:p>
          </table:table-cell>
          <table:table-cell office:value-type="float" office:value="6.59" calcext:value-type="float">
            <text:p>6.59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10" calcext:value-type="float">
            <text:p>10</text:p>
          </table:table-cell>
          <table:table-cell office:value-type="float" office:value="20.1" calcext:value-type="float">
            <text:p>20.1</text:p>
          </table:table-cell>
          <table:table-cell office:value-type="float" office:value="99104.96" calcext:value-type="float">
            <text:p>99104.96</text:p>
          </table:table-cell>
          <table:table-cell office:value-type="float" office:value="6.59" calcext:value-type="float">
            <text:p>6.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929.64177450665" calcext:value-type="float">
            <text:p>4929.64177450665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11" calcext:value-type="float">
            <text:p>11</text:p>
          </table:table-cell>
          <table:table-cell office:value-type="float" office:value="18.73" calcext:value-type="float">
            <text:p>18.73</text:p>
          </table:table-cell>
          <table:table-cell office:value-type="float" office:value="93258.56" calcext:value-type="float">
            <text:p>93258.56</text:p>
          </table:table-cell>
          <table:table-cell office:value-type="float" office:value="7.01" calcext:value-type="float">
            <text:p>7.0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11" calcext:value-type="float">
            <text:p>11</text:p>
          </table:table-cell>
          <table:table-cell office:value-type="float" office:value="18.73" calcext:value-type="float">
            <text:p>18.73</text:p>
          </table:table-cell>
          <table:table-cell office:value-type="float" office:value="93258.56" calcext:value-type="float">
            <text:p>93258.56</text:p>
          </table:table-cell>
          <table:table-cell office:value-type="float" office:value="7.01" calcext:value-type="float">
            <text:p>7.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979.0718191059" calcext:value-type="float">
            <text:p>4979.0718191059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12" calcext:value-type="float">
            <text:p>12</text:p>
          </table:table-cell>
          <table:table-cell office:value-type="float" office:value="26.38" calcext:value-type="float">
            <text:p>26.38</text:p>
          </table:table-cell>
          <table:table-cell office:value-type="float" office:value="142007.23" calcext:value-type="float">
            <text:p>142007.23</text:p>
          </table:table-cell>
          <table:table-cell office:value-type="float" office:value="8.07" calcext:value-type="float">
            <text:p>8.07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12" calcext:value-type="float">
            <text:p>12</text:p>
          </table:table-cell>
          <table:table-cell office:value-type="float" office:value="26.38" calcext:value-type="float">
            <text:p>26.38</text:p>
          </table:table-cell>
          <table:table-cell office:value-type="float" office:value="142007.23" calcext:value-type="float">
            <text:p>142007.23</text:p>
          </table:table-cell>
          <table:table-cell office:value-type="float" office:value="8.07" calcext:value-type="float">
            <text:p>8.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82.77178873277" calcext:value-type="float">
            <text:p>5382.77178873277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13" calcext:value-type="float">
            <text:p>13</text:p>
          </table:table-cell>
          <table:table-cell office:value-type="float" office:value="23.61" calcext:value-type="float">
            <text:p>23.61</text:p>
          </table:table-cell>
          <table:table-cell office:value-type="float" office:value="132419.76" calcext:value-type="float">
            <text:p>132419.76</text:p>
          </table:table-cell>
          <table:table-cell office:value-type="float" office:value="8.91" calcext:value-type="float">
            <text:p>8.9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13" calcext:value-type="float">
            <text:p>13</text:p>
          </table:table-cell>
          <table:table-cell office:value-type="float" office:value="23.61" calcext:value-type="float">
            <text:p>23.61</text:p>
          </table:table-cell>
          <table:table-cell office:value-type="float" office:value="132419.76" calcext:value-type="float">
            <text:p>132419.76</text:p>
          </table:table-cell>
          <table:table-cell office:value-type="float" office:value="8.91" calcext:value-type="float">
            <text:p>8.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09.00432841158" calcext:value-type="float">
            <text:p>5609.00432841158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14" calcext:value-type="float">
            <text:p>14</text:p>
          </table:table-cell>
          <table:table-cell office:value-type="float" office:value="27.85" calcext:value-type="float">
            <text:p>27.85</text:p>
          </table:table-cell>
          <table:table-cell office:value-type="float" office:value="146801.99" calcext:value-type="float">
            <text:p>146801.99</text:p>
          </table:table-cell>
          <table:table-cell office:value-type="float" office:value="9.73" calcext:value-type="float">
            <text:p>9.73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14" calcext:value-type="float">
            <text:p>14</text:p>
          </table:table-cell>
          <table:table-cell office:value-type="float" office:value="27.85" calcext:value-type="float">
            <text:p>27.85</text:p>
          </table:table-cell>
          <table:table-cell office:value-type="float" office:value="146801.99" calcext:value-type="float">
            <text:p>146801.99</text:p>
          </table:table-cell>
          <table:table-cell office:value-type="float" office:value="9.73" calcext:value-type="float">
            <text:p>9.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71.29206176563" calcext:value-type="float">
            <text:p>5271.29206176563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15" calcext:value-type="float">
            <text:p>15</text:p>
          </table:table-cell>
          <table:table-cell office:value-type="float" office:value="28.74" calcext:value-type="float">
            <text:p>28.74</text:p>
          </table:table-cell>
          <table:table-cell office:value-type="float" office:value="178759.54" calcext:value-type="float">
            <text:p>178759.54</text:p>
          </table:table-cell>
          <table:table-cell office:value-type="float" office:value="10.82" calcext:value-type="float">
            <text:p>10.82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15" calcext:value-type="float">
            <text:p>15</text:p>
          </table:table-cell>
          <table:table-cell office:value-type="float" office:value="28.74" calcext:value-type="float">
            <text:p>28.74</text:p>
          </table:table-cell>
          <table:table-cell office:value-type="float" office:value="178759.54" calcext:value-type="float">
            <text:p>178759.54</text:p>
          </table:table-cell>
          <table:table-cell office:value-type="float" office:value="10.82" calcext:value-type="float">
            <text:p>10.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18.87287033974" calcext:value-type="float">
            <text:p>6218.87287033974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16" calcext:value-type="float">
            <text:p>16</text:p>
          </table:table-cell>
          <table:table-cell office:value-type="float" office:value="28.01" calcext:value-type="float">
            <text:p>28.01</text:p>
          </table:table-cell>
          <table:table-cell office:value-type="float" office:value="172347.43" calcext:value-type="float">
            <text:p>172347.43</text:p>
          </table:table-cell>
          <table:table-cell office:value-type="float" office:value="10.77" calcext:value-type="float">
            <text:p>10.77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16" calcext:value-type="float">
            <text:p>16</text:p>
          </table:table-cell>
          <table:table-cell office:value-type="float" office:value="28.01" calcext:value-type="float">
            <text:p>28.01</text:p>
          </table:table-cell>
          <table:table-cell office:value-type="float" office:value="172347.43" calcext:value-type="float">
            <text:p>172347.43</text:p>
          </table:table-cell>
          <table:table-cell office:value-type="float" office:value="10.77" calcext:value-type="float">
            <text:p>10.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152.48939896212" calcext:value-type="float">
            <text:p>6152.48939896212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17" calcext:value-type="float">
            <text:p>17</text:p>
          </table:table-cell>
          <table:table-cell office:value-type="float" office:value="33.44" calcext:value-type="float">
            <text:p>33.44</text:p>
          </table:table-cell>
          <table:table-cell office:value-type="float" office:value="180496.49" calcext:value-type="float">
            <text:p>180496.49</text:p>
          </table:table-cell>
          <table:table-cell office:value-type="float" office:value="12.71" calcext:value-type="float">
            <text:p>12.7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17" calcext:value-type="float">
            <text:p>17</text:p>
          </table:table-cell>
          <table:table-cell office:value-type="float" office:value="33.44" calcext:value-type="float">
            <text:p>33.44</text:p>
          </table:table-cell>
          <table:table-cell office:value-type="float" office:value="180496.49" calcext:value-type="float">
            <text:p>180496.49</text:p>
          </table:table-cell>
          <table:table-cell office:value-type="float" office:value="12.71" calcext:value-type="float">
            <text:p>12.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97.58256677272" calcext:value-type="float">
            <text:p>5397.58256677272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18" calcext:value-type="float">
            <text:p>18</text:p>
          </table:table-cell>
          <table:table-cell office:value-type="float" office:value="35.07" calcext:value-type="float">
            <text:p>35.07</text:p>
          </table:table-cell>
          <table:table-cell office:value-type="float" office:value="173429.78" calcext:value-type="float">
            <text:p>173429.78</text:p>
          </table:table-cell>
          <table:table-cell office:value-type="float" office:value="12.3" calcext:value-type="float">
            <text:p>12.3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18" calcext:value-type="float">
            <text:p>18</text:p>
          </table:table-cell>
          <table:table-cell office:value-type="float" office:value="35.07" calcext:value-type="float">
            <text:p>35.07</text:p>
          </table:table-cell>
          <table:table-cell office:value-type="float" office:value="173429.78" calcext:value-type="float">
            <text:p>173429.78</text:p>
          </table:table-cell>
          <table:table-cell office:value-type="float" office:value="12.3" calcext:value-type="float">
            <text:p>12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944.69747223959" calcext:value-type="float">
            <text:p>4944.69747223959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19" calcext:value-type="float">
            <text:p>19</text:p>
          </table:table-cell>
          <table:table-cell office:value-type="float" office:value="39.25" calcext:value-type="float">
            <text:p>39.25</text:p>
          </table:table-cell>
          <table:table-cell office:value-type="float" office:value="234899.59" calcext:value-type="float">
            <text:p>234899.59</text:p>
          </table:table-cell>
          <table:table-cell office:value-type="float" office:value="15.19" calcext:value-type="float">
            <text:p>15.19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19" calcext:value-type="float">
            <text:p>19</text:p>
          </table:table-cell>
          <table:table-cell office:value-type="float" office:value="39.25" calcext:value-type="float">
            <text:p>39.25</text:p>
          </table:table-cell>
          <table:table-cell office:value-type="float" office:value="234899.59" calcext:value-type="float">
            <text:p>234899.59</text:p>
          </table:table-cell>
          <table:table-cell office:value-type="float" office:value="15.19" calcext:value-type="float">
            <text:p>15.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85.31600641134" calcext:value-type="float">
            <text:p>5985.31600641134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20" calcext:value-type="float">
            <text:p>20</text:p>
          </table:table-cell>
          <table:table-cell office:value-type="float" office:value="35.76" calcext:value-type="float">
            <text:p>35.76</text:p>
          </table:table-cell>
          <table:table-cell office:value-type="float" office:value="202614.18" calcext:value-type="float">
            <text:p>202614.18</text:p>
          </table:table-cell>
          <table:table-cell office:value-type="float" office:value="13.91" calcext:value-type="float">
            <text:p>13.9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20" calcext:value-type="float">
            <text:p>20</text:p>
          </table:table-cell>
          <table:table-cell office:value-type="float" office:value="35.76" calcext:value-type="float">
            <text:p>35.76</text:p>
          </table:table-cell>
          <table:table-cell office:value-type="float" office:value="202614.18" calcext:value-type="float">
            <text:p>202614.18</text:p>
          </table:table-cell>
          <table:table-cell office:value-type="float" office:value="13.91" calcext:value-type="float">
            <text:p>13.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65.20697028663" calcext:value-type="float">
            <text:p>5665.20697028663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21" calcext:value-type="float">
            <text:p>21</text:p>
          </table:table-cell>
          <table:table-cell office:value-type="float" office:value="40.9" calcext:value-type="float">
            <text:p>40.9</text:p>
          </table:table-cell>
          <table:table-cell office:value-type="float" office:value="225451.1" calcext:value-type="float">
            <text:p>225451.1</text:p>
          </table:table-cell>
          <table:table-cell office:value-type="float" office:value="14.27" calcext:value-type="float">
            <text:p>14.27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21" calcext:value-type="float">
            <text:p>21</text:p>
          </table:table-cell>
          <table:table-cell office:value-type="float" office:value="40.9" calcext:value-type="float">
            <text:p>40.9</text:p>
          </table:table-cell>
          <table:table-cell office:value-type="float" office:value="225451.1" calcext:value-type="float">
            <text:p>225451.1</text:p>
          </table:table-cell>
          <table:table-cell office:value-type="float" office:value="14.27" calcext:value-type="float">
            <text:p>14.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511.99268836597" calcext:value-type="float">
            <text:p>5511.99268836597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22" calcext:value-type="float">
            <text:p>22</text:p>
          </table:table-cell>
          <table:table-cell office:value-type="float" office:value="42.58" calcext:value-type="float">
            <text:p>42.58</text:p>
          </table:table-cell>
          <table:table-cell office:value-type="float" office:value="251312.81" calcext:value-type="float">
            <text:p>251312.81</text:p>
          </table:table-cell>
          <table:table-cell office:value-type="float" office:value="15.94" calcext:value-type="float">
            <text:p>15.94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22" calcext:value-type="float">
            <text:p>22</text:p>
          </table:table-cell>
          <table:table-cell office:value-type="float" office:value="42.58" calcext:value-type="float">
            <text:p>42.58</text:p>
          </table:table-cell>
          <table:table-cell office:value-type="float" office:value="251312.81" calcext:value-type="float">
            <text:p>251312.81</text:p>
          </table:table-cell>
          <table:table-cell office:value-type="float" office:value="15.94" calcext:value-type="float">
            <text:p>15.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02.78514872884" calcext:value-type="float">
            <text:p>5902.78514872884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23" calcext:value-type="float">
            <text:p>23</text:p>
          </table:table-cell>
          <table:table-cell office:value-type="float" office:value="44.92" calcext:value-type="float">
            <text:p>44.92</text:p>
          </table:table-cell>
          <table:table-cell office:value-type="float" office:value="252959.97" calcext:value-type="float">
            <text:p>252959.97</text:p>
          </table:table-cell>
          <table:table-cell office:value-type="float" office:value="16.62" calcext:value-type="float">
            <text:p>16.62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23" calcext:value-type="float">
            <text:p>23</text:p>
          </table:table-cell>
          <table:table-cell office:value-type="float" office:value="44.92" calcext:value-type="float">
            <text:p>44.92</text:p>
          </table:table-cell>
          <table:table-cell office:value-type="float" office:value="252959.97" calcext:value-type="float">
            <text:p>252959.97</text:p>
          </table:table-cell>
          <table:table-cell office:value-type="float" office:value="16.62" calcext:value-type="float">
            <text:p>16.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31.29774954675" calcext:value-type="float">
            <text:p>5631.29774954675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24" calcext:value-type="float">
            <text:p>24</text:p>
          </table:table-cell>
          <table:table-cell office:value-type="float" office:value="50.33" calcext:value-type="float">
            <text:p>50.33</text:p>
          </table:table-cell>
          <table:table-cell office:value-type="float" office:value="271167.67" calcext:value-type="float">
            <text:p>271167.67</text:p>
          </table:table-cell>
          <table:table-cell office:value-type="float" office:value="18.04" calcext:value-type="float">
            <text:p>18.04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24" calcext:value-type="float">
            <text:p>24</text:p>
          </table:table-cell>
          <table:table-cell office:value-type="float" office:value="50.33" calcext:value-type="float">
            <text:p>50.33</text:p>
          </table:table-cell>
          <table:table-cell office:value-type="float" office:value="271167.67" calcext:value-type="float">
            <text:p>271167.67</text:p>
          </table:table-cell>
          <table:table-cell office:value-type="float" office:value="18.04" calcext:value-type="float">
            <text:p>18.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88.26620308829" calcext:value-type="float">
            <text:p>5388.26620308829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25" calcext:value-type="float">
            <text:p>25</text:p>
          </table:table-cell>
          <table:table-cell office:value-type="float" office:value="47.81" calcext:value-type="float">
            <text:p>47.81</text:p>
          </table:table-cell>
          <table:table-cell office:value-type="float" office:value="298743.05" calcext:value-type="float">
            <text:p>298743.05</text:p>
          </table:table-cell>
          <table:table-cell office:value-type="float" office:value="18.9" calcext:value-type="float">
            <text:p>18.9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25" calcext:value-type="float">
            <text:p>25</text:p>
          </table:table-cell>
          <table:table-cell office:value-type="float" office:value="47.81" calcext:value-type="float">
            <text:p>47.81</text:p>
          </table:table-cell>
          <table:table-cell office:value-type="float" office:value="298743.05" calcext:value-type="float">
            <text:p>298743.05</text:p>
          </table:table-cell>
          <table:table-cell office:value-type="float" office:value="18.9" calcext:value-type="float">
            <text:p>18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48.56046726911" calcext:value-type="float">
            <text:p>6248.56046726911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26" calcext:value-type="float">
            <text:p>26</text:p>
          </table:table-cell>
          <table:table-cell office:value-type="float" office:value="53.94" calcext:value-type="float">
            <text:p>53.94</text:p>
          </table:table-cell>
          <table:table-cell office:value-type="float" office:value="273140.66" calcext:value-type="float">
            <text:p>273140.66</text:p>
          </table:table-cell>
          <table:table-cell office:value-type="float" office:value="18.29" calcext:value-type="float">
            <text:p>18.29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26" calcext:value-type="float">
            <text:p>26</text:p>
          </table:table-cell>
          <table:table-cell office:value-type="float" office:value="53.94" calcext:value-type="float">
            <text:p>53.94</text:p>
          </table:table-cell>
          <table:table-cell office:value-type="float" office:value="273140.66" calcext:value-type="float">
            <text:p>273140.66</text:p>
          </table:table-cell>
          <table:table-cell office:value-type="float" office:value="18.29" calcext:value-type="float">
            <text:p>18.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63.41228593222" calcext:value-type="float">
            <text:p>5063.41228593222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27" calcext:value-type="float">
            <text:p>27</text:p>
          </table:table-cell>
          <table:table-cell office:value-type="float" office:value="52.47" calcext:value-type="float">
            <text:p>52.47</text:p>
          </table:table-cell>
          <table:table-cell office:value-type="float" office:value="308175.96" calcext:value-type="float">
            <text:p>308175.96</text:p>
          </table:table-cell>
          <table:table-cell office:value-type="float" office:value="19.74" calcext:value-type="float">
            <text:p>19.74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27" calcext:value-type="float">
            <text:p>27</text:p>
          </table:table-cell>
          <table:table-cell office:value-type="float" office:value="52.47" calcext:value-type="float">
            <text:p>52.47</text:p>
          </table:table-cell>
          <table:table-cell office:value-type="float" office:value="308175.96" calcext:value-type="float">
            <text:p>308175.96</text:p>
          </table:table-cell>
          <table:table-cell office:value-type="float" office:value="19.74" calcext:value-type="float">
            <text:p>19.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873.03125004917" calcext:value-type="float">
            <text:p>5873.03125004917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28" calcext:value-type="float">
            <text:p>28</text:p>
          </table:table-cell>
          <table:table-cell office:value-type="float" office:value="52.29" calcext:value-type="float">
            <text:p>52.29</text:p>
          </table:table-cell>
          <table:table-cell office:value-type="float" office:value="315161.49" calcext:value-type="float">
            <text:p>315161.49</text:p>
          </table:table-cell>
          <table:table-cell office:value-type="float" office:value="20.25" calcext:value-type="float">
            <text:p>20.25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28" calcext:value-type="float">
            <text:p>28</text:p>
          </table:table-cell>
          <table:table-cell office:value-type="float" office:value="52.29" calcext:value-type="float">
            <text:p>52.29</text:p>
          </table:table-cell>
          <table:table-cell office:value-type="float" office:value="315161.49" calcext:value-type="float">
            <text:p>315161.49</text:p>
          </table:table-cell>
          <table:table-cell office:value-type="float" office:value="20.25" calcext:value-type="float">
            <text:p>20.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26.8135449103" calcext:value-type="float">
            <text:p>6026.8135449103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29" calcext:value-type="float">
            <text:p>29</text:p>
          </table:table-cell>
          <table:table-cell office:value-type="float" office:value="55.59" calcext:value-type="float">
            <text:p>55.59</text:p>
          </table:table-cell>
          <table:table-cell office:value-type="float" office:value="317683.83" calcext:value-type="float">
            <text:p>317683.83</text:p>
          </table:table-cell>
          <table:table-cell office:value-type="float" office:value="21.52" calcext:value-type="float">
            <text:p>21.52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29" calcext:value-type="float">
            <text:p>29</text:p>
          </table:table-cell>
          <table:table-cell office:value-type="float" office:value="55.59" calcext:value-type="float">
            <text:p>55.59</text:p>
          </table:table-cell>
          <table:table-cell office:value-type="float" office:value="317683.83" calcext:value-type="float">
            <text:p>317683.83</text:p>
          </table:table-cell>
          <table:table-cell office:value-type="float" office:value="21.52" calcext:value-type="float">
            <text:p>21.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714.87708556472" calcext:value-type="float">
            <text:p>5714.87708556472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30" calcext:value-type="float">
            <text:p>30</text:p>
          </table:table-cell>
          <table:table-cell office:value-type="float" office:value="56.7" calcext:value-type="float">
            <text:p>56.7</text:p>
          </table:table-cell>
          <table:table-cell office:value-type="float" office:value="361519.37" calcext:value-type="float">
            <text:p>361519.37</text:p>
          </table:table-cell>
          <table:table-cell office:value-type="float" office:value="24.19" calcext:value-type="float">
            <text:p>24.19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30" calcext:value-type="float">
            <text:p>30</text:p>
          </table:table-cell>
          <table:table-cell office:value-type="float" office:value="56.7" calcext:value-type="float">
            <text:p>56.7</text:p>
          </table:table-cell>
          <table:table-cell office:value-type="float" office:value="361519.37" calcext:value-type="float">
            <text:p>361519.37</text:p>
          </table:table-cell>
          <table:table-cell office:value-type="float" office:value="24.19" calcext:value-type="float">
            <text:p>24.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375.54877606905" calcext:value-type="float">
            <text:p>6375.54877606905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31" calcext:value-type="float">
            <text:p>31</text:p>
          </table:table-cell>
          <table:table-cell office:value-type="float" office:value="54.42" calcext:value-type="float">
            <text:p>54.42</text:p>
          </table:table-cell>
          <table:table-cell office:value-type="float" office:value="310637.65" calcext:value-type="float">
            <text:p>310637.65</text:p>
          </table:table-cell>
          <table:table-cell office:value-type="float" office:value="20.92" calcext:value-type="float">
            <text:p>20.92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31" calcext:value-type="float">
            <text:p>31</text:p>
          </table:table-cell>
          <table:table-cell office:value-type="float" office:value="54.42" calcext:value-type="float">
            <text:p>54.42</text:p>
          </table:table-cell>
          <table:table-cell office:value-type="float" office:value="310637.65" calcext:value-type="float">
            <text:p>310637.65</text:p>
          </table:table-cell>
          <table:table-cell office:value-type="float" office:value="20.92" calcext:value-type="float">
            <text:p>20.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707.64116316255" calcext:value-type="float">
            <text:p>5707.64116316255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32" calcext:value-type="float">
            <text:p>32</text:p>
          </table:table-cell>
          <table:table-cell office:value-type="float" office:value="64.27" calcext:value-type="float">
            <text:p>64.27</text:p>
          </table:table-cell>
          <table:table-cell office:value-type="float" office:value="355417.51" calcext:value-type="float">
            <text:p>355417.51</text:p>
          </table:table-cell>
          <table:table-cell office:value-type="float" office:value="22.64" calcext:value-type="float">
            <text:p>22.64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32" calcext:value-type="float">
            <text:p>32</text:p>
          </table:table-cell>
          <table:table-cell office:value-type="float" office:value="64.27" calcext:value-type="float">
            <text:p>64.27</text:p>
          </table:table-cell>
          <table:table-cell office:value-type="float" office:value="355417.51" calcext:value-type="float">
            <text:p>355417.51</text:p>
          </table:table-cell>
          <table:table-cell office:value-type="float" office:value="22.64" calcext:value-type="float">
            <text:p>22.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530.04043881318" calcext:value-type="float">
            <text:p>5530.04043881318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33" calcext:value-type="float">
            <text:p>33</text:p>
          </table:table-cell>
          <table:table-cell office:value-type="float" office:value="69.73" calcext:value-type="float">
            <text:p>69.73</text:p>
          </table:table-cell>
          <table:table-cell office:value-type="float" office:value="390971.78" calcext:value-type="float">
            <text:p>390971.78</text:p>
          </table:table-cell>
          <table:table-cell office:value-type="float" office:value="25.1" calcext:value-type="float">
            <text:p>25.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33" calcext:value-type="float">
            <text:p>33</text:p>
          </table:table-cell>
          <table:table-cell office:value-type="float" office:value="69.73" calcext:value-type="float">
            <text:p>69.73</text:p>
          </table:table-cell>
          <table:table-cell office:value-type="float" office:value="390971.78" calcext:value-type="float">
            <text:p>390971.78</text:p>
          </table:table-cell>
          <table:table-cell office:value-type="float" office:value="25.1" calcext:value-type="float">
            <text:p>25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06.54556981392" calcext:value-type="float">
            <text:p>5606.54556981392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34" calcext:value-type="float">
            <text:p>34</text:p>
          </table:table-cell>
          <table:table-cell office:value-type="float" office:value="62.36" calcext:value-type="float">
            <text:p>62.36</text:p>
          </table:table-cell>
          <table:table-cell office:value-type="float" office:value="375499.67" calcext:value-type="float">
            <text:p>375499.67</text:p>
          </table:table-cell>
          <table:table-cell office:value-type="float" office:value="25.1" calcext:value-type="float">
            <text:p>25.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34" calcext:value-type="float">
            <text:p>34</text:p>
          </table:table-cell>
          <table:table-cell office:value-type="float" office:value="62.36" calcext:value-type="float">
            <text:p>62.36</text:p>
          </table:table-cell>
          <table:table-cell office:value-type="float" office:value="375499.67" calcext:value-type="float">
            <text:p>375499.67</text:p>
          </table:table-cell>
          <table:table-cell office:value-type="float" office:value="25.1" calcext:value-type="float">
            <text:p>25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21.06867047602" calcext:value-type="float">
            <text:p>6021.06867047602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35" calcext:value-type="float">
            <text:p>35</text:p>
          </table:table-cell>
          <table:table-cell office:value-type="float" office:value="65.17" calcext:value-type="float">
            <text:p>65.17</text:p>
          </table:table-cell>
          <table:table-cell office:value-type="float" office:value="351205.9" calcext:value-type="float">
            <text:p>351205.9</text:p>
          </table:table-cell>
          <table:table-cell office:value-type="float" office:value="24.26" calcext:value-type="float">
            <text:p>24.26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35" calcext:value-type="float">
            <text:p>35</text:p>
          </table:table-cell>
          <table:table-cell office:value-type="float" office:value="65.17" calcext:value-type="float">
            <text:p>65.17</text:p>
          </table:table-cell>
          <table:table-cell office:value-type="float" office:value="351205.9" calcext:value-type="float">
            <text:p>351205.9</text:p>
          </table:table-cell>
          <table:table-cell office:value-type="float" office:value="24.26" calcext:value-type="float">
            <text:p>24.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88.92955224345" calcext:value-type="float">
            <text:p>5388.92955224345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36" calcext:value-type="float">
            <text:p>36</text:p>
          </table:table-cell>
          <table:table-cell office:value-type="float" office:value="68.95" calcext:value-type="float">
            <text:p>68.95</text:p>
          </table:table-cell>
          <table:table-cell office:value-type="float" office:value="360398.48" calcext:value-type="float">
            <text:p>360398.48</text:p>
          </table:table-cell>
          <table:table-cell office:value-type="float" office:value="25.04" calcext:value-type="float">
            <text:p>25.04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36" calcext:value-type="float">
            <text:p>36</text:p>
          </table:table-cell>
          <table:table-cell office:value-type="float" office:value="68.95" calcext:value-type="float">
            <text:p>68.95</text:p>
          </table:table-cell>
          <table:table-cell office:value-type="float" office:value="360398.48" calcext:value-type="float">
            <text:p>360398.48</text:p>
          </table:table-cell>
          <table:table-cell office:value-type="float" office:value="25.04" calcext:value-type="float">
            <text:p>25.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26.6757120382" calcext:value-type="float">
            <text:p>5226.6757120382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37" calcext:value-type="float">
            <text:p>37</text:p>
          </table:table-cell>
          <table:table-cell office:value-type="float" office:value="72.8" calcext:value-type="float">
            <text:p>72.8</text:p>
          </table:table-cell>
          <table:table-cell office:value-type="float" office:value="400836.35" calcext:value-type="float">
            <text:p>400836.35</text:p>
          </table:table-cell>
          <table:table-cell office:value-type="float" office:value="27.39" calcext:value-type="float">
            <text:p>27.39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37" calcext:value-type="float">
            <text:p>37</text:p>
          </table:table-cell>
          <table:table-cell office:value-type="float" office:value="72.8" calcext:value-type="float">
            <text:p>72.8</text:p>
          </table:table-cell>
          <table:table-cell office:value-type="float" office:value="400836.35" calcext:value-type="float">
            <text:p>400836.35</text:p>
          </table:table-cell>
          <table:table-cell office:value-type="float" office:value="27.39" calcext:value-type="float">
            <text:p>27.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506.20327354322" calcext:value-type="float">
            <text:p>5506.20327354322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38" calcext:value-type="float">
            <text:p>38</text:p>
          </table:table-cell>
          <table:table-cell office:value-type="float" office:value="70.71" calcext:value-type="float">
            <text:p>70.71</text:p>
          </table:table-cell>
          <table:table-cell office:value-type="float" office:value="401576.46" calcext:value-type="float">
            <text:p>401576.46</text:p>
          </table:table-cell>
          <table:table-cell office:value-type="float" office:value="26.72" calcext:value-type="float">
            <text:p>26.72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38" calcext:value-type="float">
            <text:p>38</text:p>
          </table:table-cell>
          <table:table-cell office:value-type="float" office:value="70.71" calcext:value-type="float">
            <text:p>70.71</text:p>
          </table:table-cell>
          <table:table-cell office:value-type="float" office:value="401576.46" calcext:value-type="float">
            <text:p>401576.46</text:p>
          </table:table-cell>
          <table:table-cell office:value-type="float" office:value="26.72" calcext:value-type="float">
            <text:p>26.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78.91986618058" calcext:value-type="float">
            <text:p>5678.91986618058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39" calcext:value-type="float">
            <text:p>39</text:p>
          </table:table-cell>
          <table:table-cell office:value-type="float" office:value="75.05" calcext:value-type="float">
            <text:p>75.05</text:p>
          </table:table-cell>
          <table:table-cell office:value-type="float" office:value="450787.48" calcext:value-type="float">
            <text:p>450787.48</text:p>
          </table:table-cell>
          <table:table-cell office:value-type="float" office:value="29.62" calcext:value-type="float">
            <text:p>29.62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39" calcext:value-type="float">
            <text:p>39</text:p>
          </table:table-cell>
          <table:table-cell office:value-type="float" office:value="75.05" calcext:value-type="float">
            <text:p>75.05</text:p>
          </table:table-cell>
          <table:table-cell office:value-type="float" office:value="450787.48" calcext:value-type="float">
            <text:p>450787.48</text:p>
          </table:table-cell>
          <table:table-cell office:value-type="float" office:value="29.62" calcext:value-type="float">
            <text:p>29.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06.4667955244" calcext:value-type="float">
            <text:p>6006.4667955244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40" calcext:value-type="float">
            <text:p>40</text:p>
          </table:table-cell>
          <table:table-cell office:value-type="float" office:value="75.3" calcext:value-type="float">
            <text:p>75.3</text:p>
          </table:table-cell>
          <table:table-cell office:value-type="float" office:value="455463.14" calcext:value-type="float">
            <text:p>455463.14</text:p>
          </table:table-cell>
          <table:table-cell office:value-type="float" office:value="30.67" calcext:value-type="float">
            <text:p>30.67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40" calcext:value-type="float">
            <text:p>40</text:p>
          </table:table-cell>
          <table:table-cell office:value-type="float" office:value="75.3" calcext:value-type="float">
            <text:p>75.3</text:p>
          </table:table-cell>
          <table:table-cell office:value-type="float" office:value="455463.14" calcext:value-type="float">
            <text:p>455463.14</text:p>
          </table:table-cell>
          <table:table-cell office:value-type="float" office:value="30.67" calcext:value-type="float">
            <text:p>30.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48.6049288684" calcext:value-type="float">
            <text:p>6048.6049288684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41" calcext:value-type="float">
            <text:p>41</text:p>
          </table:table-cell>
          <table:table-cell office:value-type="float" office:value="76.75" calcext:value-type="float">
            <text:p>76.75</text:p>
          </table:table-cell>
          <table:table-cell office:value-type="float" office:value="448735.6" calcext:value-type="float">
            <text:p>448735.6</text:p>
          </table:table-cell>
          <table:table-cell office:value-type="float" office:value="29.74" calcext:value-type="float">
            <text:p>29.74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41" calcext:value-type="float">
            <text:p>41</text:p>
          </table:table-cell>
          <table:table-cell office:value-type="float" office:value="76.75" calcext:value-type="float">
            <text:p>76.75</text:p>
          </table:table-cell>
          <table:table-cell office:value-type="float" office:value="448735.6" calcext:value-type="float">
            <text:p>448735.6</text:p>
          </table:table-cell>
          <table:table-cell office:value-type="float" office:value="29.74" calcext:value-type="float">
            <text:p>29.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846.4200152388" calcext:value-type="float">
            <text:p>5846.4200152388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42" calcext:value-type="float">
            <text:p>42</text:p>
          </table:table-cell>
          <table:table-cell office:value-type="float" office:value="80.45" calcext:value-type="float">
            <text:p>80.45</text:p>
          </table:table-cell>
          <table:table-cell office:value-type="float" office:value="480745.67" calcext:value-type="float">
            <text:p>480745.67</text:p>
          </table:table-cell>
          <table:table-cell office:value-type="float" office:value="32.07" calcext:value-type="float">
            <text:p>32.07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42" calcext:value-type="float">
            <text:p>42</text:p>
          </table:table-cell>
          <table:table-cell office:value-type="float" office:value="80.45" calcext:value-type="float">
            <text:p>80.45</text:p>
          </table:table-cell>
          <table:table-cell office:value-type="float" office:value="480745.67" calcext:value-type="float">
            <text:p>480745.67</text:p>
          </table:table-cell>
          <table:table-cell office:value-type="float" office:value="32.07" calcext:value-type="float">
            <text:p>32.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76.03750761517" calcext:value-type="float">
            <text:p>5976.03750761517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43" calcext:value-type="float">
            <text:p>43</text:p>
          </table:table-cell>
          <table:table-cell office:value-type="float" office:value="81.71" calcext:value-type="float">
            <text:p>81.71</text:p>
          </table:table-cell>
          <table:table-cell office:value-type="float" office:value="508011.09" calcext:value-type="float">
            <text:p>508011.09</text:p>
          </table:table-cell>
          <table:table-cell office:value-type="float" office:value="31.64" calcext:value-type="float">
            <text:p>31.64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43" calcext:value-type="float">
            <text:p>43</text:p>
          </table:table-cell>
          <table:table-cell office:value-type="float" office:value="81.71" calcext:value-type="float">
            <text:p>81.71</text:p>
          </table:table-cell>
          <table:table-cell office:value-type="float" office:value="508011.09" calcext:value-type="float">
            <text:p>508011.09</text:p>
          </table:table-cell>
          <table:table-cell office:value-type="float" office:value="31.64" calcext:value-type="float">
            <text:p>31.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16.94148876094" calcext:value-type="float">
            <text:p>6216.94148876094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44" calcext:value-type="float">
            <text:p>44</text:p>
          </table:table-cell>
          <table:table-cell office:value-type="float" office:value="88.72" calcext:value-type="float">
            <text:p>88.72</text:p>
          </table:table-cell>
          <table:table-cell office:value-type="float" office:value="504122.22" calcext:value-type="float">
            <text:p>504122.22</text:p>
          </table:table-cell>
          <table:table-cell office:value-type="float" office:value="32.13" calcext:value-type="float">
            <text:p>32.13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44" calcext:value-type="float">
            <text:p>44</text:p>
          </table:table-cell>
          <table:table-cell office:value-type="float" office:value="88.72" calcext:value-type="float">
            <text:p>88.72</text:p>
          </table:table-cell>
          <table:table-cell office:value-type="float" office:value="504122.22" calcext:value-type="float">
            <text:p>504122.22</text:p>
          </table:table-cell>
          <table:table-cell office:value-type="float" office:value="32.13" calcext:value-type="float">
            <text:p>32.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82.38444092622" calcext:value-type="float">
            <text:p>5682.38444092622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45" calcext:value-type="float">
            <text:p>45</text:p>
          </table:table-cell>
          <table:table-cell office:value-type="float" office:value="84.14" calcext:value-type="float">
            <text:p>84.14</text:p>
          </table:table-cell>
          <table:table-cell office:value-type="float" office:value="562140.81" calcext:value-type="float">
            <text:p>562140.81</text:p>
          </table:table-cell>
          <table:table-cell office:value-type="float" office:value="35.44" calcext:value-type="float">
            <text:p>35.44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45" calcext:value-type="float">
            <text:p>45</text:p>
          </table:table-cell>
          <table:table-cell office:value-type="float" office:value="84.14" calcext:value-type="float">
            <text:p>84.14</text:p>
          </table:table-cell>
          <table:table-cell office:value-type="float" office:value="562140.81" calcext:value-type="float">
            <text:p>562140.81</text:p>
          </table:table-cell>
          <table:table-cell office:value-type="float" office:value="35.44" calcext:value-type="float">
            <text:p>35.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80.85076830444" calcext:value-type="float">
            <text:p>6680.85076830444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46" calcext:value-type="float">
            <text:p>46</text:p>
          </table:table-cell>
          <table:table-cell office:value-type="float" office:value="90.64" calcext:value-type="float">
            <text:p>90.64</text:p>
          </table:table-cell>
          <table:table-cell office:value-type="float" office:value="507549.79" calcext:value-type="float">
            <text:p>507549.79</text:p>
          </table:table-cell>
          <table:table-cell office:value-type="float" office:value="34.34" calcext:value-type="float">
            <text:p>34.34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46" calcext:value-type="float">
            <text:p>46</text:p>
          </table:table-cell>
          <table:table-cell office:value-type="float" office:value="90.64" calcext:value-type="float">
            <text:p>90.64</text:p>
          </table:table-cell>
          <table:table-cell office:value-type="float" office:value="507549.79" calcext:value-type="float">
            <text:p>507549.79</text:p>
          </table:table-cell>
          <table:table-cell office:value-type="float" office:value="34.34" calcext:value-type="float">
            <text:p>34.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599.35433139786" calcext:value-type="float">
            <text:p>5599.35433139786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47" calcext:value-type="float">
            <text:p>47</text:p>
          </table:table-cell>
          <table:table-cell office:value-type="float" office:value="88.06" calcext:value-type="float">
            <text:p>88.06</text:p>
          </table:table-cell>
          <table:table-cell office:value-type="float" office:value="517503.93" calcext:value-type="float">
            <text:p>517503.93</text:p>
          </table:table-cell>
          <table:table-cell office:value-type="float" office:value="33.12" calcext:value-type="float">
            <text:p>33.12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47" calcext:value-type="float">
            <text:p>47</text:p>
          </table:table-cell>
          <table:table-cell office:value-type="float" office:value="88.06" calcext:value-type="float">
            <text:p>88.06</text:p>
          </table:table-cell>
          <table:table-cell office:value-type="float" office:value="517503.93" calcext:value-type="float">
            <text:p>517503.93</text:p>
          </table:table-cell>
          <table:table-cell office:value-type="float" office:value="33.12" calcext:value-type="float">
            <text:p>33.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876.58989954552" calcext:value-type="float">
            <text:p>5876.58989954552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48" calcext:value-type="float">
            <text:p>48</text:p>
          </table:table-cell>
          <table:table-cell office:value-type="float" office:value="92.6" calcext:value-type="float">
            <text:p>92.6</text:p>
          </table:table-cell>
          <table:table-cell office:value-type="float" office:value="570279.62" calcext:value-type="float">
            <text:p>570279.62</text:p>
          </table:table-cell>
          <table:table-cell office:value-type="float" office:value="37.59" calcext:value-type="float">
            <text:p>37.59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48" calcext:value-type="float">
            <text:p>48</text:p>
          </table:table-cell>
          <table:table-cell office:value-type="float" office:value="92.6" calcext:value-type="float">
            <text:p>92.6</text:p>
          </table:table-cell>
          <table:table-cell office:value-type="float" office:value="570279.62" calcext:value-type="float">
            <text:p>570279.62</text:p>
          </table:table-cell>
          <table:table-cell office:value-type="float" office:value="37.59" calcext:value-type="float">
            <text:p>37.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158.81080582684" calcext:value-type="float">
            <text:p>6158.81080582684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office:value-type="float" office:value="588646.04" calcext:value-type="float">
            <text:p>588646.04</text:p>
          </table:table-cell>
          <table:table-cell office:value-type="float" office:value="37.4" calcext:value-type="float">
            <text:p>37.4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office:value-type="float" office:value="588646.04" calcext:value-type="float">
            <text:p>588646.04</text:p>
          </table:table-cell>
          <table:table-cell office:value-type="float" office:value="37.4" calcext:value-type="float">
            <text:p>37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40.86686956344" calcext:value-type="float">
            <text:p>6540.86686956344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0" calcext:value-type="float">
            <text:p>50</text:p>
          </table:table-cell>
          <table:table-cell office:value-type="float" office:value="95.42" calcext:value-type="float">
            <text:p>95.42</text:p>
          </table:table-cell>
          <table:table-cell office:value-type="float" office:value="555792.62" calcext:value-type="float">
            <text:p>555792.62</text:p>
          </table:table-cell>
          <table:table-cell office:value-type="float" office:value="37.78" calcext:value-type="float">
            <text:p>37.78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0" calcext:value-type="float">
            <text:p>50</text:p>
          </table:table-cell>
          <table:table-cell office:value-type="float" office:value="95.42" calcext:value-type="float">
            <text:p>95.42</text:p>
          </table:table-cell>
          <table:table-cell office:value-type="float" office:value="555792.62" calcext:value-type="float">
            <text:p>555792.62</text:p>
          </table:table-cell>
          <table:table-cell office:value-type="float" office:value="37.78" calcext:value-type="float">
            <text:p>37.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824.77265546537" calcext:value-type="float">
            <text:p>5824.77265546537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2" calcext:value-type="float">
            <text:p>52</text:p>
          </table:table-cell>
          <table:table-cell office:value-type="float" office:value="94.4" calcext:value-type="float">
            <text:p>94.4</text:p>
          </table:table-cell>
          <table:table-cell office:value-type="float" office:value="597595.77" calcext:value-type="float">
            <text:p>597595.77</text:p>
          </table:table-cell>
          <table:table-cell office:value-type="float" office:value="38.23" calcext:value-type="float">
            <text:p>38.23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2" calcext:value-type="float">
            <text:p>52</text:p>
          </table:table-cell>
          <table:table-cell office:value-type="float" office:value="94.4" calcext:value-type="float">
            <text:p>94.4</text:p>
          </table:table-cell>
          <table:table-cell office:value-type="float" office:value="597595.77" calcext:value-type="float">
            <text:p>597595.77</text:p>
          </table:table-cell>
          <table:table-cell office:value-type="float" office:value="38.23" calcext:value-type="float">
            <text:p>38.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330.14978508587" calcext:value-type="float">
            <text:p>6330.14978508587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3" calcext:value-type="float">
            <text:p>53</text:p>
          </table:table-cell>
          <table:table-cell office:value-type="float" office:value="99.77" calcext:value-type="float">
            <text:p>99.77</text:p>
          </table:table-cell>
          <table:table-cell office:value-type="float" office:value="644411.31" calcext:value-type="float">
            <text:p>644411.31</text:p>
          </table:table-cell>
          <table:table-cell office:value-type="float" office:value="40.68" calcext:value-type="float">
            <text:p>40.68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3" calcext:value-type="float">
            <text:p>53</text:p>
          </table:table-cell>
          <table:table-cell office:value-type="float" office:value="99.77" calcext:value-type="float">
            <text:p>99.77</text:p>
          </table:table-cell>
          <table:table-cell office:value-type="float" office:value="644411.31" calcext:value-type="float">
            <text:p>644411.31</text:p>
          </table:table-cell>
          <table:table-cell office:value-type="float" office:value="40.68" calcext:value-type="float">
            <text:p>40.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59.01667040796" calcext:value-type="float">
            <text:p>6459.01667040796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4" calcext:value-type="float">
            <text:p>54</text:p>
          </table:table-cell>
          <table:table-cell office:value-type="float" office:value="97.85" calcext:value-type="float">
            <text:p>97.85</text:p>
          </table:table-cell>
          <table:table-cell office:value-type="float" office:value="615028.94" calcext:value-type="float">
            <text:p>615028.94</text:p>
          </table:table-cell>
          <table:table-cell office:value-type="float" office:value="40.55" calcext:value-type="float">
            <text:p>40.55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4" calcext:value-type="float">
            <text:p>54</text:p>
          </table:table-cell>
          <table:table-cell office:value-type="float" office:value="97.85" calcext:value-type="float">
            <text:p>97.85</text:p>
          </table:table-cell>
          <table:table-cell office:value-type="float" office:value="615028.94" calcext:value-type="float">
            <text:p>615028.94</text:p>
          </table:table-cell>
          <table:table-cell office:value-type="float" office:value="40.55" calcext:value-type="float">
            <text:p>40.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85.3765673632" calcext:value-type="float">
            <text:p>6285.3765673632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5" calcext:value-type="float">
            <text:p>55</text:p>
          </table:table-cell>
          <table:table-cell office:value-type="float" office:value="103.61" calcext:value-type="float">
            <text:p>103.61</text:p>
          </table:table-cell>
          <table:table-cell office:value-type="float" office:value="612079.47" calcext:value-type="float">
            <text:p>612079.47</text:p>
          </table:table-cell>
          <table:table-cell office:value-type="float" office:value="39.39" calcext:value-type="float">
            <text:p>39.39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5" calcext:value-type="float">
            <text:p>55</text:p>
          </table:table-cell>
          <table:table-cell office:value-type="float" office:value="103.61" calcext:value-type="float">
            <text:p>103.61</text:p>
          </table:table-cell>
          <table:table-cell office:value-type="float" office:value="612079.47" calcext:value-type="float">
            <text:p>612079.47</text:p>
          </table:table-cell>
          <table:table-cell office:value-type="float" office:value="39.39" calcext:value-type="float">
            <text:p>39.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07.61532842482" calcext:value-type="float">
            <text:p>5907.61532842482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6" calcext:value-type="float">
            <text:p>56</text:p>
          </table:table-cell>
          <table:table-cell office:value-type="float" office:value="104.53" calcext:value-type="float">
            <text:p>104.53</text:p>
          </table:table-cell>
          <table:table-cell office:value-type="float" office:value="635332.65" calcext:value-type="float">
            <text:p>635332.65</text:p>
          </table:table-cell>
          <table:table-cell office:value-type="float" office:value="41.01" calcext:value-type="float">
            <text:p>41.0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6" calcext:value-type="float">
            <text:p>56</text:p>
          </table:table-cell>
          <table:table-cell office:value-type="float" office:value="104.53" calcext:value-type="float">
            <text:p>104.53</text:p>
          </table:table-cell>
          <table:table-cell office:value-type="float" office:value="635332.65" calcext:value-type="float">
            <text:p>635332.65</text:p>
          </table:table-cell>
          <table:table-cell office:value-type="float" office:value="41.01" calcext:value-type="float">
            <text:p>41.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77.88045239656" calcext:value-type="float">
            <text:p>6077.88045239656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7" calcext:value-type="float">
            <text:p>57</text:p>
          </table:table-cell>
          <table:table-cell office:value-type="float" office:value="104.28" calcext:value-type="float">
            <text:p>104.28</text:p>
          </table:table-cell>
          <table:table-cell office:value-type="float" office:value="617028.1" calcext:value-type="float">
            <text:p>617028.1</text:p>
          </table:table-cell>
          <table:table-cell office:value-type="float" office:value="41.51" calcext:value-type="float">
            <text:p>41.5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7" calcext:value-type="float">
            <text:p>57</text:p>
          </table:table-cell>
          <table:table-cell office:value-type="float" office:value="104.28" calcext:value-type="float">
            <text:p>104.28</text:p>
          </table:table-cell>
          <table:table-cell office:value-type="float" office:value="617028.1" calcext:value-type="float">
            <text:p>617028.1</text:p>
          </table:table-cell>
          <table:table-cell office:value-type="float" office:value="41.51" calcext:value-type="float">
            <text:p>41.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17.30413181628" calcext:value-type="float">
            <text:p>5917.30413181628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8" calcext:value-type="float">
            <text:p>58</text:p>
          </table:table-cell>
          <table:table-cell office:value-type="float" office:value="110.29" calcext:value-type="float">
            <text:p>110.29</text:p>
          </table:table-cell>
          <table:table-cell office:value-type="float" office:value="615284.22" calcext:value-type="float">
            <text:p>615284.22</text:p>
          </table:table-cell>
          <table:table-cell office:value-type="float" office:value="40.9" calcext:value-type="float">
            <text:p>40.9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8" calcext:value-type="float">
            <text:p>58</text:p>
          </table:table-cell>
          <table:table-cell office:value-type="float" office:value="110.29" calcext:value-type="float">
            <text:p>110.29</text:p>
          </table:table-cell>
          <table:table-cell office:value-type="float" office:value="615284.22" calcext:value-type="float">
            <text:p>615284.22</text:p>
          </table:table-cell>
          <table:table-cell office:value-type="float" office:value="40.9" calcext:value-type="float">
            <text:p>40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578.67338547872" calcext:value-type="float">
            <text:p>5578.67338547872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9" calcext:value-type="float">
            <text:p>59</text:p>
          </table:table-cell>
          <table:table-cell office:value-type="float" office:value="111.34" calcext:value-type="float">
            <text:p>111.34</text:p>
          </table:table-cell>
          <table:table-cell office:value-type="float" office:value="666204.25" calcext:value-type="float">
            <text:p>666204.25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9" calcext:value-type="float">
            <text:p>59</text:p>
          </table:table-cell>
          <table:table-cell office:value-type="float" office:value="111.34" calcext:value-type="float">
            <text:p>111.34</text:p>
          </table:table-cell>
          <table:table-cell office:value-type="float" office:value="666204.25" calcext:value-type="float">
            <text:p>666204.25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83.71245843435" calcext:value-type="float">
            <text:p>5983.71245843435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60" calcext:value-type="float">
            <text:p>60</text:p>
          </table:table-cell>
          <table:table-cell office:value-type="float" office:value="113.98" calcext:value-type="float">
            <text:p>113.98</text:p>
          </table:table-cell>
          <table:table-cell office:value-type="float" office:value="663192.07" calcext:value-type="float">
            <text:p>663192.07</text:p>
          </table:table-cell>
          <table:table-cell office:value-type="float" office:value="43.23" calcext:value-type="float">
            <text:p>43.23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60" calcext:value-type="float">
            <text:p>60</text:p>
          </table:table-cell>
          <table:table-cell office:value-type="float" office:value="113.98" calcext:value-type="float">
            <text:p>113.98</text:p>
          </table:table-cell>
          <table:table-cell office:value-type="float" office:value="663192.07" calcext:value-type="float">
            <text:p>663192.07</text:p>
          </table:table-cell>
          <table:table-cell office:value-type="float" office:value="43.23" calcext:value-type="float">
            <text:p>43.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818.38543614789" calcext:value-type="float">
            <text:p>5818.38543614789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61" calcext:value-type="float">
            <text:p>61</text:p>
          </table:table-cell>
          <table:table-cell office:value-type="float" office:value="110.34" calcext:value-type="float">
            <text:p>110.34</text:p>
          </table:table-cell>
          <table:table-cell office:value-type="float" office:value="678326.87" calcext:value-type="float">
            <text:p>678326.87</text:p>
          </table:table-cell>
          <table:table-cell office:value-type="float" office:value="43.49" calcext:value-type="float">
            <text:p>43.49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61" calcext:value-type="float">
            <text:p>61</text:p>
          </table:table-cell>
          <table:table-cell office:value-type="float" office:value="110.34" calcext:value-type="float">
            <text:p>110.34</text:p>
          </table:table-cell>
          <table:table-cell office:value-type="float" office:value="678326.87" calcext:value-type="float">
            <text:p>678326.87</text:p>
          </table:table-cell>
          <table:table-cell office:value-type="float" office:value="43.49" calcext:value-type="float">
            <text:p>43.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147.54363514897" calcext:value-type="float">
            <text:p>6147.54363514897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62" calcext:value-type="float">
            <text:p>62</text:p>
          </table:table-cell>
          <table:table-cell office:value-type="float" office:value="113.9" calcext:value-type="float">
            <text:p>113.9</text:p>
          </table:table-cell>
          <table:table-cell office:value-type="float" office:value="699667.49" calcext:value-type="float">
            <text:p>699667.49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62" calcext:value-type="float">
            <text:p>62</text:p>
          </table:table-cell>
          <table:table-cell office:value-type="float" office:value="113.9" calcext:value-type="float">
            <text:p>113.9</text:p>
          </table:table-cell>
          <table:table-cell office:value-type="float" office:value="699667.49" calcext:value-type="float">
            <text:p>699667.49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142.6710512991" calcext:value-type="float">
            <text:p>6142.6710512991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63" calcext:value-type="float">
            <text:p>63</text:p>
          </table:table-cell>
          <table:table-cell office:value-type="float" office:value="118.86" calcext:value-type="float">
            <text:p>118.86</text:p>
          </table:table-cell>
          <table:table-cell office:value-type="float" office:value="743147.05" calcext:value-type="float">
            <text:p>743147.05</text:p>
          </table:table-cell>
          <table:table-cell office:value-type="float" office:value="47.72" calcext:value-type="float">
            <text:p>47.72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63" calcext:value-type="float">
            <text:p>63</text:p>
          </table:table-cell>
          <table:table-cell office:value-type="float" office:value="118.86" calcext:value-type="float">
            <text:p>118.86</text:p>
          </table:table-cell>
          <table:table-cell office:value-type="float" office:value="743147.05" calcext:value-type="float">
            <text:p>743147.05</text:p>
          </table:table-cell>
          <table:table-cell office:value-type="float" office:value="47.72" calcext:value-type="float">
            <text:p>47.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52.37923165182" calcext:value-type="float">
            <text:p>6252.37923165182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64" calcext:value-type="float">
            <text:p>64</text:p>
          </table:table-cell>
          <table:table-cell office:value-type="float" office:value="118.25" calcext:value-type="float">
            <text:p>118.25</text:p>
          </table:table-cell>
          <table:table-cell office:value-type="float" office:value="751572.38" calcext:value-type="float">
            <text:p>751572.38</text:p>
          </table:table-cell>
          <table:table-cell office:value-type="float" office:value="48.71" calcext:value-type="float">
            <text:p>48.7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64" calcext:value-type="float">
            <text:p>64</text:p>
          </table:table-cell>
          <table:table-cell office:value-type="float" office:value="118.25" calcext:value-type="float">
            <text:p>118.25</text:p>
          </table:table-cell>
          <table:table-cell office:value-type="float" office:value="751572.38" calcext:value-type="float">
            <text:p>751572.38</text:p>
          </table:table-cell>
          <table:table-cell office:value-type="float" office:value="48.71" calcext:value-type="float">
            <text:p>48.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355.62825414356" calcext:value-type="float">
            <text:p>6355.62825414356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65" calcext:value-type="float">
            <text:p>65</text:p>
          </table:table-cell>
          <table:table-cell office:value-type="float" office:value="121.17" calcext:value-type="float">
            <text:p>121.17</text:p>
          </table:table-cell>
          <table:table-cell office:value-type="float" office:value="725965.8" calcext:value-type="float">
            <text:p>725965.8</text:p>
          </table:table-cell>
          <table:table-cell office:value-type="float" office:value="47.88" calcext:value-type="float">
            <text:p>47.88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65" calcext:value-type="float">
            <text:p>65</text:p>
          </table:table-cell>
          <table:table-cell office:value-type="float" office:value="121.17" calcext:value-type="float">
            <text:p>121.17</text:p>
          </table:table-cell>
          <table:table-cell office:value-type="float" office:value="725965.8" calcext:value-type="float">
            <text:p>725965.8</text:p>
          </table:table-cell>
          <table:table-cell office:value-type="float" office:value="47.88" calcext:value-type="float">
            <text:p>47.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91.05921203147" calcext:value-type="float">
            <text:p>5991.05921203147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66" calcext:value-type="float">
            <text:p>66</text:p>
          </table:table-cell>
          <table:table-cell office:value-type="float" office:value="130.44" calcext:value-type="float">
            <text:p>130.44</text:p>
          </table:table-cell>
          <table:table-cell office:value-type="float" office:value="754158.3" calcext:value-type="float">
            <text:p>754158.3</text:p>
          </table:table-cell>
          <table:table-cell office:value-type="float" office:value="49.57" calcext:value-type="float">
            <text:p>49.57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66" calcext:value-type="float">
            <text:p>66</text:p>
          </table:table-cell>
          <table:table-cell office:value-type="float" office:value="130.44" calcext:value-type="float">
            <text:p>130.44</text:p>
          </table:table-cell>
          <table:table-cell office:value-type="float" office:value="754158.3" calcext:value-type="float">
            <text:p>754158.3</text:p>
          </table:table-cell>
          <table:table-cell office:value-type="float" office:value="49.57" calcext:value-type="float">
            <text:p>49.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781.81707845435" calcext:value-type="float">
            <text:p>5781.81707845435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67" calcext:value-type="float">
            <text:p>67</text:p>
          </table:table-cell>
          <table:table-cell office:value-type="float" office:value="125.03" calcext:value-type="float">
            <text:p>125.03</text:p>
          </table:table-cell>
          <table:table-cell office:value-type="float" office:value="744292.53" calcext:value-type="float">
            <text:p>744292.53</text:p>
          </table:table-cell>
          <table:table-cell office:value-type="float" office:value="49.19" calcext:value-type="float">
            <text:p>49.19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67" calcext:value-type="float">
            <text:p>67</text:p>
          </table:table-cell>
          <table:table-cell office:value-type="float" office:value="125.03" calcext:value-type="float">
            <text:p>125.03</text:p>
          </table:table-cell>
          <table:table-cell office:value-type="float" office:value="744292.53" calcext:value-type="float">
            <text:p>744292.53</text:p>
          </table:table-cell>
          <table:table-cell office:value-type="float" office:value="49.19" calcext:value-type="float">
            <text:p>49.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52.88339128711" calcext:value-type="float">
            <text:p>5952.88339128711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68" calcext:value-type="float">
            <text:p>68</text:p>
          </table:table-cell>
          <table:table-cell office:value-type="float" office:value="129.37" calcext:value-type="float">
            <text:p>129.37</text:p>
          </table:table-cell>
          <table:table-cell office:value-type="float" office:value="794516.09" calcext:value-type="float">
            <text:p>794516.09</text:p>
          </table:table-cell>
          <table:table-cell office:value-type="float" office:value="52.6" calcext:value-type="float">
            <text:p>52.6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68" calcext:value-type="float">
            <text:p>68</text:p>
          </table:table-cell>
          <table:table-cell office:value-type="float" office:value="129.37" calcext:value-type="float">
            <text:p>129.37</text:p>
          </table:table-cell>
          <table:table-cell office:value-type="float" office:value="794516.09" calcext:value-type="float">
            <text:p>794516.09</text:p>
          </table:table-cell>
          <table:table-cell office:value-type="float" office:value="52.6" calcext:value-type="float">
            <text:p>52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141.51016443138" calcext:value-type="float">
            <text:p>6141.51016443138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69" calcext:value-type="float">
            <text:p>69</text:p>
          </table:table-cell>
          <table:table-cell office:value-type="float" office:value="131.73" calcext:value-type="float">
            <text:p>131.73</text:p>
          </table:table-cell>
          <table:table-cell office:value-type="float" office:value="795948.35" calcext:value-type="float">
            <text:p>795948.35</text:p>
          </table:table-cell>
          <table:table-cell office:value-type="float" office:value="50.69" calcext:value-type="float">
            <text:p>50.69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69" calcext:value-type="float">
            <text:p>69</text:p>
          </table:table-cell>
          <table:table-cell office:value-type="float" office:value="131.73" calcext:value-type="float">
            <text:p>131.73</text:p>
          </table:table-cell>
          <table:table-cell office:value-type="float" office:value="795948.35" calcext:value-type="float">
            <text:p>795948.35</text:p>
          </table:table-cell>
          <table:table-cell office:value-type="float" office:value="50.69" calcext:value-type="float">
            <text:p>50.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42.38258439257" calcext:value-type="float">
            <text:p>6042.38258439257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70" calcext:value-type="float">
            <text:p>70</text:p>
          </table:table-cell>
          <table:table-cell office:value-type="float" office:value="130.15" calcext:value-type="float">
            <text:p>130.15</text:p>
          </table:table-cell>
          <table:table-cell office:value-type="float" office:value="768926.47" calcext:value-type="float">
            <text:p>768926.47</text:p>
          </table:table-cell>
          <table:table-cell office:value-type="float" office:value="51.62" calcext:value-type="float">
            <text:p>51.62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70" calcext:value-type="float">
            <text:p>70</text:p>
          </table:table-cell>
          <table:table-cell office:value-type="float" office:value="130.15" calcext:value-type="float">
            <text:p>130.15</text:p>
          </table:table-cell>
          <table:table-cell office:value-type="float" office:value="768926.47" calcext:value-type="float">
            <text:p>768926.47</text:p>
          </table:table-cell>
          <table:table-cell office:value-type="float" office:value="51.62" calcext:value-type="float">
            <text:p>51.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08.17518070545" calcext:value-type="float">
            <text:p>5908.17518070545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71" calcext:value-type="float">
            <text:p>71</text:p>
          </table:table-cell>
          <table:table-cell office:value-type="float" office:value="134.89" calcext:value-type="float">
            <text:p>134.89</text:p>
          </table:table-cell>
          <table:table-cell office:value-type="float" office:value="833297.31" calcext:value-type="float">
            <text:p>833297.31</text:p>
          </table:table-cell>
          <table:table-cell office:value-type="float" office:value="54.54" calcext:value-type="float">
            <text:p>54.54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71" calcext:value-type="float">
            <text:p>71</text:p>
          </table:table-cell>
          <table:table-cell office:value-type="float" office:value="134.89" calcext:value-type="float">
            <text:p>134.89</text:p>
          </table:table-cell>
          <table:table-cell office:value-type="float" office:value="833297.31" calcext:value-type="float">
            <text:p>833297.31</text:p>
          </table:table-cell>
          <table:table-cell office:value-type="float" office:value="54.54" calcext:value-type="float">
            <text:p>54.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177.77751599211" calcext:value-type="float">
            <text:p>6177.77751599211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72" calcext:value-type="float">
            <text:p>72</text:p>
          </table:table-cell>
          <table:table-cell office:value-type="float" office:value="138.58" calcext:value-type="float">
            <text:p>138.58</text:p>
          </table:table-cell>
          <table:table-cell office:value-type="float" office:value="819781.95" calcext:value-type="float">
            <text:p>819781.95</text:p>
          </table:table-cell>
          <table:table-cell office:value-type="float" office:value="52.73" calcext:value-type="float">
            <text:p>52.73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72" calcext:value-type="float">
            <text:p>72</text:p>
          </table:table-cell>
          <table:table-cell office:value-type="float" office:value="138.58" calcext:value-type="float">
            <text:p>138.58</text:p>
          </table:table-cell>
          <table:table-cell office:value-type="float" office:value="819781.95" calcext:value-type="float">
            <text:p>819781.95</text:p>
          </table:table-cell>
          <table:table-cell office:value-type="float" office:value="52.73" calcext:value-type="float">
            <text:p>52.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15.76034615923" calcext:value-type="float">
            <text:p>5915.76034615923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73" calcext:value-type="float">
            <text:p>73</text:p>
          </table:table-cell>
          <table:table-cell office:value-type="float" office:value="141.8" calcext:value-type="float">
            <text:p>141.8</text:p>
          </table:table-cell>
          <table:table-cell office:value-type="float" office:value="796997.97" calcext:value-type="float">
            <text:p>796997.97</text:p>
          </table:table-cell>
          <table:table-cell office:value-type="float" office:value="54.51" calcext:value-type="float">
            <text:p>54.5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73" calcext:value-type="float">
            <text:p>73</text:p>
          </table:table-cell>
          <table:table-cell office:value-type="float" office:value="141.8" calcext:value-type="float">
            <text:p>141.8</text:p>
          </table:table-cell>
          <table:table-cell office:value-type="float" office:value="796997.97" calcext:value-type="float">
            <text:p>796997.97</text:p>
          </table:table-cell>
          <table:table-cell office:value-type="float" office:value="54.51" calcext:value-type="float">
            <text:p>54.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20.63218025588" calcext:value-type="float">
            <text:p>5620.63218025588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74" calcext:value-type="float">
            <text:p>74</text:p>
          </table:table-cell>
          <table:table-cell office:value-type="float" office:value="142.47" calcext:value-type="float">
            <text:p>142.47</text:p>
          </table:table-cell>
          <table:table-cell office:value-type="float" office:value="831322.84" calcext:value-type="float">
            <text:p>831322.84</text:p>
          </table:table-cell>
          <table:table-cell office:value-type="float" office:value="55.59" calcext:value-type="float">
            <text:p>55.59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74" calcext:value-type="float">
            <text:p>74</text:p>
          </table:table-cell>
          <table:table-cell office:value-type="float" office:value="142.47" calcext:value-type="float">
            <text:p>142.47</text:p>
          </table:table-cell>
          <table:table-cell office:value-type="float" office:value="831322.84" calcext:value-type="float">
            <text:p>831322.84</text:p>
          </table:table-cell>
          <table:table-cell office:value-type="float" office:value="55.59" calcext:value-type="float">
            <text:p>55.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834.91159438352" calcext:value-type="float">
            <text:p>5834.91159438352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75" calcext:value-type="float">
            <text:p>75</text:p>
          </table:table-cell>
          <table:table-cell office:value-type="float" office:value="138.61" calcext:value-type="float">
            <text:p>138.61</text:p>
          </table:table-cell>
          <table:table-cell office:value-type="float" office:value="860112.5" calcext:value-type="float">
            <text:p>860112.5</text:p>
          </table:table-cell>
          <table:table-cell office:value-type="float" office:value="54.8" calcext:value-type="float">
            <text:p>54.8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75" calcext:value-type="float">
            <text:p>75</text:p>
          </table:table-cell>
          <table:table-cell office:value-type="float" office:value="138.61" calcext:value-type="float">
            <text:p>138.61</text:p>
          </table:table-cell>
          <table:table-cell office:value-type="float" office:value="860112.5" calcext:value-type="float">
            <text:p>860112.5</text:p>
          </table:table-cell>
          <table:table-cell office:value-type="float" office:value="54.8" calcext:value-type="float">
            <text:p>54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05.17068387493" calcext:value-type="float">
            <text:p>6205.17068387493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76" calcext:value-type="float">
            <text:p>76</text:p>
          </table:table-cell>
          <table:table-cell office:value-type="float" office:value="143.06" calcext:value-type="float">
            <text:p>143.06</text:p>
          </table:table-cell>
          <table:table-cell office:value-type="float" office:value="843074.67" calcext:value-type="float">
            <text:p>843074.67</text:p>
          </table:table-cell>
          <table:table-cell office:value-type="float" office:value="55.63" calcext:value-type="float">
            <text:p>55.63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76" calcext:value-type="float">
            <text:p>76</text:p>
          </table:table-cell>
          <table:table-cell office:value-type="float" office:value="143.06" calcext:value-type="float">
            <text:p>143.06</text:p>
          </table:table-cell>
          <table:table-cell office:value-type="float" office:value="843074.67" calcext:value-type="float">
            <text:p>843074.67</text:p>
          </table:table-cell>
          <table:table-cell office:value-type="float" office:value="55.63" calcext:value-type="float">
            <text:p>55.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893.13388083169" calcext:value-type="float">
            <text:p>5893.13388083169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77" calcext:value-type="float">
            <text:p>77</text:p>
          </table:table-cell>
          <table:table-cell office:value-type="float" office:value="143.69" calcext:value-type="float">
            <text:p>143.69</text:p>
          </table:table-cell>
          <table:table-cell office:value-type="float" office:value="918304.48" calcext:value-type="float">
            <text:p>918304.48</text:p>
          </table:table-cell>
          <table:table-cell office:value-type="float" office:value="59.31" calcext:value-type="float">
            <text:p>59.3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77" calcext:value-type="float">
            <text:p>77</text:p>
          </table:table-cell>
          <table:table-cell office:value-type="float" office:value="143.69" calcext:value-type="float">
            <text:p>143.69</text:p>
          </table:table-cell>
          <table:table-cell office:value-type="float" office:value="918304.48" calcext:value-type="float">
            <text:p>918304.48</text:p>
          </table:table-cell>
          <table:table-cell office:value-type="float" office:value="59.31" calcext:value-type="float">
            <text:p>59.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390.75811737481" calcext:value-type="float">
            <text:p>6390.75811737481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78" calcext:value-type="float">
            <text:p>78</text:p>
          </table:table-cell>
          <table:table-cell office:value-type="float" office:value="147.46" calcext:value-type="float">
            <text:p>147.46</text:p>
          </table:table-cell>
          <table:table-cell office:value-type="float" office:value="865503.12" calcext:value-type="float">
            <text:p>865503.12</text:p>
          </table:table-cell>
          <table:table-cell office:value-type="float" office:value="56.46" calcext:value-type="float">
            <text:p>56.46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78" calcext:value-type="float">
            <text:p>78</text:p>
          </table:table-cell>
          <table:table-cell office:value-type="float" office:value="147.46" calcext:value-type="float">
            <text:p>147.46</text:p>
          </table:table-cell>
          <table:table-cell office:value-type="float" office:value="865503.12" calcext:value-type="float">
            <text:p>865503.12</text:p>
          </table:table-cell>
          <table:table-cell office:value-type="float" office:value="56.46" calcext:value-type="float">
            <text:p>56.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869.42291031108" calcext:value-type="float">
            <text:p>5869.42291031108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79" calcext:value-type="float">
            <text:p>79</text:p>
          </table:table-cell>
          <table:table-cell office:value-type="float" office:value="146.62" calcext:value-type="float">
            <text:p>146.62</text:p>
          </table:table-cell>
          <table:table-cell office:value-type="float" office:value="853323.56" calcext:value-type="float">
            <text:p>853323.56</text:p>
          </table:table-cell>
          <table:table-cell office:value-type="float" office:value="57.96" calcext:value-type="float">
            <text:p>57.96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79" calcext:value-type="float">
            <text:p>79</text:p>
          </table:table-cell>
          <table:table-cell office:value-type="float" office:value="146.62" calcext:value-type="float">
            <text:p>146.62</text:p>
          </table:table-cell>
          <table:table-cell office:value-type="float" office:value="853323.56" calcext:value-type="float">
            <text:p>853323.56</text:p>
          </table:table-cell>
          <table:table-cell office:value-type="float" office:value="57.96" calcext:value-type="float">
            <text:p>57.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819.7902568656" calcext:value-type="float">
            <text:p>5819.7902568656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80" calcext:value-type="float">
            <text:p>80</text:p>
          </table:table-cell>
          <table:table-cell office:value-type="float" office:value="153.64" calcext:value-type="float">
            <text:p>153.64</text:p>
          </table:table-cell>
          <table:table-cell office:value-type="float" office:value="878618.03" calcext:value-type="float">
            <text:p>878618.03</text:p>
          </table:table-cell>
          <table:table-cell office:value-type="float" office:value="58.97" calcext:value-type="float">
            <text:p>58.97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80" calcext:value-type="float">
            <text:p>80</text:p>
          </table:table-cell>
          <table:table-cell office:value-type="float" office:value="153.64" calcext:value-type="float">
            <text:p>153.64</text:p>
          </table:table-cell>
          <table:table-cell office:value-type="float" office:value="878618.03" calcext:value-type="float">
            <text:p>878618.03</text:p>
          </table:table-cell>
          <table:table-cell office:value-type="float" office:value="58.97" calcext:value-type="float">
            <text:p>58.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718.71723394724" calcext:value-type="float">
            <text:p>5718.71723394724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81" calcext:value-type="float">
            <text:p>81</text:p>
          </table:table-cell>
          <table:table-cell office:value-type="float" office:value="153.99" calcext:value-type="float">
            <text:p>153.99</text:p>
          </table:table-cell>
          <table:table-cell office:value-type="float" office:value="898252.88" calcext:value-type="float">
            <text:p>898252.88</text:p>
          </table:table-cell>
          <table:table-cell office:value-type="float" office:value="59.51" calcext:value-type="float">
            <text:p>59.5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81" calcext:value-type="float">
            <text:p>81</text:p>
          </table:table-cell>
          <table:table-cell office:value-type="float" office:value="153.99" calcext:value-type="float">
            <text:p>153.99</text:p>
          </table:table-cell>
          <table:table-cell office:value-type="float" office:value="898252.88" calcext:value-type="float">
            <text:p>898252.88</text:p>
          </table:table-cell>
          <table:table-cell office:value-type="float" office:value="59.51" calcext:value-type="float">
            <text:p>59.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833.23917789312" calcext:value-type="float">
            <text:p>5833.23917789312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82" calcext:value-type="float">
            <text:p>82</text:p>
          </table:table-cell>
          <table:table-cell office:value-type="float" office:value="155.93" calcext:value-type="float">
            <text:p>155.93</text:p>
          </table:table-cell>
          <table:table-cell office:value-type="float" office:value="957037.39" calcext:value-type="float">
            <text:p>957037.39</text:p>
          </table:table-cell>
          <table:table-cell office:value-type="float" office:value="61.72" calcext:value-type="float">
            <text:p>61.72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82" calcext:value-type="float">
            <text:p>82</text:p>
          </table:table-cell>
          <table:table-cell office:value-type="float" office:value="155.93" calcext:value-type="float">
            <text:p>155.93</text:p>
          </table:table-cell>
          <table:table-cell office:value-type="float" office:value="957037.39" calcext:value-type="float">
            <text:p>957037.39</text:p>
          </table:table-cell>
          <table:table-cell office:value-type="float" office:value="61.72" calcext:value-type="float">
            <text:p>61.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137.59905972536" calcext:value-type="float">
            <text:p>6137.59905972536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83" calcext:value-type="float">
            <text:p>83</text:p>
          </table:table-cell>
          <table:table-cell office:value-type="float" office:value="158.77" calcext:value-type="float">
            <text:p>158.77</text:p>
          </table:table-cell>
          <table:table-cell office:value-type="float" office:value="899895.35" calcext:value-type="float">
            <text:p>899895.35</text:p>
          </table:table-cell>
          <table:table-cell office:value-type="float" office:value="60.88" calcext:value-type="float">
            <text:p>60.88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83" calcext:value-type="float">
            <text:p>83</text:p>
          </table:table-cell>
          <table:table-cell office:value-type="float" office:value="158.77" calcext:value-type="float">
            <text:p>158.77</text:p>
          </table:table-cell>
          <table:table-cell office:value-type="float" office:value="899895.35" calcext:value-type="float">
            <text:p>899895.35</text:p>
          </table:table-cell>
          <table:table-cell office:value-type="float" office:value="60.88" calcext:value-type="float">
            <text:p>60.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68.03255122346" calcext:value-type="float">
            <text:p>5668.03255122346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84" calcext:value-type="float">
            <text:p>84</text:p>
          </table:table-cell>
          <table:table-cell office:value-type="float" office:value="159.42" calcext:value-type="float">
            <text:p>159.42</text:p>
          </table:table-cell>
          <table:table-cell office:value-type="float" office:value="954348.6" calcext:value-type="float">
            <text:p>954348.6</text:p>
          </table:table-cell>
          <table:table-cell office:value-type="float" office:value="62.48" calcext:value-type="float">
            <text:p>62.48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84" calcext:value-type="float">
            <text:p>84</text:p>
          </table:table-cell>
          <table:table-cell office:value-type="float" office:value="159.42" calcext:value-type="float">
            <text:p>159.42</text:p>
          </table:table-cell>
          <table:table-cell office:value-type="float" office:value="954348.6" calcext:value-type="float">
            <text:p>954348.6</text:p>
          </table:table-cell>
          <table:table-cell office:value-type="float" office:value="62.48" calcext:value-type="float">
            <text:p>62.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86.2717134849" calcext:value-type="float">
            <text:p>5986.2717134849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85" calcext:value-type="float">
            <text:p>85</text:p>
          </table:table-cell>
          <table:table-cell office:value-type="float" office:value="159.18" calcext:value-type="float">
            <text:p>159.18</text:p>
          </table:table-cell>
          <table:table-cell office:value-type="float" office:value="988629.98" calcext:value-type="float">
            <text:p>988629.98</text:p>
          </table:table-cell>
          <table:table-cell office:value-type="float" office:value="65.58" calcext:value-type="float">
            <text:p>65.58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85" calcext:value-type="float">
            <text:p>85</text:p>
          </table:table-cell>
          <table:table-cell office:value-type="float" office:value="159.18" calcext:value-type="float">
            <text:p>159.18</text:p>
          </table:table-cell>
          <table:table-cell office:value-type="float" office:value="988629.98" calcext:value-type="float">
            <text:p>988629.98</text:p>
          </table:table-cell>
          <table:table-cell office:value-type="float" office:value="65.58" calcext:value-type="float">
            <text:p>65.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10.8987443274" calcext:value-type="float">
            <text:p>6210.8987443274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86" calcext:value-type="float">
            <text:p>86</text:p>
          </table:table-cell>
          <table:table-cell office:value-type="float" office:value="161.21" calcext:value-type="float">
            <text:p>161.21</text:p>
          </table:table-cell>
          <table:table-cell office:value-type="float" office:value="999107.02" calcext:value-type="float">
            <text:p>999107.02</text:p>
          </table:table-cell>
          <table:table-cell office:value-type="float" office:value="66.75" calcext:value-type="float">
            <text:p>66.75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86" calcext:value-type="float">
            <text:p>86</text:p>
          </table:table-cell>
          <table:table-cell office:value-type="float" office:value="161.21" calcext:value-type="float">
            <text:p>161.21</text:p>
          </table:table-cell>
          <table:table-cell office:value-type="float" office:value="999107.02" calcext:value-type="float">
            <text:p>999107.02</text:p>
          </table:table-cell>
          <table:table-cell office:value-type="float" office:value="66.75" calcext:value-type="float">
            <text:p>66.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197.66510982446" calcext:value-type="float">
            <text:p>6197.66510982446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87" calcext:value-type="float">
            <text:p>87</text:p>
          </table:table-cell>
          <table:table-cell office:value-type="float" office:value="164.16" calcext:value-type="float">
            <text:p>164.16</text:p>
          </table:table-cell>
          <table:table-cell office:value-type="float" office:value="1014700.42" calcext:value-type="float">
            <text:p>1014700.42</text:p>
          </table:table-cell>
          <table:table-cell office:value-type="float" office:value="65.41" calcext:value-type="float">
            <text:p>65.4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87" calcext:value-type="float">
            <text:p>87</text:p>
          </table:table-cell>
          <table:table-cell office:value-type="float" office:value="164.16" calcext:value-type="float">
            <text:p>164.16</text:p>
          </table:table-cell>
          <table:table-cell office:value-type="float" office:value="1014700.42" calcext:value-type="float">
            <text:p>1014700.42</text:p>
          </table:table-cell>
          <table:table-cell office:value-type="float" office:value="65.41" calcext:value-type="float">
            <text:p>65.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181.00970501403" calcext:value-type="float">
            <text:p>6181.00970501403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88" calcext:value-type="float">
            <text:p>88</text:p>
          </table:table-cell>
          <table:table-cell office:value-type="float" office:value="165.3" calcext:value-type="float">
            <text:p>165.3</text:p>
          </table:table-cell>
          <table:table-cell office:value-type="float" office:value="980569.83" calcext:value-type="float">
            <text:p>980569.83</text:p>
          </table:table-cell>
          <table:table-cell office:value-type="float" office:value="63.93" calcext:value-type="float">
            <text:p>63.93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88" calcext:value-type="float">
            <text:p>88</text:p>
          </table:table-cell>
          <table:table-cell office:value-type="float" office:value="165.3" calcext:value-type="float">
            <text:p>165.3</text:p>
          </table:table-cell>
          <table:table-cell office:value-type="float" office:value="980569.83" calcext:value-type="float">
            <text:p>980569.83</text:p>
          </table:table-cell>
          <table:table-cell office:value-type="float" office:value="63.93" calcext:value-type="float">
            <text:p>63.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32.09159186523" calcext:value-type="float">
            <text:p>5932.09159186523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89" calcext:value-type="float">
            <text:p>89</text:p>
          </table:table-cell>
          <table:table-cell office:value-type="float" office:value="168.03" calcext:value-type="float">
            <text:p>168.03</text:p>
          </table:table-cell>
          <table:table-cell office:value-type="float" office:value="1065499.49" calcext:value-type="float">
            <text:p>1065499.49</text:p>
          </table:table-cell>
          <table:table-cell office:value-type="float" office:value="68.27" calcext:value-type="float">
            <text:p>68.27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89" calcext:value-type="float">
            <text:p>89</text:p>
          </table:table-cell>
          <table:table-cell office:value-type="float" office:value="168.03" calcext:value-type="float">
            <text:p>168.03</text:p>
          </table:table-cell>
          <table:table-cell office:value-type="float" office:value="1065499.49" calcext:value-type="float">
            <text:p>1065499.49</text:p>
          </table:table-cell>
          <table:table-cell office:value-type="float" office:value="68.27" calcext:value-type="float">
            <text:p>68.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341.23440955248" calcext:value-type="float">
            <text:p>6341.23440955248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90" calcext:value-type="float">
            <text:p>90</text:p>
          </table:table-cell>
          <table:table-cell office:value-type="float" office:value="173.35" calcext:value-type="float">
            <text:p>173.35</text:p>
          </table:table-cell>
          <table:table-cell office:value-type="float" office:value="1068158.34" calcext:value-type="float">
            <text:p>1068158.34</text:p>
          </table:table-cell>
          <table:table-cell office:value-type="float" office:value="68.64" calcext:value-type="float">
            <text:p>68.64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90" calcext:value-type="float">
            <text:p>90</text:p>
          </table:table-cell>
          <table:table-cell office:value-type="float" office:value="173.35" calcext:value-type="float">
            <text:p>173.35</text:p>
          </table:table-cell>
          <table:table-cell office:value-type="float" office:value="1068158.34" calcext:value-type="float">
            <text:p>1068158.34</text:p>
          </table:table-cell>
          <table:table-cell office:value-type="float" office:value="68.64" calcext:value-type="float">
            <text:p>68.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161.93265523288" calcext:value-type="float">
            <text:p>6161.93265523288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91" calcext:value-type="float">
            <text:p>91</text:p>
          </table:table-cell>
          <table:table-cell office:value-type="float" office:value="171.14" calcext:value-type="float">
            <text:p>171.14</text:p>
          </table:table-cell>
          <table:table-cell office:value-type="float" office:value="1036672.39" calcext:value-type="float">
            <text:p>1036672.39</text:p>
          </table:table-cell>
          <table:table-cell office:value-type="float" office:value="67.45" calcext:value-type="float">
            <text:p>67.45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91" calcext:value-type="float">
            <text:p>91</text:p>
          </table:table-cell>
          <table:table-cell office:value-type="float" office:value="171.14" calcext:value-type="float">
            <text:p>171.14</text:p>
          </table:table-cell>
          <table:table-cell office:value-type="float" office:value="1036672.39" calcext:value-type="float">
            <text:p>1036672.39</text:p>
          </table:table-cell>
          <table:table-cell office:value-type="float" office:value="67.45" calcext:value-type="float">
            <text:p>67.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57.56254409888" calcext:value-type="float">
            <text:p>6057.56254409888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92" calcext:value-type="float">
            <text:p>92</text:p>
          </table:table-cell>
          <table:table-cell office:value-type="float" office:value="177.38" calcext:value-type="float">
            <text:p>177.38</text:p>
          </table:table-cell>
          <table:table-cell office:value-type="float" office:value="1092808.78" calcext:value-type="float">
            <text:p>1092808.78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92" calcext:value-type="float">
            <text:p>92</text:p>
          </table:table-cell>
          <table:table-cell office:value-type="float" office:value="177.38" calcext:value-type="float">
            <text:p>177.38</text:p>
          </table:table-cell>
          <table:table-cell office:value-type="float" office:value="1092808.78" calcext:value-type="float">
            <text:p>1092808.78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160.67183231655" calcext:value-type="float">
            <text:p>6160.67183231655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93" calcext:value-type="float">
            <text:p>93</text:p>
          </table:table-cell>
          <table:table-cell office:value-type="float" office:value="171.4" calcext:value-type="float">
            <text:p>171.4</text:p>
          </table:table-cell>
          <table:table-cell office:value-type="float" office:value="1046526.13" calcext:value-type="float">
            <text:p>1046526.13</text:p>
          </table:table-cell>
          <table:table-cell office:value-type="float" office:value="69.54" calcext:value-type="float">
            <text:p>69.54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93" calcext:value-type="float">
            <text:p>93</text:p>
          </table:table-cell>
          <table:table-cell office:value-type="float" office:value="171.4" calcext:value-type="float">
            <text:p>171.4</text:p>
          </table:table-cell>
          <table:table-cell office:value-type="float" office:value="1046526.13" calcext:value-type="float">
            <text:p>1046526.13</text:p>
          </table:table-cell>
          <table:table-cell office:value-type="float" office:value="69.54" calcext:value-type="float">
            <text:p>69.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105.70207562457" calcext:value-type="float">
            <text:p>6105.70207562457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94" calcext:value-type="float">
            <text:p>94</text:p>
          </table:table-cell>
          <table:table-cell office:value-type="float" office:value="174.05" calcext:value-type="float">
            <text:p>174.05</text:p>
          </table:table-cell>
          <table:table-cell office:value-type="float" office:value="1090071.41" calcext:value-type="float">
            <text:p>1090071.41</text:p>
          </table:table-cell>
          <table:table-cell office:value-type="float" office:value="70.76" calcext:value-type="float">
            <text:p>70.76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94" calcext:value-type="float">
            <text:p>94</text:p>
          </table:table-cell>
          <table:table-cell office:value-type="float" office:value="174.05" calcext:value-type="float">
            <text:p>174.05</text:p>
          </table:table-cell>
          <table:table-cell office:value-type="float" office:value="1090071.41" calcext:value-type="float">
            <text:p>1090071.41</text:p>
          </table:table-cell>
          <table:table-cell office:value-type="float" office:value="70.76" calcext:value-type="float">
            <text:p>70.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62.94984444094" calcext:value-type="float">
            <text:p>6262.94984444094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95" calcext:value-type="float">
            <text:p>95</text:p>
          </table:table-cell>
          <table:table-cell office:value-type="float" office:value="178.02" calcext:value-type="float">
            <text:p>178.02</text:p>
          </table:table-cell>
          <table:table-cell office:value-type="float" office:value="1073174.99" calcext:value-type="float">
            <text:p>1073174.99</text:p>
          </table:table-cell>
          <table:table-cell office:value-type="float" office:value="70.52" calcext:value-type="float">
            <text:p>70.52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95" calcext:value-type="float">
            <text:p>95</text:p>
          </table:table-cell>
          <table:table-cell office:value-type="float" office:value="178.02" calcext:value-type="float">
            <text:p>178.02</text:p>
          </table:table-cell>
          <table:table-cell office:value-type="float" office:value="1073174.99" calcext:value-type="float">
            <text:p>1073174.99</text:p>
          </table:table-cell>
          <table:table-cell office:value-type="float" office:value="70.52" calcext:value-type="float">
            <text:p>70.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28.33559860106" calcext:value-type="float">
            <text:p>6028.33559860106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96" calcext:value-type="float">
            <text:p>96</text:p>
          </table:table-cell>
          <table:table-cell office:value-type="float" office:value="177.43" calcext:value-type="float">
            <text:p>177.43</text:p>
          </table:table-cell>
          <table:table-cell office:value-type="float" office:value="1083335.45" calcext:value-type="float">
            <text:p>1083335.45</text:p>
          </table:table-cell>
          <table:table-cell office:value-type="float" office:value="71.52" calcext:value-type="float">
            <text:p>71.52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96" calcext:value-type="float">
            <text:p>96</text:p>
          </table:table-cell>
          <table:table-cell office:value-type="float" office:value="177.43" calcext:value-type="float">
            <text:p>177.43</text:p>
          </table:table-cell>
          <table:table-cell office:value-type="float" office:value="1083335.45" calcext:value-type="float">
            <text:p>1083335.45</text:p>
          </table:table-cell>
          <table:table-cell office:value-type="float" office:value="71.52" calcext:value-type="float">
            <text:p>71.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105.86611880798" calcext:value-type="float">
            <text:p>6105.86611880798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97" calcext:value-type="float">
            <text:p>97</text:p>
          </table:table-cell>
          <table:table-cell office:value-type="float" office:value="184.72" calcext:value-type="float">
            <text:p>184.72</text:p>
          </table:table-cell>
          <table:table-cell office:value-type="float" office:value="1144333.33" calcext:value-type="float">
            <text:p>1144333.33</text:p>
          </table:table-cell>
          <table:table-cell office:value-type="float" office:value="75.14" calcext:value-type="float">
            <text:p>75.14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97" calcext:value-type="float">
            <text:p>97</text:p>
          </table:table-cell>
          <table:table-cell office:value-type="float" office:value="184.72" calcext:value-type="float">
            <text:p>184.72</text:p>
          </table:table-cell>
          <table:table-cell office:value-type="float" office:value="1144333.33" calcext:value-type="float">
            <text:p>1144333.33</text:p>
          </table:table-cell>
          <table:table-cell office:value-type="float" office:value="75.14" calcext:value-type="float">
            <text:p>75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194.94380421849" calcext:value-type="float">
            <text:p>6194.94380421849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98" calcext:value-type="float">
            <text:p>98</text:p>
          </table:table-cell>
          <table:table-cell office:value-type="float" office:value="184.66" calcext:value-type="float">
            <text:p>184.66</text:p>
          </table:table-cell>
          <table:table-cell office:value-type="float" office:value="1082949.49" calcext:value-type="float">
            <text:p>1082949.49</text:p>
          </table:table-cell>
          <table:table-cell office:value-type="float" office:value="72.02" calcext:value-type="float">
            <text:p>72.02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98" calcext:value-type="float">
            <text:p>98</text:p>
          </table:table-cell>
          <table:table-cell office:value-type="float" office:value="184.66" calcext:value-type="float">
            <text:p>184.66</text:p>
          </table:table-cell>
          <table:table-cell office:value-type="float" office:value="1082949.49" calcext:value-type="float">
            <text:p>1082949.49</text:p>
          </table:table-cell>
          <table:table-cell office:value-type="float" office:value="72.02" calcext:value-type="float">
            <text:p>72.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864.63299412884" calcext:value-type="float">
            <text:p>5864.63299412884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99" calcext:value-type="float">
            <text:p>99</text:p>
          </table:table-cell>
          <table:table-cell office:value-type="float" office:value="186.7" calcext:value-type="float">
            <text:p>186.7</text:p>
          </table:table-cell>
          <table:table-cell office:value-type="float" office:value="1095043.82" calcext:value-type="float">
            <text:p>1095043.82</text:p>
          </table:table-cell>
          <table:table-cell office:value-type="float" office:value="71.65" calcext:value-type="float">
            <text:p>71.65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99" calcext:value-type="float">
            <text:p>99</text:p>
          </table:table-cell>
          <table:table-cell office:value-type="float" office:value="186.7" calcext:value-type="float">
            <text:p>186.7</text:p>
          </table:table-cell>
          <table:table-cell office:value-type="float" office:value="1095043.82" calcext:value-type="float">
            <text:p>1095043.82</text:p>
          </table:table-cell>
          <table:table-cell office:value-type="float" office:value="71.65" calcext:value-type="float">
            <text:p>71.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865.14259095231" calcext:value-type="float">
            <text:p>5865.14259095231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100" calcext:value-type="float">
            <text:p>100</text:p>
          </table:table-cell>
          <table:table-cell office:value-type="float" office:value="185.53" calcext:value-type="float">
            <text:p>185.53</text:p>
          </table:table-cell>
          <table:table-cell office:value-type="float" office:value="1150562.13" calcext:value-type="float">
            <text:p>1150562.13</text:p>
          </table:table-cell>
          <table:table-cell office:value-type="float" office:value="76.23" calcext:value-type="float">
            <text:p>76.23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100" calcext:value-type="float">
            <text:p>100</text:p>
          </table:table-cell>
          <table:table-cell office:value-type="float" office:value="185.53" calcext:value-type="float">
            <text:p>185.53</text:p>
          </table:table-cell>
          <table:table-cell office:value-type="float" office:value="1150562.13" calcext:value-type="float">
            <text:p>1150562.13</text:p>
          </table:table-cell>
          <table:table-cell office:value-type="float" office:value="76.23" calcext:value-type="float">
            <text:p>76.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01.65095362198" calcext:value-type="float">
            <text:p>6201.650953621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04T15:18:26.741127235</dc:date>
    <meta:editing-duration>PT9M4S</meta:editing-duration>
    <meta:editing-cycles>1</meta:editing-cycles>
    <meta:document-statistic meta:table-count="1" meta:cell-count="2357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296cm" svg:y="4.201cm" style:legend-expansion="high" chart:style-name="ch2"/>
        <chart:plot-area chart:style-name="ch3" table:cell-range-address="100_max_data.N1:100_max_data.N197" chart:data-source-has-labels="row" svg:x="0.018cm" svg:y="0.181cm" svg:width="10.654cm" svg:height="8.638cm">
          <chartooo:coordinate-region svg:x="1.195cm" svg:y="0.38cm" svg:width="9.477cm" svg:height="7.5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100_max_data.N2:100_max_data.N197" chart:label-cell-address="100_max_data.N1:100_max_data.N1" chart:class="chart:line">
            <chart:data-point chart:repeated="19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ce/Energy Cost</text:p>
                <draw:g>
                  <svg:desc>100_max_data.N1:100_max_data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100_max_data.N2:100_max_data.N1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72.89724289747">
                <text:p>2872.897242897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40.42169908318">
                <text:p>7940.421699083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14.68952311113">
                <text:p>5014.689523111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37.3526035011">
                <text:p>6237.35260350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98.17113423424">
                <text:p>5798.171134234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60.46879168704">
                <text:p>5360.468791687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320.63968553736">
                <text:p>6320.639685537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35.98086949393">
                <text:p>6735.980869493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39.00628126103">
                <text:p>4339.006281261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35.97492016688">
                <text:p>7035.974920166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12.67634751785">
                <text:p>6812.676347517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52.0562851452">
                <text:p>5352.05628514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33.31205323229">
                <text:p>5333.312053232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52.05808173145">
                <text:p>5652.058081731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21.56123159307">
                <text:p>5321.561231593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37.10492952877">
                <text:p>5437.104929528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46.38311047516">
                <text:p>5246.383110475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99.73132524115">
                <text:p>6099.731325241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33.65231147331">
                <text:p>5333.652311473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75.64099310356">
                <text:p>5875.640993103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83.86649051732">
                <text:p>5583.866490517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305.85131112435">
                <text:p>5305.851311124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405.83893484945">
                <text:p>5405.838934849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88.50977008019">
                <text:p>5588.509770080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23.55444623867">
                <text:p>6023.554446238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10.42572074016">
                <text:p>5410.425720740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434.22797619265">
                <text:p>5434.227976192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511.69393959926">
                <text:p>5511.693939599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265.21992698909">
                <text:p>5265.219926989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555.75671160409">
                <text:p>5555.756711604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583.9992602511">
                <text:p>5583.99926025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01.64262390728">
                <text:p>5701.642623907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24.52146611889">
                <text:p>5924.521466118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368.18305691834">
                <text:p>6368.183056918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999.90945606254">
                <text:p>5999.909456062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630.20527297151">
                <text:p>6630.205272971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867.51579053">
                <text:p>5867.515790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75.95138698027">
                <text:p>5775.951386980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448.85502532753">
                <text:p>6448.855025327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97.66092334303">
                <text:p>5697.660923343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622.76785013404">
                <text:p>5622.767850134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111.85123980719">
                <text:p>6111.851239807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74.65116055233">
                <text:p>5974.651160552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85.91252940102">
                <text:p>5785.912529401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064.2882413248">
                <text:p>6064.28824132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076.90462066057">
                <text:p>6076.904620660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469.20051098211">
                <text:p>5469.200510982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119.90268311874">
                <text:p>6119.902683118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897.22464205543">
                <text:p>5897.224642055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65.21038933511">
                <text:p>5765.210389335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235.99684153087">
                <text:p>6235.996841530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08.90804533224">
                <text:p>6408.908045332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25.24127705313">
                <text:p>6225.241277053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1.46186714509">
                <text:p>5701.461867145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197.09299349892">
                <text:p>6197.092993498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46.28674269778">
                <text:p>6246.286742697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00.29882882962">
                <text:p>6200.298828829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32.08632285864">
                <text:p>5732.086322858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913.3726325312">
                <text:p>5913.37263253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822.29700992525">
                <text:p>5822.297009925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077.94844227271">
                <text:p>6077.948442272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945.4472153165">
                <text:p>5945.44721531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038.88910557068">
                <text:p>6038.889105570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997.3285437838">
                <text:p>5997.32854378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893.35727672123">
                <text:p>5893.357276721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215.617255657">
                <text:p>6215.6172556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776.82841278625">
                <text:p>5776.828412786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190.0268389659">
                <text:p>6190.02683896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208.17351011506">
                <text:p>6208.173510115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037.17877095221">
                <text:p>6037.178770952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769.01040694895">
                <text:p>5769.010406948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828.7913841324">
                <text:p>5828.79138413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24.5779584709">
                <text:p>6224.57795847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283.7139855975">
                <text:p>6283.71398559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074.30135499518">
                <text:p>6074.301354995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990.59860050983">
                <text:p>5990.598600509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944.11364049542">
                <text:p>5944.113640495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218.91885589368">
                <text:p>6218.918855893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926.63147319208">
                <text:p>5926.631473192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206.10067254364">
                <text:p>6206.100672543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697.85392913825">
                <text:p>5697.853929138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852.39676988735">
                <text:p>5852.396769887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591.4988231069">
                <text:p>5591.49882310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050.55580396867">
                <text:p>6050.555803968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716.43631445779">
                <text:p>5716.436314457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902.93830426957">
                <text:p>5902.938304269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22.29117199679">
                <text:p>5722.291171996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101.09646048523">
                <text:p>6101.096460485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087.94658499213">
                <text:p>6087.946584992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174.5852151511">
                <text:p>6174.58521515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079.11965966045">
                <text:p>6079.119659660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306.40206639557">
                <text:p>6306.402066395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997.49948661897">
                <text:p>5997.499486618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970.9539931441">
                <text:p>5970.95399314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949.78802758998">
                <text:p>8949.788027589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336.53391914205">
                <text:p>3336.533919142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314.52765773252">
                <text:p>3314.527657732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493.05980459269">
                <text:p>3493.059804592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671.76341133439">
                <text:p>5671.763411334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929.64177450665">
                <text:p>4929.641774506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979.0718191059">
                <text:p>4979.07181910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82.77178873277">
                <text:p>5382.771788732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609.00432841158">
                <text:p>5609.004328411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271.29206176563">
                <text:p>5271.292061765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218.87287033974">
                <text:p>6218.872870339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152.48939896212">
                <text:p>6152.489398962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397.58256677272">
                <text:p>5397.582566772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944.69747223959">
                <text:p>4944.697472239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985.31600641134">
                <text:p>5985.316006411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665.20697028663">
                <text:p>5665.206970286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511.99268836597">
                <text:p>5511.992688365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02.78514872884">
                <text:p>5902.785148728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631.29774954675">
                <text:p>5631.297749546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388.26620308829">
                <text:p>5388.2662030882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248.56046726911">
                <text:p>6248.560467269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063.41228593222">
                <text:p>5063.412285932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873.03125004917">
                <text:p>5873.031250049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026.8135449103">
                <text:p>6026.813544910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714.87708556472">
                <text:p>5714.877085564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375.54877606905">
                <text:p>6375.548776069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707.64116316255">
                <text:p>5707.641163162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530.04043881318">
                <text:p>5530.040438813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606.54556981392">
                <text:p>5606.545569813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021.06867047602">
                <text:p>6021.068670476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388.92955224345">
                <text:p>5388.929552243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226.6757120382">
                <text:p>5226.67571203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506.20327354322">
                <text:p>5506.203273543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678.91986618058">
                <text:p>5678.919866180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006.4667955244">
                <text:p>6006.46679552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048.6049288684">
                <text:p>6048.60492886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846.4200152388">
                <text:p>5846.42001523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976.03750761517">
                <text:p>5976.037507615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216.94148876094">
                <text:p>6216.941488760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682.38444092622">
                <text:p>5682.384440926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680.85076830444">
                <text:p>6680.850768304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599.35433139786">
                <text:p>5599.354331397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876.58989954552">
                <text:p>5876.589899545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158.81080582684">
                <text:p>6158.810805826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540.86686956344">
                <text:p>6540.866869563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824.77265546537">
                <text:p>5824.772655465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330.14978508587">
                <text:p>6330.149785085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459.01667040796">
                <text:p>6459.016670407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285.3765673632">
                <text:p>6285.37656736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907.61532842482">
                <text:p>5907.615328424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077.88045239656">
                <text:p>6077.880452396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917.30413181628">
                <text:p>5917.304131816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578.67338547872">
                <text:p>5578.6733854787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983.71245843435">
                <text:p>5983.7124584343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818.38543614789">
                <text:p>5818.3854361478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147.54363514897">
                <text:p>6147.543635148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142.6710512991">
                <text:p>6142.67105129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252.37923165182">
                <text:p>6252.379231651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355.62825414356">
                <text:p>6355.628254143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991.05921203147">
                <text:p>5991.059212031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781.81707845435">
                <text:p>5781.817078454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952.88339128711">
                <text:p>5952.883391287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141.51016443138">
                <text:p>6141.510164431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042.38258439257">
                <text:p>6042.382584392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908.17518070545">
                <text:p>5908.175180705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177.77751599211">
                <text:p>6177.777515992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915.76034615923">
                <text:p>5915.760346159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620.63218025588">
                <text:p>5620.632180255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834.91159438352">
                <text:p>5834.911594383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205.17068387493">
                <text:p>6205.1706838749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893.13388083169">
                <text:p>5893.1338808316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390.75811737481">
                <text:p>6390.7581173748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869.42291031108">
                <text:p>5869.422910311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819.7902568656">
                <text:p>5819.79025686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718.71723394724">
                <text:p>5718.717233947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833.23917789312">
                <text:p>5833.239177893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137.59905972536">
                <text:p>6137.599059725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668.03255122346">
                <text:p>5668.0325512234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986.2717134849">
                <text:p>5986.27171348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210.8987443274">
                <text:p>6210.89874432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197.66510982446">
                <text:p>6197.665109824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181.00970501403">
                <text:p>6181.009705014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932.09159186523">
                <text:p>5932.0915918652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341.23440955248">
                <text:p>6341.234409552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161.93265523288">
                <text:p>6161.9326552328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057.56254409888">
                <text:p>6057.562544098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160.67183231655">
                <text:p>6160.671832316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105.70207562457">
                <text:p>6105.702075624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262.94984444094">
                <text:p>6262.9498444409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028.33559860106">
                <text:p>6028.3355986010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105.86611880798">
                <text:p>6105.866118807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194.94380421849">
                <text:p>6194.9438042184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864.63299412884">
                <text:p>5864.6329941288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865.14259095231">
                <text:p>5865.1425909523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201.65095362198">
                <text:p>6201.650953621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